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ans3" svg:font-family="'Liberation Sans'" style:font-adornments="Жирный" style:font-family-generic="swiss" style:font-pitch="variable"/>
    <style:font-face style:name="Liberation Sans4" svg:font-family="'Liberation Sans'" style:font-adornments="Курсив" style:font-family-generic="swiss" style:font-pitch="variable"/>
    <style:font-face style:name="Liberation Sans5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я1" style:family="table">
      <style:table-properties style:width="27.601cm" table:align="margins"/>
    </style:style>
    <style:style style:name="Таблиця1.A" style:family="table-column">
      <style:table-column-properties style:column-width="27.601cm" style:rel-column-width="65535*"/>
    </style:style>
    <style:style style:name="Таблиця1.1" style:family="table-row">
      <style:table-row-properties style:min-row-height="15.401cm"/>
    </style:style>
    <style:style style:name="Таблиця1.A1" style:family="table-cell">
      <style:table-cell-properties style:vertical-align="middle" fo:padding="0cm" fo:border="none"/>
    </style:style>
    <style:style style:name="P1" style:family="paragraph" style:parent-style-name="Standard">
      <style:text-properties style:font-name="Liberation Sans2" fo:font-size="7pt" style:font-size-asian="6.09999990463257pt" style:font-size-complex="7pt"/>
    </style:style>
    <style:style style:name="P2" style:family="paragraph" style:parent-style-name="Шаблон_3a__20_Титульна_20_сторінка">
      <style:text-properties officeooo:rsid="0004dfb5" officeooo:paragraph-rsid="0004dfb5"/>
    </style:style>
    <style:style style:name="P3" style:family="paragraph" style:parent-style-name="Шаблон_3a__20_Заголовок_20_теми">
      <style:paragraph-properties fo:break-before="page"/>
      <style:text-properties officeooo:paragraph-rsid="00070deb"/>
    </style:style>
    <style:style style:name="P4" style:family="paragraph" style:parent-style-name="Шаблон_3a__20_Звичайний_20_текст">
      <style:text-properties officeooo:paragraph-rsid="00070deb"/>
    </style:style>
    <style:style style:name="P5" style:family="paragraph" style:parent-style-name="Шаблон_3a__20_Звичайний_20_текст">
      <style:text-properties officeooo:rsid="0157074d" officeooo:paragraph-rsid="00070deb"/>
    </style:style>
    <style:style style:name="P6" style:family="paragraph" style:parent-style-name="Шаблон_3a__20_Звичайний_20_текст">
      <style:text-properties officeooo:paragraph-rsid="00085ba7"/>
    </style:style>
    <style:style style:name="P7" style:family="paragraph" style:parent-style-name="Шаблон_3a__20_Звичайний_20_текст">
      <style:text-properties officeooo:paragraph-rsid="00088a49"/>
    </style:style>
    <style:style style:name="P8" style:family="paragraph" style:parent-style-name="Шаблон_3a__20_Заголовок_20_теми">
      <style:paragraph-properties fo:break-before="page"/>
      <style:text-properties officeooo:paragraph-rsid="00098fa3"/>
    </style:style>
    <style:style style:name="P9" style:family="paragraph" style:parent-style-name="Шаблон_3a__20_Звичайний_20_текст">
      <style:text-properties officeooo:paragraph-rsid="00098fa3"/>
    </style:style>
    <style:style style:name="P10" style:family="paragraph" style:parent-style-name="Шаблон_3a__20_Заголовок_20_теми">
      <style:paragraph-properties fo:break-before="page"/>
      <style:text-properties officeooo:paragraph-rsid="000e0a1b"/>
    </style:style>
    <style:style style:name="P11" style:family="paragraph" style:parent-style-name="Шаблон_3a__20_Звичайний_20_текст">
      <style:text-properties officeooo:paragraph-rsid="000e0a1b"/>
    </style:style>
    <style:style style:name="P12" style:family="paragraph" style:parent-style-name="Шаблон_3a__20_Текст_20_програми">
      <style:text-properties officeooo:paragraph-rsid="000e0a1b"/>
    </style:style>
    <style:style style:name="P13" style:family="paragraph" style:parent-style-name="Шаблон_3a__20_Звичайний_20_текст">
      <style:text-properties officeooo:paragraph-rsid="00096ea6"/>
    </style:style>
    <style:style style:name="P14" style:family="paragraph" style:parent-style-name="Шаблон_3a__20_Звичайний_20_текст">
      <style:text-properties officeooo:paragraph-rsid="000fb822"/>
    </style:style>
    <style:style style:name="P15" style:family="paragraph" style:parent-style-name="Шаблон_3a__20_Звичайний_20_текст">
      <style:text-properties officeooo:rsid="00c0fc0b" officeooo:paragraph-rsid="0012a09b"/>
    </style:style>
    <style:style style:name="P16" style:family="paragraph" style:parent-style-name="Шаблон_3a__20_Звичайний_20_текст">
      <style:text-properties officeooo:rsid="00c0fc0b" officeooo:paragraph-rsid="00144dc6"/>
    </style:style>
    <style:style style:name="P17" style:family="paragraph" style:parent-style-name="Шаблон_3a__20_Звичайний_20_текст">
      <style:text-properties officeooo:rsid="00c0fc0b" officeooo:paragraph-rsid="0026957b"/>
    </style:style>
    <style:style style:name="P18" style:family="paragraph" style:parent-style-name="Шаблон_3a__20_Звичайний_20_текст">
      <style:text-properties officeooo:rsid="00c0fc0b" officeooo:paragraph-rsid="00285e18"/>
    </style:style>
    <style:style style:name="P19" style:family="paragraph" style:parent-style-name="Шаблон_3a__20_Текст_20_програми">
      <style:text-properties officeooo:paragraph-rsid="001129d5"/>
    </style:style>
    <style:style style:name="P20" style:family="paragraph" style:parent-style-name="Шаблон_3a__20_Звичайний_20_текст">
      <style:text-properties officeooo:paragraph-rsid="00176ee0"/>
    </style:style>
    <style:style style:name="P21" style:family="paragraph" style:parent-style-name="Шаблон_3a__20_Заголовок_20_теми">
      <style:paragraph-properties fo:break-before="page"/>
    </style:style>
    <style:style style:name="P22" style:family="paragraph" style:parent-style-name="Шаблон_3a__20_Звичайний_20_текст">
      <style:text-properties officeooo:paragraph-rsid="001c2ebf"/>
    </style:style>
    <style:style style:name="P23" style:family="paragraph" style:parent-style-name="Шаблон_3a__20_Звичайний_20_текст">
      <style:text-properties officeooo:paragraph-rsid="001ca813"/>
    </style:style>
    <style:style style:name="P24" style:family="paragraph" style:parent-style-name="Шаблон_3a__20_Звичайний_20_текст">
      <style:text-properties officeooo:paragraph-rsid="001efdd5"/>
    </style:style>
    <style:style style:name="P25" style:family="paragraph" style:parent-style-name="Шаблон_3a__20_Звичайний_20_текст">
      <style:text-properties officeooo:rsid="003f9095" officeooo:paragraph-rsid="001f22aa"/>
    </style:style>
    <style:style style:name="P26" style:family="paragraph" style:parent-style-name="Шаблон_3a__20_Звичайний_20_текст">
      <style:text-properties officeooo:rsid="003f9095" officeooo:paragraph-rsid="001f58ef"/>
    </style:style>
    <style:style style:name="P27" style:family="paragraph" style:parent-style-name="Шаблон_3a__20_Звичайний_20_текст">
      <style:text-properties officeooo:rsid="00417074" officeooo:paragraph-rsid="001f58ef"/>
    </style:style>
    <style:style style:name="P28" style:family="paragraph" style:parent-style-name="Шаблон_3a__20_Звичайний_20_текст">
      <style:text-properties officeooo:paragraph-rsid="00205f85"/>
    </style:style>
    <style:style style:name="P29" style:family="paragraph" style:parent-style-name="Шаблон_3a__20_Звичайний_20_текст">
      <style:text-properties officeooo:rsid="00435b49" officeooo:paragraph-rsid="0021c5b9"/>
    </style:style>
    <style:style style:name="P30" style:family="paragraph" style:parent-style-name="Шаблон_3a__20_Звичайний_20_текст">
      <style:text-properties officeooo:rsid="00435b49" officeooo:paragraph-rsid="00257527"/>
    </style:style>
    <style:style style:name="P31" style:family="paragraph" style:parent-style-name="Шаблон_3a__20_Звичайний_20_текст">
      <style:text-properties officeooo:rsid="004a59fe" officeooo:paragraph-rsid="0021c5b9"/>
    </style:style>
    <style:style style:name="P32" style:family="paragraph" style:parent-style-name="Шаблон_3a__20_Звичайний_20_текст">
      <style:text-properties officeooo:rsid="004a59fe" officeooo:paragraph-rsid="00257527"/>
    </style:style>
    <style:style style:name="P33" style:family="paragraph" style:parent-style-name="Шаблон_3a__20_Звичайний_20_текст">
      <style:text-properties officeooo:paragraph-rsid="0021c5b9"/>
    </style:style>
    <style:style style:name="P34" style:family="paragraph" style:parent-style-name="Шаблон_3a__20_Текст_20_програми">
      <style:text-properties officeooo:paragraph-rsid="0021c5b9"/>
    </style:style>
    <style:style style:name="P35" style:family="paragraph" style:parent-style-name="Шаблон_3a__20_Звичайний_20_текст">
      <style:text-properties officeooo:rsid="0091645a" officeooo:paragraph-rsid="00245280"/>
    </style:style>
    <style:style style:name="P36" style:family="paragraph" style:parent-style-name="Шаблон_3a__20_Звичайний_20_текст">
      <style:text-properties officeooo:rsid="00c9b5d1" officeooo:paragraph-rsid="0026957b"/>
    </style:style>
    <style:style style:name="P37" style:family="paragraph" style:parent-style-name="Шаблон_3a__20_Звичайний_20_текст">
      <style:text-properties officeooo:rsid="00c9b5d1" officeooo:paragraph-rsid="00285e18"/>
    </style:style>
    <style:style style:name="P38" style:family="paragraph" style:parent-style-name="Шаблон_3a__20_Звичайний_20_текст">
      <style:text-properties officeooo:rsid="00c9b5d1" officeooo:paragraph-rsid="0026e649"/>
    </style:style>
    <style:style style:name="P39" style:family="paragraph" style:parent-style-name="Шаблон_3a__20_Звичайний_20_текст">
      <style:text-properties officeooo:rsid="00c5ef3d" officeooo:paragraph-rsid="0026957b"/>
    </style:style>
    <style:style style:name="P40" style:family="paragraph" style:parent-style-name="Шаблон_3a__20_Звичайний_20_текст">
      <style:text-properties officeooo:rsid="00c5ef3d" officeooo:paragraph-rsid="00285e18"/>
    </style:style>
    <style:style style:name="P41" style:family="paragraph" style:parent-style-name="Шаблон_3a__20_Звичайний_20_текст">
      <style:text-properties officeooo:paragraph-rsid="0026957b"/>
    </style:style>
    <style:style style:name="P42" style:family="paragraph" style:parent-style-name="Шаблон_3a__20_Текст_20_програми">
      <style:text-properties officeooo:paragraph-rsid="0026957b"/>
    </style:style>
    <style:style style:name="P43" style:family="paragraph" style:parent-style-name="Шаблон_3a__20_Звичайний_20_текст">
      <style:text-properties officeooo:rsid="00cd0928" officeooo:paragraph-rsid="0026957b"/>
    </style:style>
    <style:style style:name="P44" style:family="paragraph" style:parent-style-name="Шаблон_3a__20_Звичайний_20_текст">
      <style:text-properties officeooo:rsid="00d312b6" officeooo:paragraph-rsid="0026e649"/>
    </style:style>
    <style:style style:name="P45" style:family="paragraph" style:parent-style-name="Шаблон_3a__20_Звичайний_20_текст">
      <style:text-properties officeooo:rsid="00dc54f5" officeooo:paragraph-rsid="00285e18"/>
    </style:style>
    <style:style style:name="P46" style:family="paragraph" style:parent-style-name="Шаблон_3a__20_Звичайний_20_текст">
      <style:text-properties officeooo:rsid="00e74202" officeooo:paragraph-rsid="00285e18"/>
    </style:style>
    <style:style style:name="P47" style:family="paragraph" style:parent-style-name="Шаблон_3a__20_Звичайний_20_текст">
      <style:text-properties officeooo:rsid="00e80f8a" officeooo:paragraph-rsid="00285e18"/>
    </style:style>
    <style:style style:name="P48" style:family="paragraph" style:parent-style-name="Шаблон_3a__20_Звичайний_20_текст">
      <style:text-properties officeooo:rsid="00e80f8a" officeooo:paragraph-rsid="0029b2d0"/>
    </style:style>
    <style:style style:name="P49" style:family="paragraph" style:parent-style-name="Шаблон_3a__20_Текст_20_програми">
      <style:text-properties officeooo:paragraph-rsid="001f58ef"/>
    </style:style>
    <style:style style:name="P50" style:family="paragraph" style:parent-style-name="Шаблон_3a__20_Текст_20_програми">
      <style:text-properties officeooo:paragraph-rsid="0026e649"/>
    </style:style>
    <style:style style:name="P51" style:family="paragraph" style:parent-style-name="Шаблон_3a__20_Текст_20_програми">
      <style:text-properties officeooo:paragraph-rsid="00285e18"/>
    </style:style>
    <style:style style:name="P52" style:family="paragraph" style:parent-style-name="Шаблон_3a__20_Текст_20_програми">
      <style:text-properties officeooo:rsid="00de0262" officeooo:paragraph-rsid="00285e18"/>
    </style:style>
    <style:style style:name="P53" style:family="paragraph" style:parent-style-name="Шаблон_3a__20_Звичайний_20_текст">
      <style:text-properties officeooo:rsid="002b0d70" officeooo:paragraph-rsid="002b0d70"/>
    </style:style>
    <style:style style:name="P54" style:family="paragraph" style:parent-style-name="Шаблон_3a__20_Звичайний_20_текст">
      <style:text-properties officeooo:rsid="002c16f2" officeooo:paragraph-rsid="002c16f2"/>
    </style:style>
    <style:style style:name="P55" style:family="paragraph" style:parent-style-name="Шаблон_3a__20_Звичайний_20_текст">
      <style:text-properties officeooo:rsid="002f2223" officeooo:paragraph-rsid="002f2223"/>
    </style:style>
    <style:style style:name="P56" style:family="paragraph" style:parent-style-name="Шаблон_3a__20_Звичайний_20_текст">
      <style:text-properties officeooo:rsid="00331690" officeooo:paragraph-rsid="00331690"/>
    </style:style>
    <style:style style:name="P57" style:family="paragraph" style:parent-style-name="Шаблон_3a__20_Текст_20_програми">
      <style:text-properties officeooo:paragraph-rsid="0033dde6"/>
    </style:style>
    <style:style style:name="P58" style:family="paragraph" style:parent-style-name="Шаблон_3a__20_Звичайний_20_текст">
      <style:text-properties officeooo:rsid="003c5a3c" officeooo:paragraph-rsid="003c5a3c"/>
    </style:style>
    <style:style style:name="P59" style:family="paragraph" style:parent-style-name="Шаблон_3a__20_Звичайний_20_текст">
      <style:text-properties officeooo:rsid="003d9f5e" officeooo:paragraph-rsid="003d9f5e"/>
    </style:style>
    <style:style style:name="P60" style:family="paragraph" style:parent-style-name="Шаблон_3a__20_Звичайний_20_текст">
      <style:text-properties officeooo:rsid="003ed935" officeooo:paragraph-rsid="003ed935"/>
    </style:style>
    <style:style style:name="P61" style:family="paragraph" style:parent-style-name="Шаблон_3a__20_Звичайний_20_текст">
      <style:text-properties officeooo:rsid="0040fdd9" officeooo:paragraph-rsid="0040fdd9"/>
    </style:style>
    <style:style style:name="P62" style:family="paragraph" style:parent-style-name="Шаблон_3a__20_Звичайний_20_текст">
      <style:text-properties officeooo:paragraph-rsid="00257527"/>
    </style:style>
    <style:style style:name="T1" style:family="text">
      <style:text-properties officeooo:rsid="0004dfb5"/>
    </style:style>
    <style:style style:name="T2" style:family="text">
      <style:text-properties officeooo:rsid="00f6db38"/>
    </style:style>
    <style:style style:name="T3" style:family="text">
      <style:text-properties officeooo:rsid="00f4ef1c"/>
    </style:style>
    <style:style style:name="T4" style:family="text">
      <style:text-properties officeooo:rsid="0171fbc3"/>
    </style:style>
    <style:style style:name="T5" style:family="text">
      <style:text-properties officeooo:rsid="01716159"/>
    </style:style>
    <style:style style:name="T6" style:family="text">
      <style:text-properties officeooo:rsid="01639127"/>
    </style:style>
    <style:style style:name="T7" style:family="text">
      <style:text-properties officeooo:rsid="014e9154"/>
    </style:style>
    <style:style style:name="T8" style:family="text">
      <style:text-properties officeooo:rsid="002bb4d5"/>
    </style:style>
    <style:style style:name="T9" style:family="text">
      <style:text-properties officeooo:rsid="012c9913"/>
    </style:style>
    <style:style style:name="T10" style:family="text">
      <style:text-properties officeooo:rsid="0048bfd9"/>
    </style:style>
    <style:style style:name="T11" style:family="text">
      <style:text-properties officeooo:rsid="015103c3"/>
    </style:style>
    <style:style style:name="T12" style:family="text">
      <style:text-properties officeooo:rsid="015238c3"/>
    </style:style>
    <style:style style:name="T13" style:family="text">
      <style:text-properties officeooo:rsid="01548cec"/>
    </style:style>
    <style:style style:name="T14" style:family="text">
      <style:text-properties officeooo:rsid="0157074d"/>
    </style:style>
    <style:style style:name="T15" style:family="text">
      <style:text-properties officeooo:rsid="0163eed0"/>
    </style:style>
    <style:style style:name="T16" style:family="text">
      <style:text-properties officeooo:rsid="01552858"/>
    </style:style>
    <style:style style:name="T17" style:family="text">
      <style:text-properties officeooo:rsid="012ec19f"/>
    </style:style>
    <style:style style:name="T18" style:family="text">
      <style:text-properties officeooo:rsid="0173d52e"/>
    </style:style>
    <style:style style:name="T19" style:family="text">
      <style:text-properties officeooo:rsid="017568d2"/>
    </style:style>
    <style:style style:name="T20" style:family="text">
      <style:text-properties officeooo:rsid="014fda1b"/>
    </style:style>
    <style:style style:name="T21" style:family="text">
      <style:text-properties officeooo:rsid="006883e4"/>
    </style:style>
    <style:style style:name="T22" style:family="text">
      <style:text-properties officeooo:rsid="012fdfc6"/>
    </style:style>
    <style:style style:name="T23" style:family="text">
      <style:text-properties officeooo:rsid="015850a2"/>
    </style:style>
    <style:style style:name="T24" style:family="text">
      <style:text-properties officeooo:rsid="0029cf79"/>
    </style:style>
    <style:style style:name="T25" style:family="text">
      <style:text-properties officeooo:rsid="01766122"/>
    </style:style>
    <style:style style:name="T26" style:family="text">
      <style:text-properties officeooo:rsid="01607995"/>
    </style:style>
    <style:style style:name="T27" style:family="text">
      <style:text-properties officeooo:rsid="00178d8c"/>
    </style:style>
    <style:style style:name="T28" style:family="text">
      <style:text-properties officeooo:rsid="00159c05"/>
    </style:style>
    <style:style style:name="T29" style:family="text">
      <style:text-properties officeooo:rsid="0017776f"/>
    </style:style>
    <style:style style:name="T30" style:family="text">
      <style:text-properties officeooo:rsid="00085ba7"/>
    </style:style>
    <style:style style:name="T31" style:family="text">
      <style:text-properties officeooo:rsid="01234b58"/>
    </style:style>
    <style:style style:name="T32" style:family="text">
      <style:text-properties officeooo:rsid="015a636c"/>
    </style:style>
    <style:style style:name="T33" style:family="text">
      <style:text-properties officeooo:rsid="015c1aab"/>
    </style:style>
    <style:style style:name="T34" style:family="text">
      <style:text-properties officeooo:rsid="006cf68f"/>
    </style:style>
    <style:style style:name="T35" style:family="text">
      <style:text-properties officeooo:rsid="00fa08e0"/>
    </style:style>
    <style:style style:name="T36" style:family="text">
      <style:text-properties officeooo:rsid="005a2322"/>
    </style:style>
    <style:style style:name="T37" style:family="text">
      <style:text-properties officeooo:rsid="017d9a7a"/>
    </style:style>
    <style:style style:name="T38" style:family="text">
      <style:text-properties officeooo:rsid="01778496"/>
    </style:style>
    <style:style style:name="T39" style:family="text">
      <style:text-properties officeooo:rsid="0171f660"/>
    </style:style>
    <style:style style:name="T40" style:family="text">
      <style:text-properties officeooo:rsid="00fd00d0"/>
    </style:style>
    <style:style style:name="T41" style:family="text">
      <style:text-properties officeooo:rsid="001b19fd"/>
    </style:style>
    <style:style style:name="T42" style:family="text">
      <style:text-properties officeooo:rsid="006e0c5a"/>
    </style:style>
    <style:style style:name="T43" style:family="text">
      <style:text-properties officeooo:rsid="006f1000"/>
    </style:style>
    <style:style style:name="T44" style:family="text">
      <style:text-properties officeooo:rsid="015df26a"/>
    </style:style>
    <style:style style:name="T45" style:family="text">
      <style:text-properties officeooo:rsid="017c2cf6"/>
    </style:style>
    <style:style style:name="T46" style:family="text">
      <style:text-properties officeooo:rsid="017a2e85"/>
    </style:style>
    <style:style style:name="T47" style:family="text">
      <style:text-properties officeooo:rsid="0070016d"/>
    </style:style>
    <style:style style:name="T48" style:family="text">
      <style:text-properties officeooo:rsid="017a4721"/>
    </style:style>
    <style:style style:name="T49" style:family="text">
      <style:text-properties officeooo:rsid="00fd6b17"/>
    </style:style>
    <style:style style:name="T50" style:family="text">
      <style:text-properties officeooo:rsid="0020e673"/>
    </style:style>
    <style:style style:name="T51" style:family="text">
      <style:text-properties officeooo:rsid="0070c60e"/>
    </style:style>
    <style:style style:name="T52" style:family="text">
      <style:text-properties officeooo:rsid="00714e2c"/>
    </style:style>
    <style:style style:name="T53" style:family="text">
      <style:text-properties officeooo:rsid="002e21df"/>
    </style:style>
    <style:style style:name="T54" style:family="text">
      <style:text-properties officeooo:rsid="007212e4"/>
    </style:style>
    <style:style style:name="T55" style:family="text">
      <style:text-properties officeooo:rsid="001ddbb0"/>
    </style:style>
    <style:style style:name="T56" style:family="text">
      <style:text-properties officeooo:rsid="00739634"/>
    </style:style>
    <style:style style:name="T57" style:family="text">
      <style:text-properties officeooo:rsid="0074d508"/>
    </style:style>
    <style:style style:name="T58" style:family="text">
      <style:text-properties officeooo:rsid="00242859"/>
    </style:style>
    <style:style style:name="T59" style:family="text">
      <style:text-properties officeooo:rsid="01295cd9"/>
    </style:style>
    <style:style style:name="T60" style:family="text">
      <style:text-properties officeooo:rsid="016e0634"/>
    </style:style>
    <style:style style:name="T61" style:family="text">
      <style:text-properties officeooo:rsid="00b96cba"/>
    </style:style>
    <style:style style:name="T62" style:family="text">
      <style:text-properties officeooo:rsid="017f3fa5"/>
    </style:style>
    <style:style style:name="T63" style:family="text">
      <style:text-properties officeooo:rsid="0180b551"/>
    </style:style>
    <style:style style:name="T64" style:family="text">
      <style:text-properties officeooo:rsid="000e0a1b"/>
    </style:style>
    <style:style style:name="T65" style:family="text">
      <style:text-properties officeooo:rsid="000fb822"/>
    </style:style>
    <style:style style:name="T66" style:family="text">
      <style:text-properties officeooo:rsid="00c1e200"/>
    </style:style>
    <style:style style:name="T67" style:family="text">
      <style:text-properties officeooo:rsid="00c226bf"/>
    </style:style>
    <style:style style:name="T68" style:family="text">
      <style:text-properties officeooo:rsid="00cfb62f"/>
    </style:style>
    <style:style style:name="T69" style:family="text">
      <style:text-properties officeooo:rsid="011487b9"/>
    </style:style>
    <style:style style:name="T70" style:family="text">
      <style:text-properties officeooo:rsid="00c39ed9"/>
    </style:style>
    <style:style style:name="T71" style:family="text">
      <style:text-properties officeooo:rsid="01160143"/>
    </style:style>
    <style:style style:name="T72" style:family="text">
      <style:text-properties officeooo:rsid="00c5ef3d"/>
    </style:style>
    <style:style style:name="T73" style:family="text">
      <style:text-properties officeooo:rsid="00144dc6"/>
    </style:style>
    <style:style style:name="T74" style:family="text">
      <style:text-properties officeooo:rsid="00158642"/>
    </style:style>
    <style:style style:name="T75" style:family="text">
      <style:text-properties officeooo:rsid="00176ee0"/>
    </style:style>
    <style:style style:name="T76" style:family="text">
      <style:text-properties officeooo:rsid="0018d2c2"/>
    </style:style>
    <style:style style:name="T77" style:family="text">
      <style:text-properties officeooo:rsid="00337774"/>
    </style:style>
    <style:style style:name="T78" style:family="text">
      <style:text-properties officeooo:rsid="0033da30"/>
    </style:style>
    <style:style style:name="T79" style:family="text">
      <style:text-properties officeooo:rsid="00f8bb7d"/>
    </style:style>
    <style:style style:name="T80" style:family="text">
      <style:text-properties officeooo:rsid="0131a9d2"/>
    </style:style>
    <style:style style:name="T81" style:family="text">
      <style:text-properties officeooo:rsid="003c35f6"/>
    </style:style>
    <style:style style:name="T82" style:family="text">
      <style:text-properties officeooo:rsid="00435b49"/>
    </style:style>
    <style:style style:name="T83" style:family="text">
      <style:text-properties officeooo:rsid="007ee637"/>
    </style:style>
    <style:style style:name="T84" style:family="text">
      <style:text-properties officeooo:rsid="00363bc1"/>
    </style:style>
    <style:style style:name="T85" style:family="text">
      <style:text-properties officeooo:rsid="003ba2b9"/>
    </style:style>
    <style:style style:name="T86" style:family="text">
      <style:text-properties officeooo:rsid="00f396cf"/>
    </style:style>
    <style:style style:name="T87" style:family="text">
      <style:text-properties officeooo:rsid="00467f00"/>
    </style:style>
    <style:style style:name="T88" style:family="text">
      <style:text-properties officeooo:rsid="008050d1"/>
    </style:style>
    <style:style style:name="T89" style:family="text">
      <style:text-properties officeooo:rsid="00ff1690"/>
    </style:style>
    <style:style style:name="T90" style:family="text">
      <style:text-properties officeooo:rsid="013b310e"/>
    </style:style>
    <style:style style:name="T91" style:family="text">
      <style:text-properties officeooo:rsid="004a59fe"/>
    </style:style>
    <style:style style:name="T92" style:family="text">
      <style:text-properties officeooo:rsid="0082a58b"/>
    </style:style>
    <style:style style:name="T93" style:family="text">
      <style:text-properties officeooo:rsid="001efdd5"/>
    </style:style>
    <style:style style:name="T94" style:family="text">
      <style:text-properties officeooo:rsid="004724ea"/>
    </style:style>
    <style:style style:name="T95" style:family="text">
      <style:text-properties officeooo:rsid="0167d21f"/>
    </style:style>
    <style:style style:name="T96" style:family="text">
      <style:text-properties officeooo:rsid="00ff84f8"/>
    </style:style>
    <style:style style:name="T97" style:family="text">
      <style:text-properties officeooo:rsid="001f22aa"/>
    </style:style>
    <style:style style:name="T98" style:family="text">
      <style:text-properties officeooo:rsid="008c4d75"/>
    </style:style>
    <style:style style:name="T99" style:family="text">
      <style:text-properties officeooo:rsid="00413ff8"/>
    </style:style>
    <style:style style:name="T100" style:family="text">
      <style:text-properties officeooo:rsid="001f58ef"/>
    </style:style>
    <style:style style:name="T101" style:family="text">
      <style:text-properties officeooo:rsid="016ff8f4"/>
    </style:style>
    <style:style style:name="T102" style:family="text">
      <style:text-properties officeooo:rsid="00481b4f"/>
    </style:style>
    <style:style style:name="T103" style:family="text">
      <style:text-properties officeooo:rsid="00497833"/>
    </style:style>
    <style:style style:name="T104" style:family="text">
      <style:text-properties officeooo:rsid="010129d1"/>
    </style:style>
    <style:style style:name="T105" style:family="text">
      <style:text-properties officeooo:rsid="004a9b06"/>
    </style:style>
    <style:style style:name="T106" style:family="text">
      <style:text-properties officeooo:rsid="0102e8ff"/>
    </style:style>
    <style:style style:name="T107" style:family="text">
      <style:text-properties officeooo:rsid="0103e750"/>
    </style:style>
    <style:style style:name="T108" style:family="text">
      <style:text-properties officeooo:rsid="0021c5b9"/>
    </style:style>
    <style:style style:name="T109" style:family="text">
      <style:text-properties officeooo:rsid="0096f9e3"/>
    </style:style>
    <style:style style:name="T110" style:family="text">
      <style:text-properties officeooo:rsid="0098eb93"/>
    </style:style>
    <style:style style:name="T111" style:family="text">
      <style:text-properties officeooo:rsid="009fef24"/>
    </style:style>
    <style:style style:name="T112" style:family="text">
      <style:text-properties officeooo:rsid="00a1ce3c"/>
    </style:style>
    <style:style style:name="T113" style:family="text">
      <style:text-properties officeooo:rsid="00a150b3"/>
    </style:style>
    <style:style style:name="T114" style:family="text">
      <style:text-properties officeooo:rsid="00a029cb"/>
    </style:style>
    <style:style style:name="T115" style:family="text">
      <style:text-properties officeooo:rsid="0169a7eb"/>
    </style:style>
    <style:style style:name="T116" style:family="text">
      <style:text-properties officeooo:rsid="008ebfca"/>
    </style:style>
    <style:style style:name="T117" style:family="text">
      <style:text-properties officeooo:rsid="00257527"/>
    </style:style>
    <style:style style:name="T118" style:family="text">
      <style:text-properties officeooo:rsid="00d38ec4"/>
    </style:style>
    <style:style style:name="T119" style:family="text">
      <style:text-properties style:font-name="Liberation Sans1" style:font-name-asian="Liberation Sans1" style:font-name-complex="Liberation Sans1"/>
    </style:style>
    <style:style style:name="T120" style:family="text">
      <style:text-properties style:font-name="Liberation Sans1" officeooo:rsid="00d38ec4" style:font-name-asian="Liberation Sans1" style:font-name-complex="Liberation Sans1"/>
    </style:style>
    <style:style style:name="T121" style:family="text">
      <style:text-properties style:font-name="Liberation Sans1" officeooo:rsid="00d312b6" style:font-name-asian="Liberation Sans1" style:font-name-complex="Liberation Sans1"/>
    </style:style>
    <style:style style:name="T122" style:family="text">
      <style:text-properties style:font-name="Liberation Sans2" style:font-name-asian="Tahoma" style:font-name-complex="Lohit Devanagari2"/>
    </style:style>
    <style:style style:name="T123" style:family="text">
      <style:text-properties style:font-name="Liberation Sans2" officeooo:rsid="00f8bb7d" style:font-name-asian="Tahoma" style:font-name-complex="Lohit Devanagari2"/>
    </style:style>
    <style:style style:name="T124" style:family="text">
      <style:text-properties style:font-name="Liberation Sans2" officeooo:rsid="0117ba41" style:font-name-asian="Tahoma" style:font-name-complex="Lohit Devanagari2"/>
    </style:style>
    <style:style style:name="T125" style:family="text">
      <style:text-properties style:font-name="Liberation Sans2" officeooo:rsid="00d38ec4" style:font-name-asian="Tahoma" style:font-name-complex="Lohit Devanagari2"/>
    </style:style>
    <style:style style:name="T126" style:family="text">
      <style:text-properties style:font-name="Liberation Sans2" officeooo:rsid="00d48612" style:font-name-asian="Tahoma" style:font-name-complex="Lohit Devanagari2"/>
    </style:style>
    <style:style style:name="T127" style:family="text">
      <style:text-properties style:font-name="Liberation Sans2" officeooo:rsid="00cfb62f" style:font-name-asian="Tahoma" style:font-name-complex="Lohit Devanagari2"/>
    </style:style>
    <style:style style:name="T128" style:family="text">
      <style:text-properties style:font-name="Liberation Sans2" officeooo:rsid="00d312b6" style:font-name-asian="Tahoma" style:font-name-complex="Lohit Devanagari2"/>
    </style:style>
    <style:style style:name="T129" style:family="text">
      <style:text-properties style:font-name="Liberation Sans2" officeooo:rsid="00cdddac" style:font-name-asian="Tahoma" style:font-name-complex="Lohit Devanagari2"/>
    </style:style>
    <style:style style:name="T130" style:family="text">
      <style:text-properties style:font-name="Liberation Sans2" officeooo:rsid="011809fb" style:font-name-asian="Tahoma" style:font-name-complex="Lohit Devanagari2"/>
    </style:style>
    <style:style style:name="T131" style:family="text">
      <style:text-properties style:font-name="Liberation Sans2" officeooo:rsid="00d181c4" style:font-name-asian="Tahoma" style:font-name-complex="Lohit Devanagari2"/>
    </style:style>
    <style:style style:name="T132" style:family="text">
      <style:text-properties style:font-name="Liberation Sans2" officeooo:rsid="0118ea85" style:font-name-asian="Tahoma" style:font-name-complex="Lohit Devanagari2"/>
    </style:style>
    <style:style style:name="T133" style:family="text">
      <style:text-properties style:font-name="Liberation Sans2" officeooo:rsid="00d7726c" style:font-name-asian="Tahoma" style:font-name-complex="Lohit Devanagari2"/>
    </style:style>
    <style:style style:name="T134" style:family="text">
      <style:text-properties style:font-name="Liberation Sans2" officeooo:rsid="00e3ec9a" style:font-name-asian="Tahoma" style:font-name-complex="Lohit Devanagari2"/>
    </style:style>
    <style:style style:name="T135" style:family="text">
      <style:text-properties style:font-name="Liberation Sans2" officeooo:rsid="00e5599a" style:font-name-asian="Tahoma" style:font-name-complex="Lohit Devanagari2"/>
    </style:style>
    <style:style style:name="T136" style:family="text">
      <style:text-properties style:font-name="Liberation Sans2" officeooo:rsid="00de8cf2" style:font-name-asian="Tahoma" style:font-name-complex="Lohit Devanagari2"/>
    </style:style>
    <style:style style:name="T137" style:family="text">
      <style:text-properties style:font-name="Liberation Sans2" officeooo:rsid="00dc54f5" style:font-name-asian="Tahoma" style:font-name-complex="Lohit Devanagari2"/>
    </style:style>
    <style:style style:name="T138" style:family="text">
      <style:text-properties style:font-name="Liberation Sans2" officeooo:rsid="0026e649" style:font-name-asian="Tahoma" style:font-name-complex="Lohit Devanagari2"/>
    </style:style>
    <style:style style:name="T139" style:family="text">
      <style:text-properties style:font-name="Liberation Sans2" officeooo:rsid="00c39ed9" style:font-name-asian="Tahoma" style:font-name-complex="Lohit Devanagari2"/>
    </style:style>
    <style:style style:name="T140" style:family="text">
      <style:text-properties style:font-name="Liberation Sans2" officeooo:rsid="00c9b5d1" style:font-name-asian="Tahoma" style:font-name-complex="Lohit Devanagari2"/>
    </style:style>
    <style:style style:name="T141" style:family="text">
      <style:text-properties style:font-name="Liberation Sans2" officeooo:rsid="00c939bb" style:font-name-asian="Tahoma" style:font-name-complex="Lohit Devanagari2"/>
    </style:style>
    <style:style style:name="T142" style:family="text">
      <style:text-properties style:font-name="Liberation Sans2" officeooo:rsid="00effa7b" style:font-name-asian="Tahoma" style:font-name-complex="Lohit Devanagari2"/>
    </style:style>
    <style:style style:name="T143" style:family="text">
      <style:text-properties style:font-name="Liberation Sans2" officeooo:rsid="011aa5b0" style:font-name-asian="Tahoma" style:font-name-complex="Lohit Devanagari2"/>
    </style:style>
    <style:style style:name="T144" style:family="text">
      <style:text-properties style:font-name="Liberation Sans2" officeooo:rsid="00e6ac21" style:font-name-asian="Tahoma" style:font-name-complex="Lohit Devanagari2"/>
    </style:style>
    <style:style style:name="T145" style:family="text">
      <style:text-properties style:font-name="Liberation Sans2" officeooo:rsid="00e80f8a" style:font-name-asian="Tahoma" style:font-name-complex="Lohit Devanagari2"/>
    </style:style>
    <style:style style:name="T146" style:family="text">
      <style:text-properties style:font-name="Liberation Sans2" officeooo:rsid="011b7c0d" style:font-name-asian="Tahoma" style:font-name-complex="Lohit Devanagari2"/>
    </style:style>
    <style:style style:name="T147" style:family="text">
      <style:text-properties style:font-name="Liberation Sans2" officeooo:rsid="00285e18" style:font-name-asian="Tahoma" style:font-name-complex="Lohit Devanagari2"/>
    </style:style>
    <style:style style:name="T148" style:family="text">
      <style:text-properties style:font-name="Liberation Sans2" officeooo:rsid="011bc45f" style:font-name-asian="Tahoma" style:font-name-complex="Lohit Devanagari2"/>
    </style:style>
    <style:style style:name="T149" style:family="text">
      <style:text-properties style:font-name="Liberation Sans2" officeooo:rsid="0033dde6" style:font-name-asian="Tahoma" style:font-name-complex="Lohit Devanagari2"/>
    </style:style>
    <style:style style:name="T150" style:family="text">
      <style:text-properties style:font-name-asian="Tahoma" style:font-name-complex="Lohit Devanagari2"/>
    </style:style>
    <style:style style:name="T151" style:family="text">
      <style:text-properties officeooo:rsid="00d38ec4" style:font-name-asian="Tahoma" style:font-name-complex="Lohit Devanagari2"/>
    </style:style>
    <style:style style:name="T152" style:family="text">
      <style:text-properties officeooo:rsid="00cdddac" style:font-name-asian="Tahoma" style:font-name-complex="Lohit Devanagari2"/>
    </style:style>
    <style:style style:name="T153" style:family="text">
      <style:text-properties officeooo:rsid="00cfb62f" style:font-name-asian="Tahoma" style:font-name-complex="Lohit Devanagari2"/>
    </style:style>
    <style:style style:name="T154" style:family="text">
      <style:text-properties officeooo:rsid="00d181c4" style:font-name-asian="Tahoma" style:font-name-complex="Lohit Devanagari2"/>
    </style:style>
    <style:style style:name="T155" style:family="text">
      <style:text-properties officeooo:rsid="00d312b6" style:font-name-asian="Tahoma" style:font-name-complex="Lohit Devanagari2"/>
    </style:style>
    <style:style style:name="T156" style:family="text">
      <style:text-properties officeooo:rsid="00d7726c" style:font-name-asian="Tahoma" style:font-name-complex="Lohit Devanagari2"/>
    </style:style>
    <style:style style:name="T157" style:family="text">
      <style:text-properties officeooo:rsid="00da6344" style:font-name-asian="Tahoma" style:font-name-complex="Lohit Devanagari2"/>
    </style:style>
    <style:style style:name="T158" style:family="text">
      <style:text-properties officeooo:rsid="00c39ed9" style:font-name-asian="Tahoma" style:font-name-complex="Lohit Devanagari2"/>
    </style:style>
    <style:style style:name="T159" style:family="text">
      <style:text-properties officeooo:rsid="00db9e42" style:font-name-asian="Tahoma" style:font-name-complex="Lohit Devanagari2"/>
    </style:style>
    <style:style style:name="T160" style:family="text">
      <style:text-properties officeooo:rsid="00e01e88" style:font-name-asian="Tahoma" style:font-name-complex="Lohit Devanagari2"/>
    </style:style>
    <style:style style:name="T161" style:family="text">
      <style:text-properties officeooo:rsid="00e3ec9a" style:font-name-asian="Tahoma" style:font-name-complex="Lohit Devanagari2"/>
    </style:style>
    <style:style style:name="T162" style:family="text">
      <style:text-properties officeooo:rsid="00e6ac21" style:font-name-asian="Tahoma" style:font-name-complex="Lohit Devanagari2"/>
    </style:style>
    <style:style style:name="T163" style:family="text">
      <style:text-properties officeooo:rsid="00e5599a" style:font-name-asian="Tahoma" style:font-name-complex="Lohit Devanagari2"/>
    </style:style>
    <style:style style:name="T164" style:family="text">
      <style:text-properties officeooo:rsid="00e80f8a" style:font-name-asian="Tahoma" style:font-name-complex="Lohit Devanagari2"/>
    </style:style>
    <style:style style:name="T165" style:family="text">
      <style:text-properties officeooo:rsid="00e98471" style:font-name-asian="Tahoma" style:font-name-complex="Lohit Devanagari2"/>
    </style:style>
    <style:style style:name="T166" style:family="text">
      <style:text-properties officeooo:rsid="00c9b5d1"/>
    </style:style>
    <style:style style:name="T167" style:family="text">
      <style:text-properties officeooo:rsid="00c939bb"/>
    </style:style>
    <style:style style:name="T168" style:family="text">
      <style:text-properties officeooo:rsid="00dcef4c"/>
    </style:style>
    <style:style style:name="T169" style:family="text">
      <style:text-properties officeooo:rsid="00e39c3a"/>
    </style:style>
    <style:style style:name="T170" style:family="text">
      <style:text-properties officeooo:rsid="00e01e88"/>
    </style:style>
    <style:style style:name="T171" style:family="text">
      <style:text-properties officeooo:rsid="0033dde6"/>
    </style:style>
    <style:style style:name="T172" style:family="text">
      <style:text-properties officeooo:rsid="003ae720"/>
    </style:style>
    <style:style style:name="T173" style:family="text">
      <style:text-properties officeooo:rsid="003ed935"/>
    </style:style>
    <style:style style:name="T174" style:family="text">
      <style:text-properties officeooo:rsid="003f2a6e"/>
    </style:style>
    <style:style style:name="T175" style:family="text">
      <style:text-properties officeooo:rsid="0040fdd9"/>
    </style:style>
    <style:style style:name="T176" style:family="text">
      <style:text-properties officeooo:rsid="00428c71"/>
    </style:style>
    <style:style style:name="T177" style:family="text">
      <style:text-properties officeooo:rsid="0044141d"/>
    </style:style>
    <style:style style:name="T178" style:family="text">
      <style:text-properties officeooo:rsid="008fb5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я1" table:style-name="Таблиця1">
        <table:table-column table:style-name="Таблиця1.A"/>
        <table:table-row table:style-name="Таблиця1.1">
          <table:table-cell table:style-name="Таблиця1.A1" office:value-type="string">
            <text:p text:style-name="Шаблон_3a__20_Титульна_20_сторінка">Лекція <text:span text:style-name="T1">6</text:span></text:p>
            <text:p text:style-name="P2">Мультиплексування</text:p>
            <text:p text:style-name="P2">введення-виведення</text:p>
          </table:table-cell>
        </table:table-row>
      </table:table>
      <text:p text:style-name="P1"/>
      <text:p text:style-name="P3"><text:span text:style-name="T2">Ідея</text:span> <text:span text:style-name="T3">мультиплексування </text:span><text:span text:style-name="T2">введення-виведення</text:span></text:p>
      <text:p text:style-name="P5">Якщо потоку треба виконувати введення-виведення для кількох дескрипторів файлів і якщо введення-виведення мож<text:span text:style-name="T4">уть</text:span> бути заблоковані на невизначений час через нестачу ресурсу, тоді потік буде ефективно <text:span text:style-name="T5">(реально) </text:span>працювати з кількома дескрипторами файлів почер<text:span text:style-name="T6">гово</text:span>. Такий сценарій не завжди прийнятний, оскільки час блокування в системних викликах введення-виведення не визначений.</text:p>
      <text:p text:style-name="P4"><text:span text:style-name="Шаблон_3a__20_Термін">Мультиплексування введення-виведення</text:span> – це <text:span text:style-name="T7">пасивне очікування</text:span><text:span text:style-name="T8"> можливості виконати введення-виведення </text:span><text:span text:style-name="T9">без блокування </text:span><text:span text:style-name="T8">для кількох дескрипторів файлів та виконання введення-виведення </text:span><text:span text:style-name="T7">без блокування</text:span><text:span text:style-name="T8"> для тих дескрипторів файлів, для яких опитування показало </text:span><text:span text:style-name="T10">можливість </text:span><text:span text:style-name="T7">це виконати</text:span><text:span text:style-name="T8">. </text:span><text:span text:style-name="T7">Зазвичай ці дії виконуються </text:span><text:span text:style-name="T11">в одному потоці </text:span><text:span text:style-name="T12">програми</text:span><text:span text:style-name="T7"> в циклі. </text:span><text:span text:style-name="T13">Мультиплексування введення-виведення дає змогу одному потоку виконувати введення-виведення для кількох дескрипторів файлів одночасно. Зрозуміло, що один потік не може одночасно виконувати введення-виведення для кількох дескрипторів файлів фізично, </text:span>він буде працювати з ними почер<text:span text:style-name="T15">гово</text:span>, <text:span text:style-name="T13">але мультиплексування введення-виведення дає змогу потоку взагалі не блокуватися в системних </text:span><text:soft-page-break/><text:span text:style-name="T13">викликах введення-виведення через настачу ресурсу. Потік точно знає для якого дескриптора файлу можливо </text:span><text:span text:style-name="T4">застосувати</text:span><text:span text:style-name="T13"> системний виклик введення-виведення, </text:span><text:span text:style-name="T5">не бути заблокованим</text:span><text:span text:style-name="T13"> </text:span><text:span text:style-name="T4">у ньому </text:span><text:span text:style-name="T13">та отримати результат.</text:span></text:p>
      <text:p text:style-name="P4">Альтернативний <text:span text:style-name="T8">підхід </text:span><text:span text:style-name="T16">одночасного введення-виведення для кількох дескрипторів файлів </text:span><text:span text:style-name="T14">в одному потоці </text:span><text:span text:style-name="T7">полягає в постійних викликах</text:span> системних викликів<text:span text:style-name="T17"> введення-виведення без блокування</text:span> почер<text:span text:style-name="T15">гово</text:span> <text:span text:style-name="T7">в циклі</text:span>. Такий <text:span text:style-name="T8">підхід</text:span> призводить до необхідності постійного переходу в режим ядра <text:span text:style-name="T18">під час викликів системних викликів, які можуть нічого не виконати через нестачу ресурс</text:span><text:span text:style-name="T19">ів</text:span>. <text:span text:style-name="T14">Т</text:span>ак<text:span text:style-name="T14">і</text:span> <text:span text:style-name="T14">спроби</text:span> <text:span text:style-name="T7">виконати </text:span>введення-виведення ефективно (реально) <text:span text:style-name="T14">є </text:span>активним <text:span text:style-name="T14">очікуванням можливості виконати введення-виведення для кількох дескрипторів файлів</text:span>.</text:p>
      <text:p text:style-name="P4">Мультиплексування введення-виведення відрізняється від асинхронних <text:span text:style-name="T5">дій</text:span>. <text:span text:style-name="T20">П</text:span>отік, який викликав системний виклик для опитування можливості <text:span text:style-name="T21">виконати </text:span>введення-виведення <text:span text:style-name="T22">без блокування </text:span><text:span text:style-name="T20">для кількох дескрипторів файлів</text:span>, може бути заблокований на невизначений або на максимальний вказаний тайм-аут <text:span text:style-name="T20">(ядро виконає добровільне перемикання контексту)</text:span>. <text:span text:style-name="T20">Потік</text:span>, який <text:span text:style-name="T20">ініцію</text:span><text:span text:style-name="T5">вав</text:span><text:span text:style-name="T20"> </text:span><text:span text:style-name="T5">кілька </text:span><text:span text:style-name="T20">асинхронн</text:span><text:span text:style-name="T23">их</text:span><text:span text:style-name="T20"> </text:span><text:span text:style-name="T5">дій</text:span>, не блокується та продов<text:span text:style-name="T20">жує</text:span> своє виконання.</text:p>
      <text:p text:style-name="P6"><text:soft-page-break/>Мультиплексування введення-виведення може бути застосовано для дескрипторів файлів, які асоційовані з різними об’єктами ядра, <text:span text:style-name="T24">наприклад, </text:span><text:span text:style-name="T25">з</text:span><text:span text:style-name="T24"> </text:span><text:span text:style-name="T26">неіменован</text:span><text:span text:style-name="T25">ими</text:span><text:span text:style-name="T23"> та іменован</text:span><text:span text:style-name="T25">ими</text:span><text:span text:style-name="T23"> канал</text:span><text:span text:style-name="T25">ами</text:span>, <text:span text:style-name="T30">сокетами, </text:span>але практично нема сенсу використовувати мультиплексування введення-виведення для звичайних файлів, <text:span text:style-name="T27">оскільки</text:span> <text:span text:style-name="T28">можливість виконати введення-виведення </text:span><text:span text:style-name="T22">без блокування </text:span><text:span text:style-name="T28">для звичайного файлу завжди успішн</text:span><text:span text:style-name="T29">а</text:span>.</text:p>
      <text:p text:style-name="P7">Є різні <text:span text:style-name="T31">API</text:span> для мультиплексування введення-виведення. Ці <text:span text:style-name="T31">API</text:span> можна поділити на стандартний <text:span text:style-name="T31">API</text:span>, який визначений в POSIX, та альтернативні <text:span text:style-name="T31">API</text:span>, які реалізовані в <text:span text:style-name="T32">конкретних</text:span> ОС. Переносн<text:span text:style-name="T25">а</text:span> програм<text:span text:style-name="T25">а</text:span> ма<text:span text:style-name="T25">є</text:span> послуговуватися <text:span text:style-name="T32">API</text:span>, як<text:span text:style-name="T32">ий</text:span> визначен<text:span text:style-name="T32">ий</text:span> <text:span text:style-name="T32">у</text:span> POSIX. Оптимізован<text:span text:style-name="T25">а</text:span> переносн<text:span text:style-name="T25">а</text:span> програм<text:span text:style-name="T25">а</text:span> визнача<text:span text:style-name="T25">є</text:span> для якої ОС відбувається <text:span text:style-name="T25">її </text:span>компіляція та використ<text:span text:style-name="T24">ову</text:span><text:span text:style-name="T25">є</text:span> більш оптимальн<text:span text:style-name="T32">ий API</text:span>, як<text:span text:style-name="T32">ий</text:span> реалізован<text:span text:style-name="T32">ий</text:span> <text:span text:style-name="T32">у</text:span> цій ОС, <text:span text:style-name="T27">або використову</text:span><text:span text:style-name="T25">є</text:span><text:span text:style-name="T27"> </text:span><text:span text:style-name="T32">API</text:span><text:span text:style-name="T27">, як</text:span><text:span text:style-name="T32">ий</text:span><text:span text:style-name="T27"> визначен</text:span><text:span text:style-name="T32">ий у</text:span><text:span text:style-name="T27"> POSIX.</text:span></text:p>
      <text:p text:style-name="P7">POSIX визначає <text:span text:style-name="T27">три</text:span> функції <text:span text:style-name="Шаблон_3a__20_Ідентифікатор"><text:span text:style-name="T27">pselect()</text:span></text:span><text:span text:style-name="T27">, </text:span><text:span text:style-name="Шаблон_3a__20_Ідентифікатор">select()</text:span> та <text:span text:style-name="Шаблон_3a__20_Ідентифікатор">poll()</text:span> для мультиплексування введення-виведення. <text:span text:style-name="T74">Функція </text:span><text:span text:style-name="Шаблон_3a__20_Ідентифікатор"><text:span text:style-name="T74">pselect()</text:span></text:span><text:span text:style-name="T74"> може працювати з маскою сигналів. Оскільки сигнали не є темою цих лекцій, ця функція не пояснюється. </text:span>Семантика використання цих системних викликів не передбачає створення сталого контексту, який визначає для яких об’єктів ядра перевірятим<text:span text:style-name="T33">у</text:span>ться <text:soft-page-break/>стан<text:span text:style-name="T33">и</text:span>. Цей контекст створюється <text:span text:style-name="T27">ядром </text:span>кожний раз під час виклику цих системних викликів та <text:span text:style-name="T34">звільн</text:span><text:span text:style-name="T35">я</text:span><text:span text:style-name="T34">ється</text:span> після завершення їх<text:span text:style-name="T35">нього</text:span> виконання. Створення цього контексту потребує часу, який пропорційний кількості дескрипторів файлів, вказаних в аргументах. Для одно<text:span text:style-name="T36">кратного</text:span> виклику <text:span text:style-name="T37">цих системних викликів</text:span> <text:span text:style-name="T38">або для </text:span><text:span text:style-name="T37">мультиплексування введення-виведення для </text:span><text:span text:style-name="T38">невеликої кількості дескрипторів файлів </text:span>це не є проблемою (цей контекст <text:span text:style-name="T15">однаково </text:span>треба створювати), але зазвичай ці системні виклики виклика<text:span text:style-name="T34">ються</text:span> в циклі <text:span text:style-name="T35">й</text:span> часто з тою самою або з дещо зміненою множиною дескрипторів файлів, тому створення такого самого або дещо зміненого контексту <text:span text:style-name="T38">для </text:span>кожного виклику є неефективним рішенням.</text:p>
      <text:p text:style-name="P13">Деякі ОС надають <text:span text:style-name="T37">альтернативні</text:span> API для мультиплексування введення-виведення і можливо для рішення інших супутніх задач. Семантик<text:span text:style-name="T5">и</text:span> <text:span text:style-name="T33">ц</text:span><text:span text:style-name="T39">и</text:span><text:span text:style-name="T5">х</text:span><text:span text:style-name="T33"> </text:span>API передбача<text:span text:style-name="T5">ють</text:span> створення сталого контексту <text:span text:style-name="T33">в ядрі, який визначає для яких об’єктів ядра перевірятимуться стани</text:span>. <text:span text:style-name="T38">Відповідно ці API дають змогу реалізовувати ефективніші рішення мультиплексування введення-виведення в програмах користувача, ніж API, який визначений у POSIX.</text:span></text:p>
      <text:p text:style-name="P8"><text:span text:style-name="T75">Повільні системні виклики</text:span> без блокування</text:p>
      <text:p text:style-name="P9">Блокування виконання системного виклику відбувається через н<text:span text:style-name="T40">е</text:span>стачу деякого ресурсу для продовження його виконання <text:span text:style-name="T41">або через семантику системного виклику </text:span><text:span text:style-name="T42">(також через нестачу ресурсу, </text:span><text:span text:style-name="T43">який</text:span><text:span text:style-name="T42"> безпосередньо пов’язан</text:span><text:span text:style-name="T43">ий</text:span><text:span text:style-name="T42"> з об’єктом ядра, для якого викликається системний виклик)</text:span>. Так<text:span text:style-name="T44">е</text:span> блокування є нормальним явищем і мож<text:span text:style-name="T44">е</text:span> відбуватися під час виконання швидк<text:span text:style-name="T44">ого</text:span> та повільн<text:span text:style-name="T44">ого</text:span> системн<text:span text:style-name="T44">ого</text:span> виклик<text:span text:style-name="T44">у</text:span>. Але блокування виконання повільного системного виклику можливо на невизначений час (саме тому він називається <text:span text:style-name="Шаблон_3a__20_Термін">повільним</text:span>). Усі причини неможливості продовжити виконання повільного системного виклику <text:span text:style-name="T45">через настачу запитаного ресурсу </text:span>пов’язані із зовнішніми чинниками для ядра. Заблокован<text:span text:style-name="T44">ий</text:span> повільн<text:span text:style-name="T44">ий</text:span> системн<text:span text:style-name="T44">ий</text:span> виклик <text:span text:style-name="T44">через н</text:span><text:span text:style-name="T15">е</text:span><text:span text:style-name="T44">стачу запитуваного ресурсу </text:span>можна перервати сигнал<text:span text:style-name="T44">о</text:span>м.</text:p>
      <text:p text:style-name="P9">Виконання швидкого системного виклику може бути заблоковано на невизначений час через н<text:span text:style-name="T49">е</text:span>стачу <text:span text:style-name="T48">запитаного</text:span> ресурсу, але це блокування не може бути перервано сигналом. Наприклад, системні виклики <text:span text:style-name="Шаблон_3a__20_Ідентифікатор">read</text:span><text:span text:style-name="Шаблон_3a__20_Ідентифікатор_20_опція"><text:span text:style-name="T50">*</text:span></text:span><text:span text:style-name="Шаблон_3a__20_Ідентифікатор">()</text:span> та <text:span text:style-name="Шаблон_3a__20_Ідентифікатор">write</text:span><text:span text:style-name="Шаблон_3a__20_Ідентифікатор_20_опція"><text:span text:style-name="T50">*</text:span></text:span><text:span text:style-name="Шаблон_3a__20_Ідентифікатор">()</text:span> застосовані для звичайного файлу є швидкими, навіть якщо цей файл<text:span text:style-name="T51"> належить мережевій ФС </text:span><text:span text:style-name="T45">(дані мережевої ФС відправляються іншим сервером, </text:span><text:soft-page-break/><text:span text:style-name="T45">тому цей сервер є зовнішнім чинником для ядра, який визначає коли буде наявним запитаний ресурс)</text:span>.</text:p>
      <text:p text:style-name="P9">Системний виклик, який застосовується до об’єкт<text:span text:style-name="T46">а</text:span> деяк<text:span text:style-name="T47">ого </text:span>механізму синхронізації, також може бути заблокований на невизначений час через неможливість заволодіти цим об’єктом, але виконання такого заблокованого системного виклику неможливо перервати сигналом, оскільки він вважається швидким. <text:span text:style-name="T48">Тобто заволодіти об’єктом деякого механізму синхронізації можна завжди.</text:span></text:p>
      <text:p text:style-name="P9">Також виконання процесу користувача може бути заблоковано на невизначений час через нестачу деякого ресурсу для вирішення виключною ситуації, яка виникла під час <text:span text:style-name="T52">його </text:span>виконання. Наприклад, вирішення сторінкового промаху, який потребує введення-виведення з<text:span text:style-name="T53"> </text:span>мережевою ФС. Таке блокування відбувається неявно для процес<text:span text:style-name="T53">у </text:span>користувача, тому <text:span text:style-name="T52">його також </text:span>неможливо перервати сигналом. Те, що це блокування відбувається неявно, не значить, що <text:span text:style-name="T54">воно</text:span> відбулося не через виконання системного виклику. Наприклад, сторінковий промах міг відбутися під час виконання системн<text:span text:style-name="T54">ого</text:span> виклик<text:span text:style-name="T54">у</text:span> <text:span text:style-name="Шаблон_3a__20_Ідентифікатор"><text:span text:style-name="T76">fstat</text:span></text:span><text:span text:style-name="Шаблон_3a__20_Ідентифікатор">()</text:span>, в якому залучено буфер пам’яті, який належить <text:span text:style-name="T53">не відображеній</text:span> <text:soft-page-break/>віртуальній сторінці простору користувача, <text:span text:style-name="T55">вміст </text:span><text:span text:style-name="T53">якої</text:span><text:span text:style-name="T55"> </text:span><text:span text:style-name="T53">належить файлу </text:span><text:span text:style-name="T55">мережев</text:span><text:span text:style-name="T53">ої</text:span><text:span text:style-name="T55"> ФС.</text:span></text:p>
      <text:p text:style-name="P20">Прапорець статусу <text:span text:style-name="Шаблон_3a__20_Ідентифікатор">O_NONBLOCK</text:span> є ознакою об’єкта ядра, як<text:span text:style-name="T50">ий</text:span> вказує ніколи не блокуватися під час виконання <text:span text:style-name="T75">деяких</text:span> повільн<text:span text:style-name="T75">их</text:span> системн<text:span text:style-name="T75">их</text:span> виклик<text:span text:style-name="T75">ів, застосованих до</text:span><text:span text:style-name="T56"> ц</text:span><text:span text:style-name="T75">ього</text:span><text:span text:style-name="T56"> об’єкт</text:span><text:span text:style-name="T75">у</text:span><text:span text:style-name="T56"> ядра</text:span>.</text:p>
      <text:p text:style-name="P20"><text:span text:style-name="T57">П</text:span><text:span text:style-name="T58">рапорц</text:span><text:span text:style-name="T57">і</text:span><text:span text:style-name="T58"> статусу можна встановити </text:span><text:span text:style-name="T53">командою </text:span><text:span text:style-name="Шаблон_3a__20_Ідентифікатор"><text:span text:style-name="T53">F_SETFL</text:span></text:span><text:span text:style-name="T53"> </text:span><text:span text:style-name="T58">системним викликом </text:span><text:span text:style-name="Шаблон_3a__20_Ідентифікатор"><text:span text:style-name="T58">fcntl()</text:span></text:span><text:span text:style-name="T58">, </text:span><text:span text:style-name="T75">тип третього аргументу повинен бути </text:span><text:span text:style-name="Шаблон_3a__20_Ідентифікатор"><text:span text:style-name="T75">int</text:span></text:span><text:span text:style-name="T75">.</text:span><text:span text:style-name="T58"> </text:span><text:span text:style-name="T75">Прапорці статусу можна отримати командою </text:span><text:span text:style-name="Шаблон_3a__20_Ідентифікатор"><text:span text:style-name="T75">F_GETFL</text:span></text:span><text:span text:style-name="T75"> системним викликом </text:span><text:span text:style-name="Шаблон_3a__20_Ідентифікатор"><text:span text:style-name="T75">fcntl()</text:span></text:span><text:span text:style-name="T75">. </text:span><text:span text:style-name="T57">Прапорці статусу застосовуються до об’єкта ядра, </text:span><text:span text:style-name="T75">який асоційований з вказаним</text:span><text:span text:style-name="T57"> дескриптор</text:span><text:span text:style-name="T75">ом</text:span><text:span text:style-name="T57"> файлу.</text:span></text:p>
      <text:p text:style-name="P20"><text:span text:style-name="T50">З</text:span>азвичай використовують функції, які <text:span text:style-name="T49">дають змогу</text:span> додавати <text:span text:style-name="T59">та</text:span> забирати потрібні прапорці статусу з поточної множини прапорців статусу об’єкта ядра.</text:p>
      <text:p text:style-name="P11">Приклад реалізації цих функцій на C.</text:p>
      <text:p text:style-name="P12">#include &lt;fcntl.h&gt;</text:p>
      <text:p text:style-name="P12"/>
      <text:p text:style-name="P12">void</text:p>
      <text:p text:style-name="P12"><text:soft-page-break/>fd_add_status(int fd, int flags)</text:p>
      <text:p text:style-name="P12">{</text:p>
      <text:p text:style-name="P12"><text:s text:c="4"/>int flags_curr;</text:p>
      <text:p text:style-name="P12"/>
      <text:p text:style-name="P12"><text:s text:c="4"/>flags_curr = fcntl(fd, F_GETFL);</text:p>
      <text:p text:style-name="P12"><text:s text:c="4"/>if (flags_curr &lt; 0)</text:p>
      <text:p text:style-name="P12"><text:s text:c="8"/>exit_err("fd_add_status(): fcntl()");</text:p>
      <text:p text:style-name="P12"><text:s text:c="4"/>if (fcntl(fd, F_SETFL, flags_curr | flags) &lt; 0)</text:p>
      <text:p text:style-name="P12"><text:s text:c="8"/>exit_err("fd_add_status(): fcntl()");</text:p>
      <text:p text:style-name="P12">}</text:p>
      <text:p text:style-name="P12"/>
      <text:p text:style-name="P12">void</text:p>
      <text:p text:style-name="P12">fd_rem_status(int fd, int flags)</text:p>
      <text:p text:style-name="P12">{</text:p>
      <text:p text:style-name="P12"><text:s text:c="4"/>int flags_curr;</text:p>
      <text:p text:style-name="P12"/>
      <text:p text:style-name="P12"><text:s text:c="4"/>flags_curr = fcntl(fd, F_GETFL);</text:p>
      <text:p text:style-name="P12"><text:s text:c="4"/>if (flags_curr &lt; 0)</text:p>
      <text:p text:style-name="P12"><text:s text:c="8"/>exit_err("fd_rem_status(): fcntl()");</text:p>
      <text:p text:style-name="P12"><text:s text:c="4"/>if (fcntl(fd, F_SETFL, flags_curr &amp; ~flags) &lt; 0)</text:p>
      <text:p text:style-name="P12"><text:s text:c="8"/>exit_err("fd_rem_status(): fcntl()");</text:p>
      <text:p text:style-name="P12">}</text:p>
      <text:p text:style-name="P12"/>
      <text:p text:style-name="P12">void</text:p>
      <text:p text:style-name="P12">fd_set_nonblock(int fd)</text:p>
      <text:p text:style-name="P12">{</text:p>
      <text:p text:style-name="P12"><text:s text:c="4"/>fd_add_status(fd, O_NONBLOCK);</text:p>
      <text:p text:style-name="P12">}</text:p>
      <text:p text:style-name="P12"><text:soft-page-break/></text:p>
      <text:p text:style-name="P12">void</text:p>
      <text:p text:style-name="P12">fd_clr_nonblock(int fd)</text:p>
      <text:p text:style-name="P12">{</text:p>
      <text:p text:style-name="P12"><text:s text:c="4"/>fd_rem_status(fd, O_NONBLOCK);</text:p>
      <text:p text:style-name="P12">}</text:p>
      <text:p text:style-name="P10">Стандартн<text:span text:style-name="T60">ий API</text:span></text:p>
      <text:p text:style-name="P14">Системн<text:span text:style-name="T65">ий</text:span> виклик <text:span text:style-name="Шаблон_3a__20_Ідентифікатор">select()</text:span> <text:span text:style-name="T60">поверта</text:span><text:span text:style-name="T65">є</text:span><text:span text:style-name="T60"> інформацію про</text:span> можливість виконати введення-виведення <text:span text:style-name="T9">без блокування </text:span>для <text:span text:style-name="T9">об’єктів ядра, як</text:span><text:span text:style-name="T65">і</text:span><text:span text:style-name="T9"> асоційовані </text:span><text:span text:style-name="T65">з</text:span> дескриптор<text:span text:style-name="T65">ами</text:span> файлі<text:span text:style-name="T65">в</text:span>,<text:span text:style-name="T60"> вказан</text:span><text:span text:style-name="T65">их</text:span><text:span text:style-name="T60"> в множинах дескрипторів файлів.</text:span></text:p>
      <text:p text:style-name="P19">#include &lt;sys/select.h&gt;</text:p>
      <text:p text:style-name="P19"/>
      <text:p text:style-name="P19">int select(int nfds, fd_set *restrict readfds, fd_set *restrict writefds,</text:p>
      <text:p text:style-name="P19"><text:s text:c="8"/>fd_set *restrict exceptfds, struct timeval *restrict timeout);</text:p>
      <text:p text:style-name="P19">void FD_CLR(int fd, fd_set *fds);</text:p>
      <text:p text:style-name="P19">int FD_ISSET(int fd, fd_set *fds);</text:p>
      <text:p text:style-name="P19">void FD_SET(int fd, fd_set *fds);</text:p>
      <text:p text:style-name="P19">void FD_ZERO(fd_set *fds);</text:p>
      <text:p text:style-name="P19"/>
      <text:p text:style-name="P22">Об’єкт типу <text:span text:style-name="Шаблон_3a__20_Ідентифікатор">fd_set</text:span> визначає множину номерів дескрипторів файлів. В об’єкті цього типу можна запам’ятати номери дескрипторів файлів у діапазоні [<text:span text:style-name="Шаблон_3a__20_Ідентифікатор">0</text:span>, <text:span text:style-name="Шаблон_3a__20_Ідентифікатор">FD_SETSIZE</text:span>) (слово «<text:span text:style-name="Шаблон_3a__20_Ідентифікатор">SIZE</text:span>» у назві макросу <text:span text:style-name="Шаблон_3a__20_Ідентифікатор">FD_SETSIZE</text:span> не позначає максимальну кількість номерів дескрипторів файлів). Тип <text:span text:style-name="Шаблон_3a__20_Ідентифікатор">fd_set</text:span> – це структура, тому вміст об’єкта цього типу можна присвоювати, але не можна порівнювати (поля структури не визначені в POSIX, у структурі можуть бути padding bytes, а в <text:soft-page-break/>полях структури можуть бути padding bits). Зазвичай ця структура містить масив об’єктів цілочисельного типу, який використовується як бітова <text:span text:style-name="T77">карта</text:span>.</text:p>
      <text:p text:style-name="P22">Працювати із вмістом об’єкта типу <text:span text:style-name="Шаблон_3a__20_Ідентифікатор">fd_set</text:span> треба за допомогою <text:span text:style-name="Шаблон_3a__20_Ідентифікатор">FD_</text:span><text:span text:style-name="Шаблон_3a__20_Ідентифікатор_20_опція">*</text:span><text:span text:style-name="Шаблон_3a__20_Ідентифікатор">()</text:span>, які <text:span text:style-name="T78">є</text:span> функціями та/або макросами. <text:span text:style-name="Шаблон_3a__20_Ідентифікатор">FD_CLR()</text:span> забирає номер дескриптора файлу <text:span text:style-name="Шаблон_3a__20_Ідентифікатор">fd</text:span> з об’єкту, на який вказує <text:span text:style-name="T79">аргумент</text:span> <text:span text:style-name="Шаблон_3a__20_Ідентифікатор">fds</text:span> (якщо <text:span text:style-name="Шаблон_3a__20_Ідентифікатор">fd</text:span> не був встановлений в об’єкті, тоді це ні на що не впливає). <text:span text:style-name="Шаблон_3a__20_Ідентифікатор">FD_ISSET()</text:span> матиме ненульове значення, якщо номер дескриптора файлу <text:span text:style-name="Шаблон_3a__20_Ідентифікатор">fd</text:span> встановлено в об’єкті, на який вказує <text:span text:style-name="T79">аргумент</text:span> <text:span text:style-name="Шаблон_3a__20_Ідентифікатор">fds</text:span>. <text:span text:style-name="Шаблон_3a__20_Ідентифікатор">FD_SET()</text:span> встановлює номер дескриптора файлу <text:span text:style-name="Шаблон_3a__20_Ідентифікатор">fd</text:span> в об’єкті, на який вказує <text:span text:style-name="T79">аргумент</text:span> <text:span text:style-name="Шаблон_3a__20_Ідентифікатор">fds</text:span> (якщо <text:span text:style-name="Шаблон_3a__20_Ідентифікатор">fd</text:span> вже встановлений в об’єкті, тоді це ні на що не впливає). <text:span text:style-name="Шаблон_3a__20_Ідентифікатор">FD_ZERO()</text:span> ініціалізує об’єкт, на який вказує <text:span text:style-name="T79">аргумент</text:span> <text:span text:style-name="Шаблон_3a__20_Ідентифікатор">fds</text:span>, у цьому об’єкті не буде встановлено жодного номера дескриптора файлу. Якщо <text:span text:style-name="Шаблон_3a__20_Ідентифікатор">fd</text:span> від’ємний, дорівнює або більш<text:span text:style-name="T49">ий</text:span> ніж <text:span text:style-name="Шаблон_3a__20_Ідентифікатор">FD_SETSIZE</text:span>, не є номером дескриптора файлу або якщо аргументи є виразами з побічними діями, тоді поведінка <text:span text:style-name="Шаблон_3a__20_Ідентифікатор">FD_</text:span><text:span text:style-name="Шаблон_3a__20_Ідентифікатор_20_опція">*</text:span><text:span text:style-name="Шаблон_3a__20_Ідентифікатор">()</text:span> не визначена.</text:p>
      <text:p text:style-name="P22"><text:span text:style-name="T79">Кожний з а</text:span>ргумент<text:span text:style-name="T79">ів</text:span> <text:span text:style-name="Шаблон_3a__20_Ідентифікатор">readfds</text:span>, <text:span text:style-name="Шаблон_3a__20_Ідентифікатор">writefds</text:span> <text:span text:style-name="T79">т</text:span>а <text:span text:style-name="Шаблон_3a__20_Ідентифікатор">exceptfds</text:span> мож<text:span text:style-name="T79">е</text:span> бути <text:span text:style-name="T79">null покажчиком</text:span>, у цьому випадку відповідний <text:span text:style-name="T79">аргумент</text:span> ігнорується. Ці <text:span text:style-name="T79">аргументи</text:span> вказують на об’єкти, в яких вказані множини номерів дескрипторів файлів, для яких треба перевірити можливість виконувати введення <text:span text:style-name="T80">та</text:span> виведення<text:span text:style-name="T81"> </text:span><text:span text:style-name="T80">без блокування, </text:span>та <text:soft-page-break/>наявність виключних ситуацій відповідно. Будуть перевірятися перші <text:span text:style-name="Шаблон_3a__20_Ідентифікатор">nfds</text:span> номерів дескрипторів у цих об’єктах (аргумент <text:span text:style-name="Шаблон_3a__20_Ідентифікатор">nfds</text:span> використовується для оптимізації, щоб ядро можливо не зчитувало непотрібні дані та не перевіряло невстановлені програмою номери дескрипторів файлів у цих об’єктах).</text:p>
      <text:p text:style-name="P23">Після успішного виконання <text:span text:style-name="Шаблон_3a__20_Ідентифікатор">select()</text:span>, об’єкти, на які вказують <text:span text:style-name="T79">аргументи</text:span> <text:span text:style-name="Шаблон_3a__20_Ідентифікатор">readfds</text:span>, <text:span text:style-name="Шаблон_3a__20_Ідентифікатор">writefds</text:span> та <text:span text:style-name="Шаблон_3a__20_Ідентифікатор">exceptfds</text:span> будуть модифіковані, вміст цих об’єктів позначатиме номери дескрипторів файлів, які були раніше вказані в запиті і для яких можливо виконання введення <text:span text:style-name="T80">та</text:span> виведення <text:span text:style-name="T80">без блокування, </text:span>та наявність виключних ситуацій відповідно.</text:p>
      <text:p text:style-name="P24"><text:span text:style-name="T82">О</text:span>б’єкт, на який вказує <text:span text:style-name="T79">аргумент</text:span> <text:span text:style-name="Шаблон_3a__20_Ідентифікатор">timeout</text:span>, визначає тайм-аут, тобто максимальний час виконання системного виклику. Якщо аргумент <text:span text:style-name="Шаблон_3a__20_Ідентифікатор">timeout</text:span> <text:span text:style-name="T79">null покажчик</text:span>, тоді максимальний час виконання системного виклику необмежений. <text:span text:style-name="T82">Нульові з</text:span>начення в об’єкті, на який вказує <text:span text:style-name="T79">аргумент</text:span> <text:span text:style-name="Шаблон_3a__20_Ідентифікатор">timeout</text:span>, призвод<text:span text:style-name="T83">я</text:span>ть до негайного завершення виконання системного виклику незалежно від результату <text:span text:style-name="T80">його</text:span> виконання (системні виклики мають ефект<text:span text:style-name="T84"> </text:span>polling’а). Інші значення в об’єкті, на який вказує <text:span text:style-name="T79">аргумент</text:span> <text:span text:style-name="Шаблон_3a__20_Ідентифікатор">timeout</text:span>, визначають тайм-аут. <text:span text:style-name="T85">Максимальне значення тайм-ауту має бути щонайменше 31 день. Якщо вказується значення більше, </text:span><text:soft-page-break/><text:span text:style-name="T85">ніж максимальне значення в реалізації, тоді використовується максимальне значення тайм-ауту реалізації. </text:span>Також ядро може округляти вказаний <text:span text:style-name="T84">тайм-аут</text:span> до більшого значення (ядро має дискретизацію часу). Системний виклик <text:span text:style-name="Шаблон_3a__20_Ідентифікатор">select()</text:span> може змінювати вміст об’єкта, на який вказує <text:span text:style-name="T79">аргумент</text:span> <text:span text:style-name="Шаблон_3a__20_Ідентифікатор">timeout</text:span>, але як цей вміст змінюється не <text:span text:style-name="T86">визначено</text:span>.</text:p>
      <text:p text:style-name="P24"><text:span text:style-name="T85">У </text:span><text:span text:style-name="Шаблон_3a__20_Ідентифікатор"><text:span text:style-name="T85">struct timeval</text:span></text:span><text:span text:style-name="T85"> є принаймні такі пол</text:span><text:span text:style-name="T87">я</text:span><text:span text:style-name="T85">: </text:span><text:span text:style-name="Шаблон_3a__20_Ідентифікатор"><text:span text:style-name="T85">time_t tv_sec</text:span></text:span><text:span text:style-name="T85"> (секунди), </text:span><text:span text:style-name="Шаблон_3a__20_Ідентифікатор"><text:span text:style-name="T85">suseconds_t tv_usec</text:span></text:span><text:span text:style-name="T85"> (знаковий цілочисельний тип достатній для збереження </text:span><text:span text:style-name="T88">значень</text:span><text:span text:style-name="T85"> </text:span><text:span text:style-name="T89">у</text:span><text:span text:style-name="T85"> діапазоні [</text:span><text:span text:style-name="Шаблон_3a__20_Ідентифікатор"><text:span text:style-name="T85">-1</text:span></text:span><text:span text:style-name="T85">, </text:span><text:span text:style-name="Шаблон_3a__20_Ідентифікатор"><text:span text:style-name="T85">1000000</text:span></text:span><text:span text:style-name="T85">], мікросекунди).</text:span></text:p>
      <text:p text:style-name="P24"><text:span text:style-name="T90">С</text:span><text:span text:style-name="T91">истемн</text:span><text:span text:style-name="T93">ий</text:span><text:span text:style-name="T91"> виклик </text:span><text:span text:style-name="Шаблон_3a__20_Ідентифікатор"><text:span text:style-name="T91">select()</text:span></text:span><text:span text:style-name="T91"> </text:span><text:span text:style-name="T90">п</text:span><text:span text:style-name="T91">ісля успішного виконання </text:span>поверта<text:span text:style-name="T93">є</text:span> кількість встановлених номерів дескрипторів файлів <text:span text:style-name="T91">в об’єктах, на які вказують </text:span><text:span text:style-name="T79">аргументи</text:span><text:span text:style-name="T91"> </text:span><text:span text:style-name="Шаблон_3a__20_Ідентифікатор"><text:span text:style-name="T91">readfds</text:span></text:span><text:span text:style-name="T91">, </text:span><text:span text:style-name="Шаблон_3a__20_Ідентифікатор"><text:span text:style-name="T91">writefds</text:span></text:span><text:span text:style-name="T91"> та </text:span><text:span text:style-name="Шаблон_3a__20_Ідентифікатор"><text:span text:style-name="T91">exceptfds</text:span></text:span>. У <text:span text:style-name="T92">разі</text:span> помилки виконання <text:span text:style-name="T91">системн</text:span><text:span text:style-name="T93">ого</text:span><text:span text:style-name="T91"> виклик</text:span><text:span text:style-name="T93">у</text:span> <text:span text:style-name="Шаблон_3a__20_Ідентифікатор">select()</text:span>, об’єкти, на які вказують <text:span text:style-name="T79">аргументи</text:span> <text:span text:style-name="Шаблон_3a__20_Ідентифікатор">readfds</text:span>, <text:span text:style-name="Шаблон_3a__20_Ідентифікатор">writefds</text:span> та <text:span text:style-name="Шаблон_3a__20_Ідентифікатор">exceptfds</text:span>, не змінюються.</text:p>
      <text:p text:style-name="P53">Приклад</text:p>
      <text:p text:style-name="Шаблон_3a__20_Текст_20_програми">#include &lt;arpa/inet.h&gt;</text:p>
      <text:p text:style-name="Шаблон_3a__20_Текст_20_програми">#include &lt;netinet/in.h&gt;</text:p>
      <text:p text:style-name="Шаблон_3a__20_Текст_20_програми">#include &lt;sys/select.h&gt;</text:p>
      <text:p text:style-name="Шаблон_3a__20_Текст_20_програми"><text:soft-page-break/>#include &lt;sys/socket.h&gt;</text:p>
      <text:p text:style-name="Шаблон_3a__20_Текст_20_програми">#include &lt;stddef.h&gt;</text:p>
      <text:p text:style-name="Шаблон_3a__20_Текст_20_програми">#include &lt;stdint.h&gt;</text:p>
      <text:p text:style-name="Шаблон_3a__20_Текст_20_програми">#include &lt;stdio.h&gt;</text:p>
      <text:p text:style-name="Шаблон_3a__20_Текст_20_програми">#include &lt;unistd.h&gt;</text:p>
      <text:p text:style-name="Шаблон_3a__20_Текст_20_програми"/>
      <text:p text:style-name="Шаблон_3a__20_Текст_20_програми">int</text:p>
      <text:p text:style-name="Шаблон_3a__20_Текст_20_програми">main(void)</text:p>
      <text:p text:style-name="Шаблон_3a__20_Текст_20_програми">{</text:p>
      <text:p text:style-name="Шаблон_3a__20_Текст_20_програми"><text:s text:c="4"/>const time_t timeout_sec = 15;</text:p>
      <text:p text:style-name="Шаблон_3a__20_Текст_20_програми"><text:s text:c="4"/>struct sockaddr_in srv_sin4 = { 0 };</text:p>
      <text:p text:style-name="Шаблон_3a__20_Текст_20_програми"><text:s text:c="4"/>in_port_t srv_port = htons(1234);</text:p>
      <text:p text:style-name="Шаблон_3a__20_Текст_20_програми"><text:s text:c="4"/>struct timeval tv;</text:p>
      <text:p text:style-name="Шаблон_3a__20_Текст_20_програми"><text:s text:c="4"/>fd_set rset;</text:p>
      <text:p text:style-name="Шаблон_3a__20_Текст_20_програми"><text:s text:c="4"/>char buf[10];</text:p>
      <text:p text:style-name="Шаблон_3a__20_Текст_20_програми"><text:s text:c="4"/>ssize_t nread;</text:p>
      <text:p text:style-name="Шаблон_3a__20_Текст_20_програми"><text:s text:c="4"/>int listenfd, sockfd, nready, maxfd;</text:p>
      <text:p text:style-name="Шаблон_3a__20_Текст_20_програми"/>
      <text:p text:style-name="Шаблон_3a__20_Текст_20_програми"><text:s text:c="4"/>listenfd = socket(AF_INET, SOCK_STREAM, IPPROTO_TCP);</text:p>
      <text:p text:style-name="Шаблон_3a__20_Текст_20_програми"><text:s text:c="4"/>if (listenfd &lt; 0)</text:p>
      <text:p text:style-name="Шаблон_3a__20_Текст_20_програми"><text:s text:c="8"/>exit_err("socket()");</text:p>
      <text:p text:style-name="Шаблон_3a__20_Текст_20_програми"/>
      <text:p text:style-name="Шаблон_3a__20_Текст_20_програми"><text:s text:c="4"/>srv_sin4.sin_family = AF_INET;</text:p>
      <text:p text:style-name="Шаблон_3a__20_Текст_20_програми"><text:s text:c="4"/>srv_sin4.sin_port = srv_port;</text:p>
      <text:p text:style-name="Шаблон_3a__20_Текст_20_програми"><text:s text:c="4"/>srv_sin4.sin_addr.s_addr = INADDR_ANY;</text:p>
      <text:p text:style-name="Шаблон_3a__20_Текст_20_програми"><text:s text:c="4"/>if (bind(listenfd, (struct sockaddr *)&amp;srv_sin4, sizeof(srv_sin4)) &lt; 0)</text:p>
      <text:p text:style-name="Шаблон_3a__20_Текст_20_програми"><text:s text:c="8"/>exit_err("bind()");</text:p>
      <text:p text:style-name="Шаблон_3a__20_Текст_20_програми"/>
      <text:p text:style-name="Шаблон_3a__20_Текст_20_програми"><text:soft-page-break/><text:s text:c="4"/>if (listen(listenfd, 10) &lt; 0)</text:p>
      <text:p text:style-name="Шаблон_3a__20_Текст_20_програми"><text:s text:c="8"/>exit_err("listen()");</text:p>
      <text:p text:style-name="Шаблон_3a__20_Текст_20_програми"/>
      <text:p text:style-name="Шаблон_3a__20_Текст_20_програми"><text:s text:c="4"/>sockfd = accept(listenfd, NULL, NULL);</text:p>
      <text:p text:style-name="Шаблон_3a__20_Текст_20_програми"><text:s text:c="4"/>if (sockfd &lt; 0)</text:p>
      <text:p text:style-name="Шаблон_3a__20_Текст_20_програми"><text:s text:c="8"/>exit_err("accept()");</text:p>
      <text:p text:style-name="Шаблон_3a__20_Текст_20_програми"><text:s text:c="4"/>if (sockfd &gt;= FD_SETSIZE)</text:p>
      <text:p text:style-name="Шаблон_3a__20_Текст_20_програми"><text:s text:c="8"/>exit_errx("sockfd &gt;= %ju", (uintmax_t)FD_SETSIZE);</text:p>
      <text:p text:style-name="Шаблон_3a__20_Текст_20_програми"/>
      <text:p text:style-name="Шаблон_3a__20_Текст_20_програми"><text:s text:c="4"/>for (;;) {</text:p>
      <text:p text:style-name="Шаблон_3a__20_Текст_20_програми"><text:s text:c="8"/>FD_ZERO(&amp;rset);</text:p>
      <text:p text:style-name="Шаблон_3a__20_Текст_20_програми"><text:s text:c="8"/>FD_SET(sockfd, &amp;rset);</text:p>
      <text:p text:style-name="Шаблон_3a__20_Текст_20_програми"><text:s text:c="8"/>maxfd = sockfd;</text:p>
      <text:p text:style-name="Шаблон_3a__20_Текст_20_програми"><text:s text:c="8"/>tv.tv_sec = timeout_sec;</text:p>
      <text:p text:style-name="Шаблон_3a__20_Текст_20_програми"><text:s text:c="8"/>tv.tv_usec = 0;</text:p>
      <text:p text:style-name="Шаблон_3a__20_Текст_20_програми"><text:s text:c="8"/>nready = select(maxfd + 1, &amp;rset, NULL, NULL, &amp;tv);</text:p>
      <text:p text:style-name="Шаблон_3a__20_Текст_20_програми"><text:s text:c="8"/><text:span text:style-name="T171">if (nready &lt; 0)</text:span></text:p>
      <text:p text:style-name="P57"><text:s text:c="12"/><text:span text:style-name="T171">exit_err("select()");</text:span></text:p>
      <text:p text:style-name="Шаблон_3a__20_Текст_20_програми"><text:s text:c="8"/>if (nready == 0) {</text:p>
      <text:p text:style-name="Шаблон_3a__20_Текст_20_програми"><text:s text:c="12"/>printf("No data during %ju seconds\n", (uintmax_t)timeout_sec);</text:p>
      <text:p text:style-name="Шаблон_3a__20_Текст_20_програми"><text:s text:c="12"/>continue;</text:p>
      <text:p text:style-name="Шаблон_3a__20_Текст_20_програми"><text:s text:c="8"/>}</text:p>
      <text:p text:style-name="Шаблон_3a__20_Текст_20_програми"><text:s text:c="8"/>if (FD_ISSET(sockfd, &amp;rset)) {</text:p>
      <text:p text:style-name="Шаблон_3a__20_Текст_20_програми"><text:s text:c="12"/>nread = read(sockfd, buf, sizeof(buf));</text:p>
      <text:p text:style-name="Шаблон_3a__20_Текст_20_програми"><text:s text:c="12"/>if (nread &lt; 0)</text:p>
      <text:p text:style-name="Шаблон_3a__20_Текст_20_програми"><text:s text:c="16"/>exit_err("read()");</text:p>
      <text:p text:style-name="Шаблон_3a__20_Текст_20_програми"><text:s text:c="12"/>if (nread == 0) {</text:p>
      <text:p text:style-name="Шаблон_3a__20_Текст_20_програми"><text:s text:c="16"/>printf("End of connection\n");</text:p>
      <text:p text:style-name="Шаблон_3a__20_Текст_20_програми"><text:soft-page-break/><text:s text:c="16"/>break;</text:p>
      <text:p text:style-name="Шаблон_3a__20_Текст_20_програми"><text:s text:c="12"/>}</text:p>
      <text:p text:style-name="Шаблон_3a__20_Текст_20_програми"><text:s text:c="12"/>printf("Received %zd bytes\n", nread);</text:p>
      <text:p text:style-name="Шаблон_3a__20_Текст_20_програми"><text:s text:c="8"/>}</text:p>
      <text:p text:style-name="Шаблон_3a__20_Текст_20_програми"><text:s text:c="4"/>}</text:p>
      <text:p text:style-name="Шаблон_3a__20_Текст_20_програми"/>
      <text:p text:style-name="Шаблон_3a__20_Текст_20_програми"><text:s text:c="4"/>if (close(sockfd) &lt; 0 || close(listenfd) &lt; 0)</text:p>
      <text:p text:style-name="Шаблон_3a__20_Текст_20_програми"><text:s text:c="8"/>exit_err("close()");</text:p>
      <text:p text:style-name="Шаблон_3a__20_Текст_20_програми">}</text:p>
      <text:p text:style-name="Шаблон_3a__20_Текст_20_програми"/>
      <text:p text:style-name="P25">Якщо необхідно мультиплексування введення-виведення за кількома дескрипторами файлів, <text:span text:style-name="T94">яке виконується в циклі, </text:span>тоді є сенс мати окремі об’єкти типу <text:span text:style-name="Шаблон_3a__20_Ідентифікатор">fd_set</text:span>, вміст яких копіюється в інші об’єкти типу <text:span text:style-name="Шаблон_3a__20_Ідентифікатор">fd_set</text:span> безпосередньо перед їх<text:span text:style-name="T95">нім </text:span>використанням у системн<text:span text:style-name="T97">ому</text:span> виклик<text:span text:style-name="T97">у</text:span> <text:span text:style-name="Шаблон_3a__20_Ідентифікатор"><text:span text:style-name="T97">s</text:span></text:span><text:span text:style-name="Шаблон_3a__20_Ідентифікатор">elect()</text:span>, це <text:span text:style-name="T96">дасть змогу</text:span> не витрачати час на ініціалізацію множини дескрипторів файлів перед перевіркою можливості виконати введення-виведення для них. Ці окремі об’єкти типу <text:span text:style-name="Шаблон_3a__20_Ідентифікатор">fd_set</text:span> також можна модифікувати (додавати або забирати дескриптори файлів) за потреби.</text:p>
      <text:p text:style-name="P26">Приклад <text:span text:style-name="T99">можливої реалізації таких дій на </text:span>C++.</text:p>
      <text:p text:style-name="P49">#include &lt;sys/select.h&gt;</text:p>
      <text:p text:style-name="P49"/>
      <text:p text:style-name="P49"><text:soft-page-break/>class FdSet {</text:p>
      <text:p text:style-name="P49">private:</text:p>
      <text:p text:style-name="P49"><text:s text:c="4"/>fd_set fdset;</text:p>
      <text:p text:style-name="P49"><text:s text:c="4"/>int nfds;</text:p>
      <text:p text:style-name="P49">public:</text:p>
      <text:p text:style-name="P49"><text:s text:c="4"/>FdSet()</text:p>
      <text:p text:style-name="P49"><text:s text:c="4"/>{</text:p>
      <text:p text:style-name="P49"><text:s text:c="8"/>FD_ZERO(&amp;this-&gt;fdset);</text:p>
      <text:p text:style-name="P49"><text:s text:c="8"/>this-&gt;nfds = -1;</text:p>
      <text:p text:style-name="P49"><text:s text:c="4"/>}</text:p>
      <text:p text:style-name="P49"><text:s text:c="4"/>void set(int fd)</text:p>
      <text:p text:style-name="P49"><text:s text:c="4"/>{</text:p>
      <text:p text:style-name="P49"><text:s text:c="8"/>FD_SET(fd, &amp;this-&gt;fdset);</text:p>
      <text:p text:style-name="P49"><text:s text:c="8"/>if (this-&gt;nfds &lt; fd)</text:p>
      <text:p text:style-name="P49"><text:s text:c="12"/>this-&gt;nfds = fd;</text:p>
      <text:p text:style-name="P49"><text:s text:c="4"/>}</text:p>
      <text:p text:style-name="P49"><text:s text:c="4"/>void clr(int fd)</text:p>
      <text:p text:style-name="P49"><text:s text:c="4"/>{</text:p>
      <text:p text:style-name="P49"><text:s text:c="8"/>FD_CLR(fd, &amp;this-&gt;fdset);</text:p>
      <text:p text:style-name="P49"><text:s text:c="8"/>if (this-&gt;nfds == fd) {</text:p>
      <text:p text:style-name="P49"><text:s text:c="12"/>while (--fd &gt;= 0)</text:p>
      <text:p text:style-name="P49"><text:s text:c="16"/>if (FD_ISSET(fd, &amp;this-&gt;fdset))</text:p>
      <text:p text:style-name="P49"><text:s text:c="20"/>break;</text:p>
      <text:p text:style-name="P49"><text:s text:c="12"/>this-&gt;nfds = fd;</text:p>
      <text:p text:style-name="P49"><text:s text:c="8"/>}</text:p>
      <text:p text:style-name="P49"><text:s text:c="4"/>}</text:p>
      <text:p text:style-name="P49"><text:s text:c="4"/>bool isset(int fd) const</text:p>
      <text:p text:style-name="P49"><text:s text:c="4"/>{</text:p>
      <text:p text:style-name="P49"><text:soft-page-break/><text:s text:c="8"/>return FD_ISSET(fd, &amp;this-&gt;fdset);</text:p>
      <text:p text:style-name="P49"><text:s text:c="4"/>}</text:p>
      <text:p text:style-name="P49"><text:s text:c="4"/>int get_nfds() const</text:p>
      <text:p text:style-name="P49"><text:s text:c="4"/>{</text:p>
      <text:p text:style-name="P49"><text:s text:c="8"/>return this-&gt;nfds;</text:p>
      <text:p text:style-name="P49"><text:s text:c="4"/>}</text:p>
      <text:p text:style-name="P49"><text:s text:c="4"/>fd_set* fdset_ptr()</text:p>
      <text:p text:style-name="P49"><text:s text:c="4"/>{</text:p>
      <text:p text:style-name="P49"><text:s text:c="8"/>return &amp;this-&gt;fdset;</text:p>
      <text:p text:style-name="P49"><text:s text:c="4"/>}</text:p>
      <text:p text:style-name="P49">};</text:p>
      <text:p text:style-name="P49"/>
      <text:p text:style-name="P27"><text:span text:style-name="T98">У цій реалізації, я</text:span>кщо в множині дескрипторів файлів у полі <text:span text:style-name="Шаблон_3a__20_Ідентифікатор">fdset</text:span> нема жодного встановленого дескриптора файлу, тоді значення поля <text:span text:style-name="Шаблон_3a__20_Ідентифікатор">nfds</text:span> буде <text:span text:style-name="Шаблон_3a__20_Ідентифікатор">-1</text:span>. Це значить, що для цього значення треба додати <text:span text:style-name="Шаблон_3a__20_Ідентифікатор">1</text:span> перед використанням у системн<text:span text:style-name="T100">ому</text:span> виклик<text:span text:style-name="T100">у</text:span> <text:span text:style-name="Шаблон_3a__20_Ідентифікатор">select()</text:span>, що відповідає семантиці ц<text:span text:style-name="T100">ього</text:span> системн<text:span text:style-name="T100">ого</text:span> виклик<text:span text:style-name="T100">у</text:span>.</text:p>
      <text:p text:style-name="P28">Системний виклик <text:span text:style-name="Шаблон_3a__20_Ідентифікатор">poll()</text:span> <text:span text:style-name="T60">поверта</text:span><text:span text:style-name="T101">є </text:span><text:span text:style-name="T60">інформацію про</text:span> можливість виконати введення-виведення <text:span text:style-name="T9">без блокування </text:span>для <text:span text:style-name="T9">об’єктів ядра, з якими асоційовані номери дескрипторів файлі,</text:span><text:span text:style-name="T60"> вказані </text:span><text:span text:style-name="T101">в масиві.</text:span></text:p>
      <text:p text:style-name="P34">#include &lt;poll.h&gt;</text:p>
      <text:p text:style-name="P34"/>
      <text:p text:style-name="P34">int poll(struct pollfd fds[], nfds_t nfds, int timeout);</text:p>
      <text:p text:style-name="P34"><text:soft-page-break/></text:p>
      <text:p text:style-name="P29">У масиві, <text:span text:style-name="T101">на який вказує аргумент</text:span> <text:span text:style-name="Шаблон_3a__20_Ідентифікатор">fds</text:span>, вказуються дескриптори файлів <text:span text:style-name="T98">та дії, </text:span>як<text:span text:style-name="T98">і</text:span> <text:span text:style-name="T98">будуть </text:span>перевірятися. <text:span text:style-name="T101">К</text:span>ількість елементів у масиві вказується в <text:span text:style-name="T101">аргументі</text:span> <text:span text:style-name="Шаблон_3a__20_Ідентифікатор">nfds</text:span> (беззнаковий цілочисельний тип). <text:span text:style-name="T87">У </text:span><text:span text:style-name="Шаблон_3a__20_Ідентифікатор"><text:span text:style-name="T87">struct pollfd</text:span></text:span><text:span text:style-name="T87"> є принаймні такі поля: </text:span><text:span text:style-name="Шаблон_3a__20_Ідентифікатор"><text:span text:style-name="T87">int fd</text:span></text:span><text:span text:style-name="T87"> (номер дескриптора файлу, для якого треба виконати перевірку), </text:span><text:span text:style-name="Шаблон_3a__20_Ідентифікатор"><text:span text:style-name="T87">short events</text:span></text:span><text:span text:style-name="T87"> (прапорці, які визначають що треба перевірити), </text:span><text:span text:style-name="Шаблон_3a__20_Ідентифікатор"><text:span text:style-name="T87">short revents</text:span></text:span><text:span text:style-name="T87"> (прапорці, які позначають результат).</text:span></text:p>
      <text:p text:style-name="P31">Якщо значення поля <text:span text:style-name="Шаблон_3a__20_Ідентифікатор">fd</text:span> від’ємне, тоді значення поля <text:span text:style-name="Шаблон_3a__20_Ідентифікатор">events</text:span> ігнорується, а значення поля <text:span text:style-name="Шаблон_3a__20_Ідентифікатор">revents</text:span> буде встановлено в нуль після виконання системного виклику <text:span text:style-name="Шаблон_3a__20_Ідентифікатор">poll()</text:span>. Встановлення значення поля <text:span text:style-name="Шаблон_3a__20_Ідентифікатор">fd</text:span> у від’ємне значення <text:span text:style-name="T96">дає змогу</text:span> ігнорувати елемент масиву <text:span text:style-name="Шаблон_3a__20_Ідентифікатор">fds</text:span>.</text:p>
      <text:p text:style-name="P33"><text:span text:style-name="T102">У пол</text:span><text:span text:style-name="T103">і</text:span><text:span text:style-name="T102"> </text:span><text:span text:style-name="Шаблон_3a__20_Ідентифікатор"><text:span text:style-name="T102">events</text:span></text:span><text:span text:style-name="T102"> </text:span><text:span text:style-name="T103">можна вказати </text:span><text:span text:style-name="T10">та </text:span><text:span text:style-name="T103">в полі</text:span><text:span text:style-name="T10"> </text:span><text:span text:style-name="Шаблон_3a__20_Ідентифікатор"><text:span text:style-name="T10">revents</text:span></text:span><text:span text:style-name="T10"> </text:span><text:span text:style-name="T103">можна перевірити наявність встановлених </text:span><text:span text:style-name="T104">таких</text:span><text:span text:style-name="T102"> прапорці</text:span><text:span text:style-name="T103">в</text:span><text:span text:style-name="T102">: </text:span><text:span text:style-name="Шаблон_3a__20_Ідентифікатор">POLLIN</text:span> <text:span text:style-name="T10">визначає можливість читання даних, відмінних від високопріоритетних (цей прапорець еквівалентний використанню </text:span><text:span text:style-name="Шаблон_3a__20_Ідентифікатор">POLLRDNORM|POLLRDBAND</text:span><text:span text:style-name="T10">); </text:span><text:span text:style-name="Шаблон_3a__20_Ідентифікатор">POLLRDNORM</text:span> <text:span text:style-name="T10">визначає можливість читання нормальних (непріоритетних) даних; </text:span><text:span text:style-name="Шаблон_3a__20_Ідентифікатор">POLLRDBAND</text:span> <text:span text:style-name="T10">визначає можливість читання пріоритетних даних; </text:span><text:span text:style-name="Шаблон_3a__20_Ідентифікатор">POLLPRI</text:span> <text:span text:style-name="T10">визначає можливість читання високопріоритетних даних; </text:span><text:span text:style-name="Шаблон_3a__20_Ідентифікатор">POLLOUT</text:span> <text:soft-page-break/><text:span text:style-name="T10">або еквівалентний </text:span><text:span text:style-name="Шаблон_3a__20_Ідентифікатор">POLLWRNORM</text:span> <text:span text:style-name="T10">визначає можливість запису нормальних даних; </text:span><text:span text:style-name="Шаблон_3a__20_Ідентифікатор">POLLWRBAND</text:span> <text:span text:style-name="T10">визначає можливість запису пріоритетних даних. </text:span><text:span text:style-name="T105">Семантика нормальних, пріоритетних та високопріоритетних даних залежить від об’єкта ядра, яки</text:span><text:span text:style-name="T108">й</text:span><text:span text:style-name="T105"> </text:span><text:span text:style-name="T108">асоційований з </text:span><text:span text:style-name="T105">дескриптор</text:span><text:span text:style-name="T108">ом</text:span><text:span text:style-name="T105"> файлу. </text:span><text:span text:style-name="T36">Пріоритети мають повідомлення </text:span><text:span text:style-name="T106">у</text:span><text:span text:style-name="T36"> функціональності STREAMS,</text:span> яку підтримують не всі ОС. <text:span text:style-name="T103">У полі </text:span><text:span text:style-name="Шаблон_3a__20_Ідентифікатор"><text:span text:style-name="T103">revents</text:span></text:span><text:span text:style-name="T103"> ще можна перевірити наявність встановлених </text:span><text:span text:style-name="T107">таких</text:span><text:span text:style-name="T103"> прапорців: </text:span><text:span text:style-name="Шаблон_3a__20_Ідентифікатор">POLLERR</text:span> <text:span text:style-name="T103">визначає наявність помилки; </text:span><text:span text:style-name="Шаблон_3a__20_Ідентифікатор">POLLHUP</text:span> <text:span text:style-name="T103">позначає від’єднання пристрою; </text:span><text:span text:style-name="Шаблон_3a__20_Ідентифікатор">POLLNVAL</text:span> визначає некоректний номер дескриптора файлу.</text:p>
      <text:p text:style-name="P35">Деякі реалізації системного виклику <text:span text:style-name="Шаблон_3a__20_Ідентифікатор">poll()</text:span> не відповіда<text:span text:style-name="T109">ють</text:span> POSIX. Відмінність полягає у встановлених прапорцях у полі <text:span text:style-name="Шаблон_3a__20_Ідентифікатор">revents</text:span> у разі помилки. <text:span text:style-name="T110">Наприклад, </text:span><text:span text:style-name="T111">замість прапорця </text:span><text:span text:style-name="Шаблон_3a__20_Ідентифікатор"><text:span text:style-name="T111">POLLERR</text:span></text:span><text:span text:style-name="T111"> може бути встановлений прапорець </text:span><text:span text:style-name="Шаблон_3a__20_Ідентифікатор"><text:span text:style-name="T111">POLLNVAL</text:span></text:span><text:span text:style-name="T111">. Тут нема сенсу виписувати комбінації прапорців, які можуть бути встановлені в різних реалізаціях або в різних версіях реалізацій. </text:span><text:span text:style-name="T112">Переносні п</text:span><text:span text:style-name="T111">рограм</text:span><text:span text:style-name="T112">и, які використовують системний виклик </text:span><text:span text:style-name="Шаблон_3a__20_Ідентифікатор"><text:span text:style-name="T112">poll()</text:span></text:span><text:span text:style-name="T112">,</text:span><text:span text:style-name="T111"> ма</text:span><text:span text:style-name="T112">ють</text:span><text:span text:style-name="T111"> </text:span><text:span text:style-name="T114">сприймати будь-яку комбінацію прапорців відмінних від </text:span><text:span text:style-name="Шаблон_3a__20_Ідентифікатор"><text:span text:style-name="T114">POLLIN</text:span></text:span><text:span text:style-name="T114"> або </text:span><text:span text:style-name="Шаблон_3a__20_Ідентифікатор"><text:span text:style-name="T114">POLLOUT</text:span></text:span><text:span text:style-name="T114">, </text:span><text:span text:style-name="T113">встановлених у</text:span><text:span text:style-name="T114"> полі </text:span><text:span text:style-name="Шаблон_3a__20_Ідентифікатор"><text:span text:style-name="T114">revents</text:span></text:span><text:span text:style-name="T114">, як помилку.</text:span></text:p>
      <text:p text:style-name="P30">Значення <text:span text:style-name="Шаблон_3a__20_Ідентифікатор">timeout</text:span> визначає тайм-аут, тобто максимальний час виконання системного виклику. Якщо значення <text:span text:style-name="Шаблон_3a__20_Ідентифікатор">timeout</text:span> дорівнює <text:span text:style-name="Шаблон_3a__20_Ідентифікатор">-1</text:span>, тоді максимальний час <text:soft-page-break/>виконання системного виклику необмежений. Якщо значення <text:span text:style-name="Шаблон_3a__20_Ідентифікатор">timeout</text:span> дорівнює нулю, тоді це призводить до негайного завершення виконання системного виклику незалежно від результату виконання (системний виклик має ефект polling’а). Інше значення <text:span text:style-name="Шаблон_3a__20_Ідентифікатор">timeout</text:span> визначає тайм-аут <text:span text:style-name="T115">у</text:span> мілісекундах. Також ядро може округляти вказаний тайм-аут до більшого значення (ядро має дискретизацію часу). <text:span text:style-name="T91">Максимальне допустиме значення для тайм-ауту не визначено.</text:span></text:p>
      <text:p text:style-name="P32">Після успішного виконання системний виклик <text:span text:style-name="Шаблон_3a__20_Ідентифікатор">poll()</text:span> повертає кількість елементів масиву <text:span text:style-name="Шаблон_3a__20_Ідентифікатор">fds</text:span>, які мають ненульове значення поля <text:span text:style-name="Шаблон_3a__20_Ідентифікатор">revents</text:span>. <text:span text:style-name="T105">Системний виклик </text:span><text:span text:style-name="Шаблон_3a__20_Ідентифікатор"><text:span text:style-name="T105">poll()</text:span></text:span><text:span text:style-name="T105"> не змінює значення полів </text:span><text:span text:style-name="Шаблон_3a__20_Ідентифікатор"><text:span text:style-name="T105">fd</text:span></text:span><text:span text:style-name="T105"> та </text:span><text:span text:style-name="Шаблон_3a__20_Ідентифікатор"><text:span text:style-name="T105">events</text:span></text:span><text:span text:style-name="T105"> у </text:span><text:span text:style-name="T116">структурах у </text:span><text:span text:style-name="T105">масиві </text:span><text:span text:style-name="Шаблон_3a__20_Ідентифікатор"><text:span text:style-name="T105">fds</text:span></text:span><text:span text:style-name="T105">.</text:span></text:p>
      <text:p text:style-name="P54">Приклад</text:p>
      <text:p text:style-name="Шаблон_3a__20_Текст_20_програми">#include &lt;arpa/inet.h&gt;</text:p>
      <text:p text:style-name="Шаблон_3a__20_Текст_20_програми">#include &lt;netinet/in.h&gt;</text:p>
      <text:p text:style-name="Шаблон_3a__20_Текст_20_програми">#include &lt;poll.h&gt;</text:p>
      <text:p text:style-name="Шаблон_3a__20_Текст_20_програми">#include &lt;stddef.h&gt;</text:p>
      <text:p text:style-name="Шаблон_3a__20_Текст_20_програми">#include &lt;stdio.h&gt;</text:p>
      <text:p text:style-name="Шаблон_3a__20_Текст_20_програми">#include &lt;unistd.h&gt;</text:p>
      <text:p text:style-name="Шаблон_3a__20_Текст_20_програми"/>
      <text:p text:style-name="Шаблон_3a__20_Текст_20_програми">int</text:p>
      <text:p text:style-name="Шаблон_3a__20_Текст_20_програми"><text:soft-page-break/>main(void)</text:p>
      <text:p text:style-name="Шаблон_3a__20_Текст_20_програми">{</text:p>
      <text:p text:style-name="Шаблон_3a__20_Текст_20_програми"><text:s text:c="4"/>const int timeout_msec = 15 * 1000;</text:p>
      <text:p text:style-name="Шаблон_3a__20_Текст_20_програми"><text:s text:c="4"/>struct sockaddr_in srv_sin4 = { 0 };</text:p>
      <text:p text:style-name="Шаблон_3a__20_Текст_20_програми"><text:s text:c="4"/>in_port_t srv_port = htons(1234);</text:p>
      <text:p text:style-name="Шаблон_3a__20_Текст_20_програми"><text:s text:c="4"/>struct pollfd fds[1];</text:p>
      <text:p text:style-name="Шаблон_3a__20_Текст_20_програми"><text:s text:c="4"/>char buf[10];</text:p>
      <text:p text:style-name="Шаблон_3a__20_Текст_20_програми"><text:s text:c="4"/>ssize_t nread;</text:p>
      <text:p text:style-name="Шаблон_3a__20_Текст_20_програми"><text:s text:c="4"/>int listenfd, sockfd, nready;</text:p>
      <text:p text:style-name="Шаблон_3a__20_Текст_20_програми"/>
      <text:p text:style-name="Шаблон_3a__20_Текст_20_програми"><text:s text:c="4"/>listenfd = socket(AF_INET, SOCK_STREAM, IPPROTO_TCP);</text:p>
      <text:p text:style-name="Шаблон_3a__20_Текст_20_програми"><text:s text:c="4"/>if (listenfd &lt; 0)</text:p>
      <text:p text:style-name="Шаблон_3a__20_Текст_20_програми"><text:s text:c="8"/>exit_err("socket()");</text:p>
      <text:p text:style-name="Шаблон_3a__20_Текст_20_програми"/>
      <text:p text:style-name="Шаблон_3a__20_Текст_20_програми"><text:s text:c="4"/>srv_sin4.sin_family = AF_INET;</text:p>
      <text:p text:style-name="Шаблон_3a__20_Текст_20_програми"><text:s text:c="4"/>srv_sin4.sin_port = srv_port;</text:p>
      <text:p text:style-name="Шаблон_3a__20_Текст_20_програми"><text:s text:c="4"/>srv_sin4.sin_addr.s_addr = INADDR_ANY;</text:p>
      <text:p text:style-name="Шаблон_3a__20_Текст_20_програми"><text:s text:c="4"/>if (bind(listenfd, (struct sockaddr *)&amp;srv_sin4, sizeof(srv_sin4)) &lt; 0)</text:p>
      <text:p text:style-name="Шаблон_3a__20_Текст_20_програми"><text:s text:c="8"/>exit_err("bind()");</text:p>
      <text:p text:style-name="Шаблон_3a__20_Текст_20_програми"/>
      <text:p text:style-name="Шаблон_3a__20_Текст_20_програми"><text:s text:c="4"/>if (listen(listenfd, 10) &lt; 0)</text:p>
      <text:p text:style-name="Шаблон_3a__20_Текст_20_програми"><text:s text:c="8"/>exit_err("listen()");</text:p>
      <text:p text:style-name="Шаблон_3a__20_Текст_20_програми"/>
      <text:p text:style-name="Шаблон_3a__20_Текст_20_програми"><text:s text:c="4"/>sockfd = accept(listenfd, NULL, NULL);</text:p>
      <text:p text:style-name="Шаблон_3a__20_Текст_20_програми"><text:s text:c="4"/>if (sockfd &lt; 0)</text:p>
      <text:p text:style-name="Шаблон_3a__20_Текст_20_програми"><text:s text:c="8"/>exit_err("accept()");</text:p>
      <text:p text:style-name="Шаблон_3a__20_Текст_20_програми"/>
      <text:p text:style-name="Шаблон_3a__20_Текст_20_програми"><text:s text:c="4"/>fds[0].fd = sockfd;</text:p>
      <text:p text:style-name="Шаблон_3a__20_Текст_20_програми"><text:soft-page-break/><text:s text:c="4"/>fds[0].events = POLLIN;</text:p>
      <text:p text:style-name="Шаблон_3a__20_Текст_20_програми"/>
      <text:p text:style-name="Шаблон_3a__20_Текст_20_програми"><text:s text:c="4"/>for (;;) {</text:p>
      <text:p text:style-name="Шаблон_3a__20_Текст_20_програми"><text:s text:c="8"/>nready = poll(fds, 1, timeout_msec);</text:p>
      <text:p text:style-name="Шаблон_3a__20_Текст_20_програми"><text:s text:c="8"/>if (nready &lt; 0)</text:p>
      <text:p text:style-name="Шаблон_3a__20_Текст_20_програми"><text:s text:c="12"/>exit_err("poll()");</text:p>
      <text:p text:style-name="Шаблон_3a__20_Текст_20_програми"><text:s text:c="8"/>if (nready == 0) {</text:p>
      <text:p text:style-name="Шаблон_3a__20_Текст_20_програми"><text:s text:c="12"/>printf("No data during %d seconds\n", timeout_msec);</text:p>
      <text:p text:style-name="Шаблон_3a__20_Текст_20_програми"><text:s text:c="12"/>continue;</text:p>
      <text:p text:style-name="Шаблон_3a__20_Текст_20_програми"><text:s text:c="8"/>}</text:p>
      <text:p text:style-name="Шаблон_3a__20_Текст_20_програми"><text:s text:c="8"/>if (fds[0].revents &amp; POLLIN) {</text:p>
      <text:p text:style-name="Шаблон_3a__20_Текст_20_програми"><text:s text:c="12"/>nread = read(fds[0].fd, buf, sizeof(buf));</text:p>
      <text:p text:style-name="Шаблон_3a__20_Текст_20_програми"><text:s text:c="12"/>if (nread &lt; 0)</text:p>
      <text:p text:style-name="Шаблон_3a__20_Текст_20_програми"><text:s text:c="16"/>exit_err("read()");</text:p>
      <text:p text:style-name="Шаблон_3a__20_Текст_20_програми"><text:s text:c="12"/>if (nread == 0) {</text:p>
      <text:p text:style-name="Шаблон_3a__20_Текст_20_програми"><text:s text:c="16"/>printf("End of connection\n");</text:p>
      <text:p text:style-name="Шаблон_3a__20_Текст_20_програми"><text:s text:c="16"/>break;</text:p>
      <text:p text:style-name="Шаблон_3a__20_Текст_20_програми"><text:s text:c="12"/>}</text:p>
      <text:p text:style-name="Шаблон_3a__20_Текст_20_програми"><text:s text:c="12"/>printf("Received %zd bytes\n", nread);</text:p>
      <text:p text:style-name="Шаблон_3a__20_Текст_20_програми"><text:s text:c="8"/>}</text:p>
      <text:p text:style-name="Шаблон_3a__20_Текст_20_програми"><text:s text:c="8"/>if (fds[0].revents &amp; (POLLNVAL|POLLHUP|POLLERR))</text:p>
      <text:p text:style-name="Шаблон_3a__20_Текст_20_програми"><text:s text:c="12"/>exit_errx("poll(): got (POLLNVAL|POLLHUP|POLLERR)");</text:p>
      <text:p text:style-name="Шаблон_3a__20_Текст_20_програми"><text:s text:c="4"/>}</text:p>
      <text:p text:style-name="Шаблон_3a__20_Текст_20_програми"/>
      <text:p text:style-name="Шаблон_3a__20_Текст_20_програми"><text:s text:c="4"/>if (close(sockfd) &lt; 0 || close(listenfd) &lt; 0)</text:p>
      <text:p text:style-name="Шаблон_3a__20_Текст_20_програми"><text:s text:c="8"/>exit_err("close()");</text:p>
      <text:p text:style-name="Шаблон_3a__20_Текст_20_програми">}</text:p>
      <text:p text:style-name="Шаблон_3a__20_Текст_20_програми"/>
      <text:p text:style-name="P62"><text:soft-page-break/><text:span text:style-name="T178">Системн</text:span><text:span text:style-name="T117">і</text:span><text:span text:style-name="T178"> виклик</text:span><text:span text:style-name="T117">и </text:span><text:span text:style-name="Шаблон_3a__20_Ідентифікатор"><text:span text:style-name="T117">select()</text:span></text:span><text:span text:style-name="T117"> та</text:span><text:span text:style-name="T178"> </text:span><text:span text:style-name="Шаблон_3a__20_Ідентифікатор"><text:span text:style-name="T178">poll()</text:span></text:span><text:span text:style-name="T178"> є повільним</text:span><text:span text:style-name="T117">и</text:span><text:span text:style-name="T178"> системним</text:span><text:span text:style-name="T117">и</text:span><text:span text:style-name="T178"> виклик</text:span><text:span text:style-name="T117">а</text:span><text:span text:style-name="T178">м</text:span><text:span text:style-name="T117">и</text:span><text:span text:style-name="T178"> і </text:span><text:span text:style-name="T117">їхнє</text:span><text:span text:style-name="T178"> виконання може бути перервано сигналом, тобто в</text:span><text:span text:style-name="T117">о</text:span><text:span text:style-name="T178">н</text:span><text:span text:style-name="T117">и</text:span><text:span text:style-name="T178"> мож</text:span><text:span text:style-name="T117">уть</text:span><text:span text:style-name="T178"> завершуватися з помилкою </text:span><text:span text:style-name="Шаблон_3a__20_Ідентифікатор"><text:span text:style-name="T178">EINTR</text:span></text:span><text:span text:style-name="T178">.</text:span></text:p>
      <text:p text:style-name="P10"><text:span text:style-name="T61">Альтернативн</text:span><text:span text:style-name="T62">і</text:span><text:span text:style-name="T60"> API</text:span></text:p>
      <text:p text:style-name="P15">Деякі системи реалізують альтернативн<text:span text:style-name="T66">і API для</text:span> мультиплексування введення-виведення. <text:span text:style-name="T66">Семантика функцій цих API передбачає створення сталого контексту </text:span><text:span text:style-name="T67">в ядрі</text:span><text:span text:style-name="T66">, який визначає для яких об’єктів ядра перевірятиметься стан. Цей контекст потім можна використовувати багаторазово для перевірки станів об’єктів ядра </text:span><text:span text:style-name="T67">та змінювати його за потреби</text:span><text:span text:style-name="T66">. Використання системних викликів </text:span><text:span text:style-name="Шаблон_3a__20_Ідентифікатор"><text:span text:style-name="T66">select()</text:span></text:span><text:span text:style-name="T66"> та </text:span><text:span text:style-name="Шаблон_3a__20_Ідентифікатор"><text:span text:style-name="T66">poll()</text:span></text:span><text:span text:style-name="T66"> потребує створення контексту </text:span><text:span text:style-name="T67">в ядрі</text:span><text:span text:style-name="T66">, який визначає для яких об’єктів ядра перевірятим</text:span><text:span text:style-name="T68">у</text:span><text:span text:style-name="T66">ться стан</text:span><text:span text:style-name="T68">и</text:span><text:span text:style-name="T66">, під час кожного їх</text:span><text:span text:style-name="T69">нього</text:span><text:span text:style-name="T66"> виклику. Якщо програмі треба перевіряти стан</text:span><text:span text:style-name="T68">и</text:span><text:span text:style-name="T66"> великої кількості об’єктів ядра, тоді створення контексту </text:span><text:span text:style-name="T70">в ядрі </text:span><text:span text:style-name="T66">під час кожного виклику системного виклику для мультиплексування введення-виведення є неефективним рішенням.</text:span></text:p>
      <text:p text:style-name="P16"><text:span text:style-name="T70">Далі надаються ідеї використання </text:span><text:span text:style-name="T73">API</text:span><text:span text:style-name="T70"> </text:span><text:span text:style-name="Шаблон_3a__20_Ідентифікатор"><text:span text:style-name="T70">epoll</text:span></text:span><text:span text:style-name="T70"> в Linux та </text:span><text:span text:style-name="T73">API</text:span><text:span text:style-name="T70"> </text:span><text:span text:style-name="Шаблон_3a__20_Ідентифікатор"><text:span text:style-name="T70">kqueue</text:span></text:span><text:span text:style-name="T70"> в macOS. Дистрибутиви Linux та macOS надають докладну документацію п</text:span><text:span text:style-name="T71">р</text:span><text:span text:style-name="T70">о ц</text:span><text:span text:style-name="T71">і</text:span><text:span text:style-name="T70"> API. Оскільки ці API не визначені в POSIX, вони можуть змінюватися</text:span><text:span text:style-name="T72">.</text:span></text:p>
      <text:p text:style-name="P17"><text:span text:style-name="T70">Системний виклик </text:span><text:span text:style-name="Шаблон_3a__20_Ідентифікатор"><text:span text:style-name="T70">epoll_create()</text:span></text:span><text:span text:style-name="T70"> створює об’єкт ядра </text:span><text:span text:style-name="Шаблон_3a__20_Ідентифікатор"><text:span text:style-name="T70">epoll</text:span></text:span><text:span text:style-name="T70">.</text:span></text:p>
      <text:p text:style-name="P42"/>
      <text:p text:style-name="P42">#include &lt;sys/epoll.h&gt;</text:p>
      <text:p text:style-name="P42"><text:soft-page-break/></text:p>
      <text:p text:style-name="P42">int epoll_create(int size);</text:p>
      <text:p text:style-name="P42"/>
      <text:p text:style-name="P39">Сучасні версій Linux ігнорують значення аргументу <text:span text:style-name="Шаблон_3a__20_Ідентифікатор">size</text:span>, але його значення має бути додатне. У разі успішного виконання цей системний виклик повертає номер дескриптора файлу, який <text:span text:style-name="T166">асоційований з</text:span> об’єкт<text:span text:style-name="T166">ом</text:span> ядра <text:span text:style-name="Шаблон_3a__20_Ідентифікатор">epoll</text:span>.</text:p>
      <text:p text:style-name="P41"><text:span text:style-name="T167">Системний виклик </text:span><text:span text:style-name="Шаблон_3a__20_Ідентифікатор"><text:span text:style-name="T167">epoll_ctl()</text:span></text:span><text:span text:style-name="T167"> модифікує </text:span><text:span text:style-name="T166">налаштування </text:span><text:span text:style-name="T168">в </text:span><text:span text:style-name="T167">об’єк</text:span><text:span text:style-name="T168">ті</text:span><text:span text:style-name="T167"> ядра </text:span><text:span text:style-name="Шаблон_3a__20_Ідентифікатор"><text:span text:style-name="T167">epoll</text:span></text:span><text:span text:style-name="T167">.</text:span></text:p>
      <text:p text:style-name="P42">#include &lt;sys/epoll.h&gt;</text:p>
      <text:p text:style-name="P42"/>
      <text:p text:style-name="P42">int epoll_ctl(int epfd, int act, int fd, struct epoll_event *event);</text:p>
      <text:p text:style-name="P42"/>
      <text:p text:style-name="P36"><text:span text:style-name="T118">А</text:span>ргумент <text:span text:style-name="Шаблон_3a__20_Ідентифікатор"><text:span text:style-name="T118">epfd</text:span></text:span> <text:span text:style-name="T119">–</text:span><text:span text:style-name="T122"> це номер дескриптора файлу, який відповідає об’єкту ядра </text:span><text:span text:style-name="Шаблон_3a__20_Ідентифікатор"><text:span text:style-name="T150">epoll</text:span></text:span><text:span text:style-name="T122">. Аргумент </text:span><text:span text:style-name="Шаблон_3a__20_Ідентифікатор"><text:span text:style-name="T150">act</text:span></text:span><text:span text:style-name="T122"> визначає дію, яку потрібно виконати: </text:span><text:span text:style-name="Шаблон_3a__20_Ідентифікатор"><text:span text:style-name="T150">EPOLL_CTL_ADD</text:span></text:span><text:span text:style-name="T122"> (додати налаштування), </text:span><text:span text:style-name="Шаблон_3a__20_Ідентифікатор"><text:span text:style-name="T150">EPOLL_CTL_MOD</text:span></text:span><text:span text:style-name="T122"> (змінити раніше додані налаштування), </text:span><text:span text:style-name="Шаблон_3a__20_Ідентифікатор"><text:span text:style-name="T150">EPOLL_CTL_DEL</text:span></text:span><text:span text:style-name="T122"> (забрати раніше додані налаштування). Аргумент </text:span><text:span text:style-name="Шаблон_3a__20_Ідентифікатор"><text:span text:style-name="T150">fd</text:span></text:span><text:span text:style-name="T122"> </text:span><text:span text:style-name="T119">–</text:span><text:span text:style-name="T122"> це номер дескриптора файлу, який відповідає об’єкту ядра, для якого вказуються налаштування. </text:span><text:span text:style-name="T123">Аргумент</text:span><text:span text:style-name="T122"> </text:span><text:span text:style-name="Шаблон_3a__20_Ідентифікатор"><text:span text:style-name="T150">event</text:span></text:span><text:span text:style-name="T122"> вказує на об’єкт </text:span><text:span text:style-name="T124">і</text:span><text:span text:style-name="T122">з налаштуваннями (для дії </text:span><text:span text:style-name="Шаблон_3a__20_Ідентифікатор"><text:span text:style-name="T150">EPOLL_CTL_DEL</text:span></text:span><text:span text:style-name="T122"> цей аргумент ігнорується). </text:span><text:span text:style-name="T125">Якщо всі дескриптори файлів, які асоційовані з об’єктом ядра, для якого були додані налаштування, будуть закриті, тоді відповідні </text:span><text:soft-page-break/><text:span text:style-name="T125">раніше додані налаштування для </text:span><text:span text:style-name="T126">цього </text:span><text:span text:style-name="T125">об’єкта ядра забираються з об’єкта ядра </text:span><text:span text:style-name="Шаблон_3a__20_Ідентифікатор"><text:span text:style-name="T151">epoll</text:span></text:span><text:span text:style-name="T125">.</text:span></text:p>
      <text:p text:style-name="P43"><text:span text:style-name="T125">У </text:span><text:span text:style-name="Шаблон_3a__20_Ідентифікатор"><text:span text:style-name="T151">struct epoll_event</text:span></text:span><text:span text:style-name="T125"> є такі поля: </text:span><text:span text:style-name="Шаблон_3a__20_Ідентифікатор"><text:span text:style-name="T151">uint32_t events</text:span></text:span><text:span text:style-name="T125"> (біти, які кодують </text:span><text:span text:style-name="T127">можливості</text:span><text:span text:style-name="T125"> </text:span><text:span text:style-name="T128">виконати дії </text:span><text:span text:style-name="T127">та помилки</text:span><text:span text:style-name="T125">), </text:span><text:span text:style-name="Шаблон_3a__20_Ідентифікатор"><text:span text:style-name="T151">epoll_data_t data</text:span></text:span><text:span text:style-name="T125"> (дані, визначені програмою). </text:span><text:span text:style-name="T129">Програма може вказати будь-які дані в полі </text:span><text:span text:style-name="Шаблон_3a__20_Ідентифікатор"><text:span text:style-name="T152">data</text:span></text:span><text:span text:style-name="T129">, аби в подальшому була можливість визначати для якого об’єкта ядра зі списку опитуваних повернена інформація. </text:span><text:span text:style-name="T125">Тип </text:span><text:span text:style-name="Шаблон_3a__20_Ідентифікатор"><text:span text:style-name="T151">epoll_data_t</text:span></text:span><text:span text:style-name="T125"> </text:span><text:span text:style-name="T120">–</text:span><text:span text:style-name="T125"> це </text:span><text:span text:style-name="Шаблон_3a__20_Ідентифікатор"><text:span text:style-name="T151">union</text:span></text:span><text:span text:style-name="T125">, який складається з таких полів: </text:span><text:span text:style-name="Шаблон_3a__20_Ідентифікатор"><text:span text:style-name="T151">void *ptr</text:span></text:span><text:span text:style-name="T125">, </text:span><text:span text:style-name="Шаблон_3a__20_Ідентифікатор"><text:span text:style-name="T151">int fd</text:span></text:span><text:span text:style-name="T125">, </text:span><text:span text:style-name="Шаблон_3a__20_Ідентифікатор"><text:span text:style-name="T151">uint32_t u32</text:span></text:span><text:span text:style-name="T125">, </text:span><text:span text:style-name="Шаблон_3a__20_Ідентифікатор"><text:span text:style-name="T151">uint64_t u64</text:span></text:span><text:span text:style-name="T125">. </text:span><text:span text:style-name="T129">Наприклад, </text:span><text:span text:style-name="T130">у</text:span><text:span text:style-name="T129"> полі </text:span><text:span text:style-name="Шаблон_3a__20_Ідентифікатор"><text:span text:style-name="T152">fd</text:span></text:span><text:span text:style-name="T129"> можна вказувати номер дескриптора файлу. </text:span><text:span text:style-name="T127">У полі </text:span><text:span text:style-name="Шаблон_3a__20_Ідентифікатор"><text:span text:style-name="T153">events</text:span></text:span><text:span text:style-name="T127"> </text:span><text:span text:style-name="T131">можуть бути вказані такі біти (наводяться </text:span><text:span text:style-name="T132">тільки</text:span><text:span text:style-name="T131"> кілька з можливих): </text:span><text:span text:style-name="Шаблон_3a__20_Ідентифікатор"><text:span text:style-name="T154">EPOLLIN</text:span></text:span><text:span text:style-name="T131"> (те саме, що </text:span><text:span text:style-name="Шаблон_3a__20_Ідентифікатор"><text:span text:style-name="T154">POLLIN</text:span></text:span><text:span text:style-name="T131"> у </text:span><text:span text:style-name="Шаблон_3a__20_Ідентифікатор"><text:span text:style-name="T154">poll()</text:span></text:span><text:span text:style-name="T131">), </text:span><text:span text:style-name="Шаблон_3a__20_Ідентифікатор"><text:span text:style-name="T154">EPOLLOUT</text:span></text:span><text:span text:style-name="T131"> (те саме, що </text:span><text:span text:style-name="Шаблон_3a__20_Ідентифікатор"><text:span text:style-name="T154">POLLOUT</text:span></text:span><text:span text:style-name="T131"> у </text:span><text:span text:style-name="Шаблон_3a__20_Ідентифікатор"><text:span text:style-name="T154">poll()</text:span></text:span><text:span text:style-name="T131">), </text:span><text:span text:style-name="Шаблон_3a__20_Ідентифікатор"><text:span text:style-name="T154">EPOLLERR</text:span></text:span><text:span text:style-name="T131"> (те саме, що </text:span><text:span text:style-name="Шаблон_3a__20_Ідентифікатор"><text:span text:style-name="T154">POLLERR</text:span></text:span><text:span text:style-name="T131"> у </text:span><text:span text:style-name="Шаблон_3a__20_Ідентифікатор"><text:span text:style-name="T154">poll()</text:span></text:span><text:span text:style-name="T131">), </text:span><text:span text:style-name="Шаблон_3a__20_Ідентифікатор"><text:span text:style-name="T154">EPOLLHUP</text:span></text:span><text:span text:style-name="T131"> (те саме, що </text:span><text:span text:style-name="Шаблон_3a__20_Ідентифікатор"><text:span text:style-name="T154">POLLHUP</text:span></text:span><text:span text:style-name="T131"> у </text:span><text:span text:style-name="Шаблон_3a__20_Ідентифікатор"><text:span text:style-name="T154">poll()</text:span></text:span><text:span text:style-name="T131">). </text:span><text:span text:style-name="T128">Об’єкти типу </text:span><text:span text:style-name="Шаблон_3a__20_Ідентифікатор"><text:span text:style-name="T155">struct epoll_event</text:span></text:span><text:span text:style-name="T128"> використовуються для вказування налаштувань та для отримання результатів.</text:span></text:p>
      <text:p text:style-name="P44"><text:span text:style-name="T131">С</text:span><text:span text:style-name="T122">истемн</text:span><text:span text:style-name="T138">ий</text:span><text:span text:style-name="T122"> виклик </text:span><text:span text:style-name="Шаблон_3a__20_Ідентифікатор"><text:span text:style-name="T150">epoll_wait()</text:span></text:span><text:span text:style-name="T122"> перевіря</text:span><text:span text:style-name="T138">є</text:span><text:span text:style-name="T122"> можлив</text:span><text:span text:style-name="T136">і</text:span><text:span text:style-name="T122">ст</text:span><text:span text:style-name="T136">ь</text:span><text:span text:style-name="T122"> виконати дії, </text:span><text:span text:style-name="T137">опитування </text:span><text:span text:style-name="T122">як</text:span><text:span text:style-name="T137">их</text:span><text:span text:style-name="T122"> раніше бул</text:span><text:span text:style-name="T137">и</text:span><text:span text:style-name="T122"> зареєстровані </text:span><text:span text:style-name="T137">в</text:span><text:span text:style-name="T122"> об’єкт</text:span><text:span text:style-name="T137">і</text:span><text:span text:style-name="T122"> ядра </text:span><text:span text:style-name="Шаблон_3a__20_Ідентифікатор"><text:span text:style-name="T150">epoll</text:span></text:span><text:span text:style-name="T122">.</text:span></text:p>
      <text:p text:style-name="P50"/>
      <text:p text:style-name="P50"/>
      <text:p text:style-name="P50"><text:soft-page-break/>#include &lt;sys/epoll.h&gt;</text:p>
      <text:p text:style-name="P50"/>
      <text:p text:style-name="P50">int epoll_wait(int epfd, struct epoll_event *events, int maxevents,</text:p>
      <text:p text:style-name="P50"><text:s text:c="8"/>int timeout);</text:p>
      <text:p text:style-name="P50"/>
      <text:p text:style-name="P38"><text:span text:style-name="T125">А</text:span><text:span text:style-name="T128">ргумент </text:span><text:span text:style-name="Шаблон_3a__20_Ідентифікатор"><text:span text:style-name="T151">epfd</text:span></text:span><text:span text:style-name="T128"> </text:span><text:span text:style-name="T121">–</text:span><text:span text:style-name="T128"> це номер дескриптора файлу, який відповідає об’єкту ядра </text:span><text:span text:style-name="Шаблон_3a__20_Ідентифікатор"><text:span text:style-name="T155">epoll</text:span></text:span><text:span text:style-name="T128">. </text:span><text:span text:style-name="T133">Аргумент </text:span><text:span text:style-name="Шаблон_3a__20_Ідентифікатор"><text:span text:style-name="T156">timeout</text:span></text:span><text:span text:style-name="T133"> має такий самий сенс, як у </text:span><text:span text:style-name="Шаблон_3a__20_Ідентифікатор"><text:span text:style-name="T156">poll()</text:span></text:span><text:span text:style-name="T133">. У разі успішного виконання, інформація про можлив</text:span><text:span text:style-name="T134">і</text:span><text:span text:style-name="T133">ст</text:span><text:span text:style-name="T134">ь</text:span><text:span text:style-name="T133"> виконати дії та помилки повертається в масиві, на який вказує </text:span><text:span text:style-name="T123">аргумент</text:span><text:span text:style-name="T133"> </text:span><text:span text:style-name="Шаблон_3a__20_Ідентифікатор"><text:span text:style-name="T156">events</text:span></text:span><text:span text:style-name="T133">, кількість заповнених елементів масиву повертається як результат, як</text:span><text:span text:style-name="T135">ий</text:span><text:span text:style-name="T133"> буде не більше </text:span><text:span text:style-name="T135">значення</text:span><text:span text:style-name="T133"> </text:span><text:span text:style-name="Шаблон_3a__20_Ідентифікатор"><text:span text:style-name="T156">maxevents</text:span></text:span><text:span text:style-name="T133">.</text:span></text:p>
      <text:p text:style-name="P55"><text:span text:style-name="T133">П</text:span><text:span text:style-name="T122">риклад</text:span></text:p>
      <text:p text:style-name="Шаблон_3a__20_Текст_20_програми">#include &lt;arpa/inet.h&gt;</text:p>
      <text:p text:style-name="Шаблон_3a__20_Текст_20_програми">#include &lt;netinet/in.h&gt;</text:p>
      <text:p text:style-name="Шаблон_3a__20_Текст_20_програми">#include &lt;sys/epoll.h&gt;</text:p>
      <text:p text:style-name="Шаблон_3a__20_Текст_20_програми">#include &lt;stddef.h&gt;</text:p>
      <text:p text:style-name="Шаблон_3a__20_Текст_20_програми">#include &lt;stdio.h&gt;</text:p>
      <text:p text:style-name="Шаблон_3a__20_Текст_20_програми">#include &lt;unistd.h&gt;</text:p>
      <text:p text:style-name="Шаблон_3a__20_Текст_20_програми"/>
      <text:p text:style-name="Шаблон_3a__20_Текст_20_програми">int</text:p>
      <text:p text:style-name="Шаблон_3a__20_Текст_20_програми">main(void)</text:p>
      <text:p text:style-name="Шаблон_3a__20_Текст_20_програми">{</text:p>
      <text:p text:style-name="Шаблон_3a__20_Текст_20_програми"><text:s text:c="4"/>const int timeout_msec = 15 * 1000;</text:p>
      <text:p text:style-name="Шаблон_3a__20_Текст_20_програми"><text:s text:c="4"/>struct sockaddr_in srv_sin4 = { 0 };</text:p>
      <text:p text:style-name="Шаблон_3a__20_Текст_20_програми"><text:soft-page-break/><text:s text:c="4"/>in_port_t srv_port = htons(1234);</text:p>
      <text:p text:style-name="Шаблон_3a__20_Текст_20_програми"><text:s text:c="4"/>struct epoll_event event, events[1];</text:p>
      <text:p text:style-name="Шаблон_3a__20_Текст_20_програми"><text:s text:c="4"/>char buf[10];</text:p>
      <text:p text:style-name="Шаблон_3a__20_Текст_20_програми"><text:s text:c="4"/>ssize_t nread;</text:p>
      <text:p text:style-name="Шаблон_3a__20_Текст_20_програми"><text:s text:c="4"/>int epfd, listenfd, sockfd, nready;</text:p>
      <text:p text:style-name="Шаблон_3a__20_Текст_20_програми"/>
      <text:p text:style-name="Шаблон_3a__20_Текст_20_програми"><text:s text:c="4"/>epfd = epoll_create(1);</text:p>
      <text:p text:style-name="Шаблон_3a__20_Текст_20_програми"><text:s text:c="4"/>if (epfd &lt; 0)</text:p>
      <text:p text:style-name="Шаблон_3a__20_Текст_20_програми"><text:s text:c="8"/>exit_err("epoll_create()");</text:p>
      <text:p text:style-name="Шаблон_3a__20_Текст_20_програми"/>
      <text:p text:style-name="Шаблон_3a__20_Текст_20_програми"><text:s text:c="4"/>listenfd = socket(AF_INET, SOCK_STREAM, IPPROTO_TCP);</text:p>
      <text:p text:style-name="Шаблон_3a__20_Текст_20_програми"><text:s text:c="4"/>if (listenfd &lt; 0)</text:p>
      <text:p text:style-name="Шаблон_3a__20_Текст_20_програми"><text:s text:c="8"/>exit_err("socket()");</text:p>
      <text:p text:style-name="Шаблон_3a__20_Текст_20_програми"/>
      <text:p text:style-name="Шаблон_3a__20_Текст_20_програми"><text:s text:c="4"/>srv_sin4.sin_family = AF_INET;</text:p>
      <text:p text:style-name="Шаблон_3a__20_Текст_20_програми"><text:s text:c="4"/>srv_sin4.sin_port = srv_port;</text:p>
      <text:p text:style-name="Шаблон_3a__20_Текст_20_програми"><text:s text:c="4"/>srv_sin4.sin_addr.s_addr = INADDR_ANY;</text:p>
      <text:p text:style-name="Шаблон_3a__20_Текст_20_програми"><text:s text:c="4"/>if (bind(listenfd, (struct sockaddr *)&amp;srv_sin4, sizeof(srv_sin4)) &lt; 0)</text:p>
      <text:p text:style-name="Шаблон_3a__20_Текст_20_програми"><text:s text:c="8"/>exit_err("bind()");</text:p>
      <text:p text:style-name="Шаблон_3a__20_Текст_20_програми"/>
      <text:p text:style-name="Шаблон_3a__20_Текст_20_програми"><text:s text:c="4"/>if (listen(listenfd, 10) &lt; 0)</text:p>
      <text:p text:style-name="Шаблон_3a__20_Текст_20_програми"><text:s text:c="8"/>exit_err("listen()");</text:p>
      <text:p text:style-name="Шаблон_3a__20_Текст_20_програми"/>
      <text:p text:style-name="Шаблон_3a__20_Текст_20_програми"><text:s text:c="4"/>sockfd = accept(listenfd, NULL, NULL);</text:p>
      <text:p text:style-name="Шаблон_3a__20_Текст_20_програми"><text:s text:c="4"/>if (sockfd &lt; 0)</text:p>
      <text:p text:style-name="Шаблон_3a__20_Текст_20_програми"><text:s text:c="8"/>exit_err("accept()");</text:p>
      <text:p text:style-name="Шаблон_3a__20_Текст_20_програми"/>
      <text:p text:style-name="Шаблон_3a__20_Текст_20_програми"><text:s text:c="4"/>event.events = EPOLLIN;</text:p>
      <text:p text:style-name="Шаблон_3a__20_Текст_20_програми"><text:soft-page-break/><text:s text:c="4"/>event.data.fd = sockfd;</text:p>
      <text:p text:style-name="Шаблон_3a__20_Текст_20_програми"><text:s text:c="4"/>if (epoll_ctl(epfd, EPOLL_CTL_ADD, sockfd, &amp;event) &lt; 0)</text:p>
      <text:p text:style-name="Шаблон_3a__20_Текст_20_програми"><text:s text:c="8"/>exit_err("epoll_ctl()");</text:p>
      <text:p text:style-name="Шаблон_3a__20_Текст_20_програми"/>
      <text:p text:style-name="Шаблон_3a__20_Текст_20_програми"><text:s text:c="4"/>for (;;) {</text:p>
      <text:p text:style-name="Шаблон_3a__20_Текст_20_програми"><text:s text:c="8"/>nready = epoll_wait(epfd, events, 1, timeout_msec);</text:p>
      <text:p text:style-name="Шаблон_3a__20_Текст_20_програми"><text:s text:c="8"/>if (nready &lt; 0)</text:p>
      <text:p text:style-name="Шаблон_3a__20_Текст_20_програми"><text:s text:c="12"/>exit_err("<text:span text:style-name="T171">e</text:span>poll<text:span text:style-name="T171">_wait</text:span>()");</text:p>
      <text:p text:style-name="Шаблон_3a__20_Текст_20_програми"><text:s text:c="8"/>if (nready == 0) {</text:p>
      <text:p text:style-name="Шаблон_3a__20_Текст_20_програми"><text:s text:c="12"/>printf("No data during %d seconds\n", timeout_msec);</text:p>
      <text:p text:style-name="Шаблон_3a__20_Текст_20_програми"><text:s text:c="12"/>continue;</text:p>
      <text:p text:style-name="Шаблон_3a__20_Текст_20_програми"><text:s text:c="8"/>}</text:p>
      <text:p text:style-name="Шаблон_3a__20_Текст_20_програми"><text:s text:c="8"/>if (events[0].events &amp; EPOLLIN) {</text:p>
      <text:p text:style-name="Шаблон_3a__20_Текст_20_програми"><text:s text:c="12"/>nread = read(events[0].data.fd, buf, sizeof(buf));</text:p>
      <text:p text:style-name="Шаблон_3a__20_Текст_20_програми"><text:s text:c="12"/>if (nread &lt; 0)</text:p>
      <text:p text:style-name="Шаблон_3a__20_Текст_20_програми"><text:s text:c="16"/>exit_err("read()");</text:p>
      <text:p text:style-name="Шаблон_3a__20_Текст_20_програми"><text:s text:c="12"/>if (nread == 0) {</text:p>
      <text:p text:style-name="Шаблон_3a__20_Текст_20_програми"><text:s text:c="16"/>printf("End of connection\n");</text:p>
      <text:p text:style-name="Шаблон_3a__20_Текст_20_програми"><text:s text:c="16"/>break;</text:p>
      <text:p text:style-name="Шаблон_3a__20_Текст_20_програми"><text:s text:c="12"/>}</text:p>
      <text:p text:style-name="Шаблон_3a__20_Текст_20_програми"><text:s text:c="12"/>printf("Received %zd bytes\n", nread);</text:p>
      <text:p text:style-name="Шаблон_3a__20_Текст_20_програми"><text:s text:c="8"/>} else if (events[0].events &amp; EPOLLHUP) {</text:p>
      <text:p text:style-name="Шаблон_3a__20_Текст_20_програми"><text:s text:c="12"/>exit_errx("epoll_wait(): got error in events");</text:p>
      <text:p text:style-name="Шаблон_3a__20_Текст_20_програми"><text:s text:c="8"/>} else {</text:p>
      <text:p text:style-name="Шаблон_3a__20_Текст_20_програми"><text:s text:c="12"/>exit_errx("epoll_wait(): unexpected flag in events");</text:p>
      <text:p text:style-name="Шаблон_3a__20_Текст_20_програми"><text:s text:c="8"/>}</text:p>
      <text:p text:style-name="Шаблон_3a__20_Текст_20_програми"><text:s text:c="4"/>}</text:p>
      <text:p text:style-name="Шаблон_3a__20_Текст_20_програми"/>
      <text:p text:style-name="Шаблон_3a__20_Текст_20_програми"><text:soft-page-break/><text:s text:c="4"/>if (close(sockfd) &lt; 0 || close(listenfd) &lt; 0 || close(epfd) &lt; 0)</text:p>
      <text:p text:style-name="Шаблон_3a__20_Текст_20_програми"><text:s text:c="8"/>exit_err("close()");</text:p>
      <text:p text:style-name="Шаблон_3a__20_Текст_20_програми">}</text:p>
      <text:p text:style-name="Шаблон_3a__20_Текст_20_програми"/>
      <text:p text:style-name="P18"><text:span text:style-name="T139">Системний виклик </text:span><text:span text:style-name="Шаблон_3a__20_Ідентифікатор"><text:span text:style-name="T157">kqueue</text:span></text:span><text:span text:style-name="Шаблон_3a__20_Ідентифікатор"><text:span text:style-name="T158">()</text:span></text:span><text:span text:style-name="T139"> створює об’єкт ядра </text:span><text:span text:style-name="Шаблон_3a__20_Ідентифікатор"><text:span text:style-name="T157">kqueue</text:span></text:span><text:span text:style-name="T139">.</text:span></text:p>
      <text:p text:style-name="P51">#include &lt;sys/types.h&gt;</text:p>
      <text:p text:style-name="P51">#include &lt;sys/event.h&gt;</text:p>
      <text:p text:style-name="P51"/>
      <text:p text:style-name="P51">int kqueue(void);</text:p>
      <text:p text:style-name="P51"/>
      <text:p text:style-name="P40"><text:span text:style-name="T139">У разі успішного виконання цей системний виклик повертає номер дескриптора файлу, який </text:span><text:span text:style-name="T140">асоційований з</text:span><text:span text:style-name="T139"> об’єкт</text:span><text:span text:style-name="T140">ом</text:span><text:span text:style-name="T139"> ядра </text:span><text:span text:style-name="Шаблон_3a__20_Ідентифікатор"><text:span text:style-name="T159">kqueue</text:span></text:span><text:span text:style-name="T139">.</text:span></text:p>
      <text:p text:style-name="P45"><text:span text:style-name="T139">Системний виклик </text:span><text:span text:style-name="Шаблон_3a__20_Ідентифікатор"><text:span text:style-name="T158">kevent()</text:span></text:span><text:span text:style-name="T139"> </text:span><text:span text:style-name="T141">модифікує </text:span><text:span text:style-name="T140">налаштування </text:span><text:span text:style-name="T139">та </text:span><text:span text:style-name="T128">перевіря</text:span><text:span text:style-name="T139">є</text:span><text:span text:style-name="T128"> можлив</text:span><text:span text:style-name="T142">і</text:span><text:span text:style-name="T128">ст</text:span><text:span text:style-name="T136">ь</text:span><text:span text:style-name="T128"> виконати дії, </text:span><text:span text:style-name="T139">опитування яких раніше були зареєстровані в об’єкті ядра </text:span><text:span text:style-name="Шаблон_3a__20_Ідентифікатор"><text:span text:style-name="T158">kqueue</text:span></text:span><text:span text:style-name="T139">.</text:span></text:p>
      <text:p text:style-name="P52">#include &lt;sys/types.h&gt;</text:p>
      <text:p text:style-name="P51">#include &lt;sys/event.h&gt;</text:p>
      <text:p text:style-name="P51">#include &lt;sys/time.h&gt;</text:p>
      <text:p text:style-name="P51"/>
      <text:p text:style-name="P51">int kevent(int kq<text:span text:style-name="T169">fd</text:span>, const struct kevent *changelist, int nchanges,</text:p>
      <text:p text:style-name="P51"><text:s text:c="8"/>struct kevent *eventlist, int nevents, const struct timespec *timeout);</text:p>
      <text:p text:style-name="P51">EV_SET(&amp;kevent, ident, fileter, flags, fflags, data, udata);</text:p>
      <text:p text:style-name="P51"/>
      <text:p text:style-name="P37"><text:soft-page-break/><text:span text:style-name="T118">А</text:span>ргумент <text:span text:style-name="Шаблон_3a__20_Ідентифікатор"><text:span text:style-name="T170">kq</text:span></text:span><text:span text:style-name="Шаблон_3a__20_Ідентифікатор"><text:span text:style-name="T169">fd</text:span></text:span> <text:span text:style-name="T119">–</text:span><text:span text:style-name="T122"> це номер дескриптора файлу, який відповідає об’єкту ядра </text:span><text:span text:style-name="Шаблон_3a__20_Ідентифікатор"><text:span text:style-name="T160">kqueue</text:span></text:span><text:span text:style-name="T122">. </text:span><text:span text:style-name="T134">Масив з </text:span><text:span text:style-name="Шаблон_3a__20_Ідентифікатор"><text:span text:style-name="T161">nchanges</text:span></text:span><text:span text:style-name="T134"> елементів, на який вказує </text:span><text:span text:style-name="T123">аргумент</text:span><text:span text:style-name="T134"> </text:span><text:span text:style-name="Шаблон_3a__20_Ідентифікатор"><text:span text:style-name="T161">changelist</text:span></text:span><text:span text:style-name="T134">, визначає зміни налаштувань. </text:span><text:span text:style-name="T144">Аргумент </text:span><text:span text:style-name="Шаблон_3a__20_Ідентифікатор"><text:span text:style-name="T162">timeout</text:span></text:span><text:span text:style-name="T144"> має такий самий сенс, як у </text:span><text:span text:style-name="Шаблон_3a__20_Ідентифікатор"><text:span text:style-name="T162">select()</text:span></text:span><text:span text:style-name="T144">, </text:span><text:span text:style-name="T149">тільки іншій тип.</text:span><text:span text:style-name="T144"> </text:span><text:span text:style-name="T134">У разі успішного виконання, інформація про можливість </text:span><text:span text:style-name="T135">виконати дії та помилки повертається в масиві, на який вказує </text:span><text:span text:style-name="T123">аргумент</text:span><text:span text:style-name="T135"> </text:span><text:span text:style-name="Шаблон_3a__20_Ідентифікатор"><text:span text:style-name="T163">eve</text:span></text:span><text:span text:style-name="Шаблон_3a__20_Ідентифікатор"><text:span text:style-name="T162">n</text:span></text:span><text:span text:style-name="Шаблон_3a__20_Ідентифікатор"><text:span text:style-name="T163">tlist</text:span></text:span><text:span text:style-name="T135">, кількість заповнених елементів повертається як результат, який буде не більше значення</text:span><text:span text:style-name="T134"> </text:span><text:span text:style-name="Шаблон_3a__20_Ідентифікатор"><text:span text:style-name="T161">nevents</text:span></text:span><text:span text:style-name="T134">. </text:span><text:span text:style-name="T145">Кожний з аргументів </text:span><text:span text:style-name="Шаблон_3a__20_Ідентифікатор"><text:span text:style-name="T164">changelist</text:span></text:span><text:span text:style-name="T145"> та </text:span><text:span text:style-name="Шаблон_3a__20_Ідентифікатор"><text:span text:style-name="T164">eventlist</text:span></text:span><text:span text:style-name="T145"> може бути </text:span><text:span text:style-name="T123">null покажчиком</text:span><text:span text:style-name="T145">, у цьому випадку відповідний </text:span><text:span text:style-name="T123">аргумент</text:span><text:span text:style-name="T145"> ігнорується.</text:span></text:p>
      <text:p text:style-name="P46"><text:span text:style-name="T134">У </text:span><text:span text:style-name="Шаблон_3a__20_Ідентифікатор"><text:span text:style-name="T158">struct kevent</text:span></text:span><text:span text:style-name="T139"> є такі поля: </text:span><text:span text:style-name="Шаблон_3a__20_Ідентифікатор"><text:span text:style-name="T158">uintptr_t ident</text:span></text:span><text:span text:style-name="T139"> (ідентифікатор</text:span><text:span text:style-name="T143">,</text:span><text:span text:style-name="T139"> для якого застосовується фільтр), </text:span><text:span text:style-name="Шаблон_3a__20_Ідентифікатор"><text:span text:style-name="T158">int16_t filter</text:span></text:span><text:span text:style-name="T139"> (фільтр, який треба застосувати для ідентифікатора), </text:span><text:span text:style-name="Шаблон_3a__20_Ідентифікатор"><text:span text:style-name="T158">uint16_t flags</text:span></text:span><text:span text:style-name="T139"> (прапорці), </text:span><text:span text:style-name="Шаблон_3a__20_Ідентифікатор"><text:span text:style-name="T158">uint32_t fflags</text:span></text:span><text:span text:style-name="T139"> (прапорці, специфічні для конкретного фільтру), </text:span><text:span text:style-name="Шаблон_3a__20_Ідентифікатор"><text:span text:style-name="T158">intptr_t data</text:span></text:span><text:span text:style-name="T139"> (дані, специфічні для конкретного фільтру), </text:span><text:span text:style-name="Шаблон_3a__20_Ідентифікатор"><text:span text:style-name="T158">void *udata</text:span></text:span><text:span text:style-name="T139"> (довільні користувальницькі дані). Для зручності ініціалізації налаштувань в об’єкті типу </text:span><text:span text:style-name="Шаблон_3a__20_Ідентифікатор"><text:span text:style-name="T158">struct kevent</text:span></text:span><text:span text:style-name="T139"> є макрос </text:span><text:span text:style-name="Шаблон_3a__20_Ідентифікатор"><text:span text:style-name="T158">EV_SET()</text:span></text:span><text:span text:style-name="T139">.</text:span></text:p>
      <text:p text:style-name="P47"><text:span text:style-name="T139">Значення поля </text:span><text:span text:style-name="Шаблон_3a__20_Ідентифікатор"><text:span text:style-name="T158">filter</text:span></text:span><text:span text:style-name="T139"> можуть бути такі (наводяться </text:span><text:span text:style-name="T146">тільки</text:span><text:span text:style-name="T139"> кілька з можливих): </text:span><text:span text:style-name="Шаблон_3a__20_Ідентифікатор"><text:span text:style-name="T158">EVFILT_READ</text:span></text:span><text:span text:style-name="T139"> (те саме, що </text:span><text:span text:style-name="Шаблон_3a__20_Ідентифікатор"><text:span text:style-name="T158">POLLIN</text:span></text:span><text:span text:style-name="T139"> у </text:span><text:span text:style-name="Шаблон_3a__20_Ідентифікатор"><text:span text:style-name="T158">poll()</text:span></text:span><text:span text:style-name="T139">), </text:span><text:span text:style-name="Шаблон_3a__20_Ідентифікатор"><text:span text:style-name="T158">EVFILT_WRITE</text:span></text:span><text:span text:style-name="T139"> (те саме, що </text:span><text:span text:style-name="Шаблон_3a__20_Ідентифікатор"><text:span text:style-name="T158">POLLOUT</text:span></text:span><text:span text:style-name="T139"> у </text:span><text:span text:style-name="Шаблон_3a__20_Ідентифікатор"><text:span text:style-name="T158">poll()</text:span></text:span><text:span text:style-name="T139">). Для фільтрів </text:span><text:span text:style-name="Шаблон_3a__20_Ідентифікатор"><text:span text:style-name="T158">EVFILT_READ</text:span></text:span><text:span text:style-name="T139"> та </text:span><text:span text:style-name="Шаблон_3a__20_Ідентифікатор"><text:span text:style-name="T158">EVFILT_WRITE</text:span></text:span><text:span text:style-name="T139"> у полі </text:span><text:span text:style-name="Шаблон_3a__20_Ідентифікатор"><text:span text:style-name="T158">ident</text:span></text:span><text:span text:style-name="T139"> вказується номер дескриптора </text:span><text:soft-page-break/><text:span text:style-name="T139">файлу. </text:span><text:span text:style-name="T125">Якщо всі дескриптори файлів, </text:span><text:span text:style-name="T147">з якими</text:span><text:span text:style-name="T125"> асоційовані об’єкт</text:span><text:span text:style-name="T147">и</text:span><text:span text:style-name="T125"> ядра, для як</text:span><text:span text:style-name="T147">их</text:span><text:span text:style-name="T125"> були додані налаштування, будуть закриті, тоді відповідні раніше додані налаштування для </text:span><text:span text:style-name="T126">цього </text:span><text:span text:style-name="T125">об’єкта ядра забираються з об’єкта ядра </text:span><text:span text:style-name="Шаблон_3a__20_Ідентифікатор"><text:span text:style-name="T165">kqueue</text:span></text:span><text:span text:style-name="T125">.</text:span></text:p>
      <text:p text:style-name="P48"><text:span text:style-name="T125">Значення прапорців у полі </text:span><text:span text:style-name="Шаблон_3a__20_Ідентифікатор"><text:span text:style-name="T151">flags</text:span></text:span><text:span text:style-name="T125"> можуть бути такі (наводяться </text:span><text:span text:style-name="T148">тільки</text:span><text:span text:style-name="T125"> кілька можливих): </text:span><text:span text:style-name="Шаблон_3a__20_Ідентифікатор"><text:span text:style-name="T151">EV_ADD</text:span></text:span><text:span text:style-name="T125"> (додати або змінити налаштування), </text:span><text:span text:style-name="Шаблон_3a__20_Ідентифікатор"><text:span text:style-name="T151">EV_ENABLE</text:span></text:span><text:span text:style-name="T125"> (увімкнути раніше вимкнуті налаштування), </text:span><text:span text:style-name="Шаблон_3a__20_Ідентифікатор"><text:span text:style-name="T151">EV_DISABLE</text:span></text:span><text:span text:style-name="T125"> (вимкнути налаштування), </text:span><text:span text:style-name="Шаблон_3a__20_Ідентифікатор"><text:span text:style-name="T151">EV_DELETE</text:span></text:span><text:span text:style-name="T125"> (забрати раніше додані налаштування), </text:span><text:span text:style-name="Шаблон_3a__20_Ідентифікатор"><text:span text:style-name="T151">EV_ERROR</text:span></text:span><text:span text:style-name="T125"> (позначає помилку під час додавання або зміни налаштувань).</text:span></text:p>
      <text:p text:style-name="P56"><text:span text:style-name="T125">П</text:span><text:span text:style-name="T122">риклад</text:span></text:p>
      <text:p text:style-name="Шаблон_3a__20_Текст_20_програми">#include &lt;arpa/inet.h&gt;</text:p>
      <text:p text:style-name="Шаблон_3a__20_Текст_20_програми">#include &lt;netinet/in.h&gt;</text:p>
      <text:p text:style-name="Шаблон_3a__20_Текст_20_програми">#include &lt;sys/socket.h&gt;</text:p>
      <text:p text:style-name="Шаблон_3a__20_Текст_20_програми">#include &lt;sys/types.h&gt;</text:p>
      <text:p text:style-name="Шаблон_3a__20_Текст_20_програми">#include &lt;sys/event.h&gt;</text:p>
      <text:p text:style-name="Шаблон_3a__20_Текст_20_програми">#include &lt;sys/time.h&gt;</text:p>
      <text:p text:style-name="Шаблон_3a__20_Текст_20_програми">#include &lt;fcntl.h&gt;</text:p>
      <text:p text:style-name="Шаблон_3a__20_Текст_20_програми">#include &lt;stddef.h&gt;</text:p>
      <text:p text:style-name="Шаблон_3a__20_Текст_20_програми">#include &lt;stdint.h&gt;</text:p>
      <text:p text:style-name="Шаблон_3a__20_Текст_20_програми">#include &lt;stdio.h&gt;</text:p>
      <text:p text:style-name="Шаблон_3a__20_Текст_20_програми">#include &lt;unistd.h&gt;</text:p>
      <text:p text:style-name="Шаблон_3a__20_Текст_20_програми"><text:soft-page-break/></text:p>
      <text:p text:style-name="Шаблон_3a__20_Текст_20_програми">int</text:p>
      <text:p text:style-name="Шаблон_3a__20_Текст_20_програми">main(void)</text:p>
      <text:p text:style-name="Шаблон_3a__20_Текст_20_програми">{</text:p>
      <text:p text:style-name="Шаблон_3a__20_Текст_20_програми"><text:s text:c="4"/>const time_t timeout_sec = 15;</text:p>
      <text:p text:style-name="Шаблон_3a__20_Текст_20_програми"><text:s text:c="4"/>struct timespec ts;</text:p>
      <text:p text:style-name="Шаблон_3a__20_Текст_20_програми"><text:s text:c="4"/>struct sockaddr_in srv_sin4 = { 0 };</text:p>
      <text:p text:style-name="Шаблон_3a__20_Текст_20_програми"><text:s text:c="4"/>struct kevent events[1];</text:p>
      <text:p text:style-name="Шаблон_3a__20_Текст_20_програми"><text:s text:c="4"/>in_port_t srv_port = htons(1234);</text:p>
      <text:p text:style-name="Шаблон_3a__20_Текст_20_програми"><text:s text:c="4"/>char buf[10];</text:p>
      <text:p text:style-name="Шаблон_3a__20_Текст_20_програми"><text:s text:c="4"/>ssize_t nread;</text:p>
      <text:p text:style-name="Шаблон_3a__20_Текст_20_програми"><text:s text:c="4"/>int listenfd, sockfd, kqfd, nready;</text:p>
      <text:p text:style-name="Шаблон_3a__20_Текст_20_програми"/>
      <text:p text:style-name="Шаблон_3a__20_Текст_20_програми"><text:s text:c="4"/>kqfd = kqueue();</text:p>
      <text:p text:style-name="Шаблон_3a__20_Текст_20_програми"><text:s text:c="4"/>if (kqfd &lt; 0)</text:p>
      <text:p text:style-name="Шаблон_3a__20_Текст_20_програми"><text:s text:c="8"/>exit_err("kqueue()");</text:p>
      <text:p text:style-name="Шаблон_3a__20_Текст_20_програми"/>
      <text:p text:style-name="Шаблон_3a__20_Текст_20_програми"><text:s text:c="4"/>listenfd = socket(AF_INET, SOCK_STREAM, IPPROTO_TCP);</text:p>
      <text:p text:style-name="Шаблон_3a__20_Текст_20_програми"><text:s text:c="4"/>if (listenfd &lt; 0)</text:p>
      <text:p text:style-name="Шаблон_3a__20_Текст_20_програми"><text:s text:c="8"/>exit_err("socket()");</text:p>
      <text:p text:style-name="Шаблон_3a__20_Текст_20_програми"/>
      <text:p text:style-name="Шаблон_3a__20_Текст_20_програми"><text:s text:c="4"/>srv_sin4.sin_family = AF_INET;</text:p>
      <text:p text:style-name="Шаблон_3a__20_Текст_20_програми"><text:s text:c="4"/>srv_sin4.sin_port = srv_port;</text:p>
      <text:p text:style-name="Шаблон_3a__20_Текст_20_програми"><text:s text:c="4"/>srv_sin4.sin_addr.s_addr = INADDR_ANY;</text:p>
      <text:p text:style-name="Шаблон_3a__20_Текст_20_програми"><text:s text:c="4"/>if (bind(listenfd, (struct sockaddr *)&amp;srv_sin4, sizeof(srv_sin4)) &lt; 0)</text:p>
      <text:p text:style-name="Шаблон_3a__20_Текст_20_програми"><text:s text:c="8"/>exit_err("bind()");</text:p>
      <text:p text:style-name="Шаблон_3a__20_Текст_20_програми"/>
      <text:p text:style-name="Шаблон_3a__20_Текст_20_програми"><text:s text:c="4"/>if (listen(listenfd, 10) &lt; 0)</text:p>
      <text:p text:style-name="Шаблон_3a__20_Текст_20_програми"><text:soft-page-break/><text:s text:c="8"/>exit_err("listen()");</text:p>
      <text:p text:style-name="Шаблон_3a__20_Текст_20_програми"/>
      <text:p text:style-name="Шаблон_3a__20_Текст_20_програми"><text:s text:c="4"/>sockfd = accept(listenfd, NULL, NULL);</text:p>
      <text:p text:style-name="Шаблон_3a__20_Текст_20_програми"><text:s text:c="4"/>if (sockfd &lt; 0)</text:p>
      <text:p text:style-name="Шаблон_3a__20_Текст_20_програми"><text:s text:c="8"/>exit_err("accept()");</text:p>
      <text:p text:style-name="Шаблон_3a__20_Текст_20_програми"/>
      <text:p text:style-name="Шаблон_3a__20_Текст_20_програми"><text:s text:c="4"/>EV_SET(&amp;events[0], sockfd, EVFILT_READ, EV_ADD, 0, 0, NULL);</text:p>
      <text:p text:style-name="Шаблон_3a__20_Текст_20_програми"><text:s text:c="4"/>if (kevent(kqfd, events, 1, NULL, 0, NULL) &lt; 0)</text:p>
      <text:p text:style-name="Шаблон_3a__20_Текст_20_програми"><text:s text:c="8"/>exit_err("kevent()");</text:p>
      <text:p text:style-name="Шаблон_3a__20_Текст_20_програми"/>
      <text:p text:style-name="Шаблон_3a__20_Текст_20_програми"><text:s text:c="4"/>ts.tv_sec = timeout_sec;</text:p>
      <text:p text:style-name="Шаблон_3a__20_Текст_20_програми"><text:s text:c="4"/>ts.tv_nsec = 0;</text:p>
      <text:p text:style-name="Шаблон_3a__20_Текст_20_програми"><text:s text:c="4"/>for (;;) {</text:p>
      <text:p text:style-name="Шаблон_3a__20_Текст_20_програми"><text:s text:c="8"/>nready = kevent(kqfd, NULL, 0, events, 1, &amp;ts);</text:p>
      <text:p text:style-name="Шаблон_3a__20_Текст_20_програми"><text:s text:c="8"/>if (nready &lt; 0)</text:p>
      <text:p text:style-name="Шаблон_3a__20_Текст_20_програми"><text:s text:c="12"/>exit_err("kevent()");</text:p>
      <text:p text:style-name="Шаблон_3a__20_Текст_20_програми"><text:s text:c="8"/>if (nready == 0) {</text:p>
      <text:p text:style-name="Шаблон_3a__20_Текст_20_програми"><text:s text:c="12"/>printf("No data during %ju seconds\n", (uintmax_t)timeout_sec);</text:p>
      <text:p text:style-name="Шаблон_3a__20_Текст_20_програми"><text:s text:c="12"/>continue;</text:p>
      <text:p text:style-name="Шаблон_3a__20_Текст_20_програми"><text:s text:c="8"/>}</text:p>
      <text:p text:style-name="Шаблон_3a__20_Текст_20_програми"><text:s text:c="8"/>if (events[0].filter == EVFILT_READ) {</text:p>
      <text:p text:style-name="Шаблон_3a__20_Текст_20_програми"><text:s text:c="12"/>nread = read((int)events[0].ident, buf, sizeof(buf));</text:p>
      <text:p text:style-name="Шаблон_3a__20_Текст_20_програми"><text:s text:c="12"/>if (nread &lt; 0)</text:p>
      <text:p text:style-name="Шаблон_3a__20_Текст_20_програми"><text:s text:c="16"/>exit_err("read()");</text:p>
      <text:p text:style-name="Шаблон_3a__20_Текст_20_програми"><text:s text:c="12"/>if (nread == 0) {</text:p>
      <text:p text:style-name="Шаблон_3a__20_Текст_20_програми"><text:s text:c="16"/>printf("End of connection\n");</text:p>
      <text:p text:style-name="Шаблон_3a__20_Текст_20_програми"><text:s text:c="16"/>break;</text:p>
      <text:p text:style-name="Шаблон_3a__20_Текст_20_програми"><text:s text:c="12"/>}</text:p>
      <text:p text:style-name="Шаблон_3a__20_Текст_20_програми"><text:soft-page-break/><text:s text:c="12"/>printf("Received %zd bytes\n", nread);</text:p>
      <text:p text:style-name="Шаблон_3a__20_Текст_20_програми"><text:s text:c="8"/>}</text:p>
      <text:p text:style-name="Шаблон_3a__20_Текст_20_програми"><text:s text:c="4"/>}</text:p>
      <text:p text:style-name="Шаблон_3a__20_Текст_20_програми"><text:s text:c="4"/>if (close(listenfd) &lt; 0 || close(sockfd) &lt; 0 || close(kqfd) &lt; 0)</text:p>
      <text:p text:style-name="Шаблон_3a__20_Текст_20_програми"><text:s text:c="8"/>exit_err("close()");</text:p>
      <text:p text:style-name="Шаблон_3a__20_Текст_20_програми">}</text:p>
      <text:p text:style-name="P10"><text:span text:style-name="T64">TCP-</text:span><text:span text:style-name="T176">сокет</text:span> <text:span text:style-name="T177">та</text:span> <text:span text:style-name="T63">мультиплексуванн</text:span><text:span text:style-name="T177">я</text:span><text:span text:style-name="T63"> введення-виведення</text:span></text:p>
      <text:p text:style-name="P58">Якщо системний виклик <text:span text:style-name="Шаблон_3a__20_Ідентифікатор">connect()</text:span> застосовується для TCP-сокета, для якого встановлено прапорець статусу <text:span text:style-name="Шаблон_3a__20_Ідентифікатор">O_NONBLOCK</text:span>, тоді, якщо з’єднання не може бути встановлено відразу, цей системний виклик завершується з помилкою <text:span text:style-name="Шаблон_3a__20_Ідентифікатор">EINPROGRESS</text:span>. Перевірити завершення створення або не створення TCP-з’єднання можна функцією мультиплексування введення-виведення для цього TCP-сокета. Треба перевірити чи можна читати <text:span text:style-name="T173">з </text:span>та чи можна записувати в цей TCP-сокет. Помилку встановлення TCP-з’єднання можна отримати за допомогою значення опції сокета <text:span text:style-name="Шаблон_3a__20_Ідентифікатор">SO_ERROR</text:span>.</text:p>
      <text:p text:style-name="P59">Якщо системний виклик <text:span text:style-name="Шаблон_3a__20_Ідентифікатор">accept()</text:span> застосовується для TCP-сокета, для якого встановлено прапорець статусу <text:span text:style-name="Шаблон_3a__20_Ідентифікатор">O_NONBLOCK</text:span>, тоді, якщо нема готового TCP-з’єднання, <text:span text:style-name="T175">тоді </text:span>цей системний виклик завершується з помилкою <text:span text:style-name="Шаблон_3a__20_Ідентифікатор">EAGAIN</text:span> або <text:span text:style-name="Шаблон_3a__20_Ідентифікатор">EWOULDBLOCK</text:span>.</text:p>
      <text:p text:style-name="P61">Якщо системний виклик <text:span text:style-name="Шаблон_3a__20_Ідентифікатор">read()</text:span> або відповідний застосовується для TCP-сокета, для якого становлено прапорець статусу <text:span text:style-name="Шаблон_3a__20_Ідентифікатор">O_NONBLOCK</text:span>, тоді, якщо буфер отриманих <text:soft-page-break/>даних цього сокета порожній, тоді цей системний виклик завершується з помилкою <text:span text:style-name="Шаблон_3a__20_Ідентифікатор">EAGAIN</text:span> або <text:span text:style-name="Шаблон_3a__20_Ідентифікатор">EWOULDBLOCK</text:span>.</text:p>
      <text:p text:style-name="P61">Якщо системний виклик <text:span text:style-name="Шаблон_3a__20_Ідентифікатор">write()</text:span> або відповідний застосовується для TCP-сокета, для якого встановлено прапорець статусу <text:span text:style-name="Шаблон_3a__20_Ідентифікатор">O_NONBLOCK</text:span>, тоді, якщо буфер даних на відправлення цього сокета заповнений, тоді цей системний виклик завершується з помилкою <text:span text:style-name="Шаблон_3a__20_Ідентифікатор">EAGAIN</text:span> або <text:span text:style-name="Шаблон_3a__20_Ідентифікатор">EWOULDBLOCK</text:span>, інакше цей системний виклик записує стільки байт, скільки можна скопіювати в буфер даних на відправлення.</text:p>
      <text:p text:style-name="P59">Перевірити наявність встановленого TCP-з’єднання можна <text:span text:style-name="T173">функцією мультиплексування введення-виведення для TCP-сокета який приймає нові з’єднання. Треба перевірити можливість чи можна читати з цього TCP-сокета. Оскільки між перевіркою можливості читання та викликом системного виклику </text:span><text:span text:style-name="Шаблон_3a__20_Ідентифікатор"><text:span text:style-name="T173">accept()</text:span></text:span><text:span text:style-name="T173"> є часове вікно, клієнт може розірвати вже встановлене TCP-з’єднання. Семантика системного виклику </text:span><text:span text:style-name="Шаблон_3a__20_Ідентифікатор"><text:span text:style-name="T173">accept()</text:span></text:span><text:span text:style-name="T173"> для цього сценарію залежить від реалізації, тому правильно буде встановити прапорець статусу </text:span><text:span text:style-name="Шаблон_3a__20_Ідентифікатор"><text:span text:style-name="T173">O_NONBLOCK</text:span></text:span><text:span text:style-name="T173"> для цього TCP-сокета, щоб виконання </text:span><text:span text:style-name="Шаблон_3a__20_Ідентифікатор"><text:span text:style-name="T173">accept()</text:span></text:span><text:span text:style-name="T173"> не було заблоковано.</text:span></text:p>
      <text:p text:style-name="P60"><text:soft-page-break/>TCP-сокет, з яким асоційоване TCP-з’єднання, готовий для читання, якщо в буфері отриманих даних цього сокета є принаймні кількість отриманих байт, яке визначається значенням опції <text:span text:style-name="Шаблон_3a__20_Ідентифікатор">SO_RCVLOWAT</text:span>.</text:p>
      <text:p text:style-name="P60">TCP-сокет, з яким асоційоване TCP-з’єднання, готовий для запису, якщо в буфері даних на відправлення цього сокета є принаймні вільне місце розміром, яке визначається значенням опції <text:span text:style-name="Шаблон_3a__20_Ідентифікатор">SO_SNDLOWAT</text:span>.</text:p>
      <text:p text:style-name="P58"><text:s/></text:p>
      <text:p text:style-name="P21">Сервер з мультиплексуванням введення-виведення</text:p>
      <text:p text:style-name="Шаблон_3a__20_Звичайний_20_текст">Програма на C++ приймає TCP з’єднання, клієнт <text:span text:style-name="T174">відправляє</text:span> 4 байтове значення, це кількість байт, потім <text:span text:style-name="T174">відправляє</text:span> <text:span text:style-name="T174">значення </text:span>вказан<text:span text:style-name="T174">ої</text:span> кільк<text:span text:style-name="T174">о</text:span>ст<text:span text:style-name="T174">і</text:span> байт<text:span text:style-name="T174">ів</text:span>. Сервер отримує дані та виводить <text:span text:style-name="T172">їх</text:span>.</text:p>
      <text:p text:style-name="Шаблон_3a__20_Текст_20_програми">#include &lt;cassert&gt;</text:p>
      <text:p text:style-name="Шаблон_3a__20_Текст_20_програми">#include &lt;cerrno&gt;</text:p>
      <text:p text:style-name="Шаблон_3a__20_Текст_20_програми">#include &lt;cstdint&gt;</text:p>
      <text:p text:style-name="Шаблон_3a__20_Текст_20_програми">#include &lt;cstring&gt;</text:p>
      <text:p text:style-name="Шаблон_3a__20_Текст_20_програми">#include &lt;iostream&gt;</text:p>
      <text:p text:style-name="Шаблон_3a__20_Текст_20_програми">#include &lt;string&gt;</text:p>
      <text:p text:style-name="Шаблон_3a__20_Текст_20_програми">#include &lt;vector&gt;</text:p>
      <text:p text:style-name="Шаблон_3a__20_Текст_20_програми">#include &lt;arpa/inet.h&gt;</text:p>
      <text:p text:style-name="Шаблон_3a__20_Текст_20_програми">#include &lt;netinet/in.h&gt;</text:p>
      <text:p text:style-name="Шаблон_3a__20_Текст_20_програми">#include &lt;sys/select.h&gt;</text:p>
      <text:p text:style-name="Шаблон_3a__20_Текст_20_програми">#include &lt;sys/socket.h&gt;</text:p>
      <text:p text:style-name="Шаблон_3a__20_Текст_20_програми">#include &lt;netdb.h&gt;</text:p>
      <text:p text:style-name="Шаблон_3a__20_Текст_20_програми">#include &lt;unistd.h&gt;</text:p>
      <text:p text:style-name="Шаблон_3a__20_Текст_20_програми"/>
      <text:p text:style-name="Шаблон_3a__20_Текст_20_програми">static std::string</text:p>
      <text:p text:style-name="Шаблон_3a__20_Текст_20_програми">sin4_repr(const struct sockaddr_in&amp; sin4)</text:p>
      <text:p text:style-name="Шаблон_3a__20_Текст_20_програми">{</text:p>
      <text:p text:style-name="Шаблон_3a__20_Текст_20_програми"><text:s text:c="4"/>std::string repr;</text:p>
      <text:p text:style-name="Шаблон_3a__20_Текст_20_програми"><text:s text:c="4"/>char addr_repr[INET_ADDRSTRLEN];</text:p>
      <text:p text:style-name="Шаблон_3a__20_Текст_20_програми"><text:s text:c="4"/>char port_repr[6];</text:p>
      <text:p text:style-name="Шаблон_3a__20_Текст_20_програми"><text:soft-page-break/><text:s text:c="4"/>if (getnameinfo((struct sockaddr*)&amp;sin4, sizeof(sin4),</text:p>
      <text:p text:style-name="Шаблон_3a__20_Текст_20_програми"><text:s text:c="8"/>addr_repr, sizeof(addr_repr), port_repr, sizeof(port_repr),</text:p>
      <text:p text:style-name="Шаблон_3a__20_Текст_20_програми"><text:s text:c="8"/>NI_NUMERICHOST|NI_NUMERICSERV) != 0</text:p>
      <text:p text:style-name="Шаблон_3a__20_Текст_20_програми"><text:s text:c="4"/>) {</text:p>
      <text:p text:style-name="Шаблон_3a__20_Текст_20_програми"><text:s text:c="8"/>addr_repr[0] = '?', addr_repr[1] = '\0';</text:p>
      <text:p text:style-name="Шаблон_3a__20_Текст_20_програми"><text:s text:c="8"/>port_repr[0] = '?', port_repr[1] = '\0';</text:p>
      <text:p text:style-name="Шаблон_3a__20_Текст_20_програми"><text:s text:c="4"/>}</text:p>
      <text:p text:style-name="Шаблон_3a__20_Текст_20_програми"><text:s text:c="4"/>try {</text:p>
      <text:p text:style-name="Шаблон_3a__20_Текст_20_програми"><text:s text:c="8"/>repr.reserve(sizeof(addr_repr) + sizeof(port_repr));</text:p>
      <text:p text:style-name="Шаблон_3a__20_Текст_20_програми"><text:s text:c="8"/>repr.append(addr_repr);</text:p>
      <text:p text:style-name="Шаблон_3a__20_Текст_20_програми"><text:s text:c="8"/>repr.append(":");</text:p>
      <text:p text:style-name="Шаблон_3a__20_Текст_20_програми"><text:s text:c="8"/>repr.append(port_repr);</text:p>
      <text:p text:style-name="Шаблон_3a__20_Текст_20_програми"><text:s text:c="4"/>} catch (...) {</text:p>
      <text:p text:style-name="Шаблон_3a__20_Текст_20_програми"><text:s text:c="8"/>repr.clear();</text:p>
      <text:p text:style-name="Шаблон_3a__20_Текст_20_програми"><text:s text:c="4"/>}</text:p>
      <text:p text:style-name="Шаблон_3a__20_Текст_20_програми"><text:s text:c="4"/>return repr;</text:p>
      <text:p text:style-name="Шаблон_3a__20_Текст_20_програми">}</text:p>
      <text:p text:style-name="Шаблон_3a__20_Текст_20_програми"/>
      <text:p text:style-name="Шаблон_3a__20_Текст_20_програми">std::ostream&amp;</text:p>
      <text:p text:style-name="Шаблон_3a__20_Текст_20_програми">operator&lt;&lt;(std::ostream&amp; os, const struct sockaddr_in&amp; sin4)</text:p>
      <text:p text:style-name="Шаблон_3a__20_Текст_20_програми">{</text:p>
      <text:p text:style-name="Шаблон_3a__20_Текст_20_програми"><text:s text:c="4"/>return os &lt;&lt; sin4_repr(sin4);</text:p>
      <text:p text:style-name="Шаблон_3a__20_Текст_20_програми">}</text:p>
      <text:p text:style-name="Шаблон_3a__20_Текст_20_програми"/>
      <text:p text:style-name="Шаблон_3a__20_Текст_20_програми">static void</text:p>
      <text:p text:style-name="Шаблон_3a__20_Текст_20_програми">socket_close(int sockfd)</text:p>
      <text:p text:style-name="Шаблон_3a__20_Текст_20_програми">{</text:p>
      <text:p text:style-name="Шаблон_3a__20_Текст_20_програми"><text:s text:c="4"/>if (close(sockfd) &lt; 0)</text:p>
      <text:p text:style-name="Шаблон_3a__20_Текст_20_програми"><text:soft-page-break/><text:s text:c="8"/>exit_err("close()");</text:p>
      <text:p text:style-name="Шаблон_3a__20_Текст_20_програми">}</text:p>
      <text:p text:style-name="Шаблон_3a__20_Текст_20_програми"/>
      <text:p text:style-name="Шаблон_3a__20_Текст_20_програми">static const std::size_t buffer_capacity = 10;</text:p>
      <text:p text:style-name="Шаблон_3a__20_Текст_20_програми">static const std::size_t netio_read_chunk = 2;</text:p>
      <text:p text:style-name="Шаблон_3a__20_Текст_20_програми"/>
      <text:p text:style-name="Шаблон_3a__20_Текст_20_програми">class NetIo {</text:p>
      <text:p text:style-name="Шаблон_3a__20_Текст_20_програми"><text:s text:c="4"/>char buf[buffer_capacity];</text:p>
      <text:p text:style-name="Шаблон_3a__20_Текст_20_програми"><text:s text:c="4"/>std::size_t capacity{buffer_capacity};</text:p>
      <text:p text:style-name="Шаблон_3a__20_Текст_20_програми"><text:s text:c="4"/>std::size_t size{0};</text:p>
      <text:p text:style-name="Шаблон_3a__20_Текст_20_програми"><text:s text:c="4"/>std::size_t offset;</text:p>
      <text:p text:style-name="Шаблон_3a__20_Текст_20_програми"><text:s text:c="4"/>int sockfd;</text:p>
      <text:p text:style-name="Шаблон_3a__20_Текст_20_програми"/>
      <text:p text:style-name="Шаблон_3a__20_Текст_20_програми">public:</text:p>
      <text:p text:style-name="Шаблон_3a__20_Текст_20_програми"><text:s text:c="4"/>void init(std::size_t size)</text:p>
      <text:p text:style-name="Шаблон_3a__20_Текст_20_програми"><text:s text:c="4"/>{</text:p>
      <text:p text:style-name="Шаблон_3a__20_Текст_20_програми"><text:s text:c="8"/>assert(size &lt;= this-&gt;capacity);</text:p>
      <text:p text:style-name="Шаблон_3a__20_Текст_20_програми"><text:s text:c="8"/>assert(this-&gt;size == 0);</text:p>
      <text:p text:style-name="Шаблон_3a__20_Текст_20_програми"><text:s text:c="8"/>assert(size &gt; 0);</text:p>
      <text:p text:style-name="Шаблон_3a__20_Текст_20_програми"><text:s text:c="8"/>this-&gt;size = size;</text:p>
      <text:p text:style-name="Шаблон_3a__20_Текст_20_програми"><text:s text:c="8"/>this-&gt;offset = 0;</text:p>
      <text:p text:style-name="Шаблон_3a__20_Текст_20_програми"><text:s text:c="4"/>}</text:p>
      <text:p text:style-name="Шаблон_3a__20_Текст_20_програми"/>
      <text:p text:style-name="Шаблон_3a__20_Текст_20_програми"><text:s text:c="4"/>void reset()</text:p>
      <text:p text:style-name="Шаблон_3a__20_Текст_20_програми"><text:s text:c="4"/>{</text:p>
      <text:p text:style-name="Шаблон_3a__20_Текст_20_програми"><text:s text:c="8"/>assert(this-&gt;size &gt; 0);</text:p>
      <text:p text:style-name="Шаблон_3a__20_Текст_20_програми"><text:s text:c="8"/>this-&gt;size = 0;</text:p>
      <text:p text:style-name="Шаблон_3a__20_Текст_20_програми"><text:s text:c="4"/>}</text:p>
      <text:p text:style-name="Шаблон_3a__20_Текст_20_програми"><text:soft-page-break/><text:s text:c="4"/>bool inited() const</text:p>
      <text:p text:style-name="Шаблон_3a__20_Текст_20_програми"><text:s text:c="4"/>{</text:p>
      <text:p text:style-name="Шаблон_3a__20_Текст_20_програми"><text:s text:c="8"/>return this-&gt;size != 0;</text:p>
      <text:p text:style-name="Шаблон_3a__20_Текст_20_програми"><text:s text:c="4"/>}</text:p>
      <text:p text:style-name="Шаблон_3a__20_Текст_20_програми"/>
      <text:p text:style-name="Шаблон_3a__20_Текст_20_програми"><text:s text:c="4"/>bool completed() const</text:p>
      <text:p text:style-name="Шаблон_3a__20_Текст_20_програми"><text:s text:c="4"/>{</text:p>
      <text:p text:style-name="Шаблон_3a__20_Текст_20_програми"><text:s text:c="8"/>assert(this-&gt;offset &lt;= this-&gt;size);</text:p>
      <text:p text:style-name="Шаблон_3a__20_Текст_20_програми"><text:s text:c="8"/>return this-&gt;offset == this-&gt;size;</text:p>
      <text:p text:style-name="Шаблон_3a__20_Текст_20_програми"><text:s text:c="4"/>}</text:p>
      <text:p text:style-name="Шаблон_3a__20_Текст_20_програми"/>
      <text:p text:style-name="Шаблон_3a__20_Текст_20_програми"><text:s text:c="4"/>ssize_t read_data()</text:p>
      <text:p text:style-name="Шаблон_3a__20_Текст_20_програми"><text:s text:c="4"/>{</text:p>
      <text:p text:style-name="Шаблон_3a__20_Текст_20_програми"><text:s text:c="8"/>assert(this-&gt;offset &lt; this-&gt;size);</text:p>
      <text:p text:style-name="Шаблон_3a__20_Текст_20_програми"><text:s text:c="8"/>size_t size;</text:p>
      <text:p text:style-name="Шаблон_3a__20_Текст_20_програми"><text:s text:c="8"/>ssize_t nread;</text:p>
      <text:p text:style-name="Шаблон_3a__20_Текст_20_програми"><text:s text:c="8"/>std::cout &lt;&lt; "NetIo::read_data(): sockfd " &lt;&lt; this-&gt;sockfd &lt;&lt; '\n';</text:p>
      <text:p text:style-name="Шаблон_3a__20_Текст_20_програми"><text:s text:c="8"/>std::cout &lt;&lt; " <text:s text:c="3"/>to read " &lt;&lt; (this-&gt;size - this-&gt;offset) &lt;&lt;</text:p>
      <text:p text:style-name="Шаблон_3a__20_Текст_20_програми"><text:s text:c="12"/>" of " &lt;&lt; this-&gt;size &lt;&lt; " bytes\n";</text:p>
      <text:p text:style-name="Шаблон_3a__20_Текст_20_програми"><text:s text:c="8"/>size = this-&gt;size - this-&gt;offset;</text:p>
      <text:p text:style-name="Шаблон_3a__20_Текст_20_програми"><text:s text:c="8"/>if (size &gt; netio_read_chunk)</text:p>
      <text:p text:style-name="Шаблон_3a__20_Текст_20_програми"><text:s text:c="12"/>size = netio_read_chunk;</text:p>
      <text:p text:style-name="Шаблон_3a__20_Текст_20_програми"><text:s text:c="8"/>nread = read(sockfd, this-&gt;buf + this-&gt;offset, size);</text:p>
      <text:p text:style-name="Шаблон_3a__20_Текст_20_програми"><text:s text:c="8"/>if (nread &lt; 0)</text:p>
      <text:p text:style-name="Шаблон_3a__20_Текст_20_програми"><text:s text:c="12"/>return -1;</text:p>
      <text:p text:style-name="Шаблон_3a__20_Текст_20_програми"><text:s text:c="8"/>std::cout &lt;&lt; " <text:s text:c="3"/>read " &lt;&lt; nread &lt;&lt; " bytes\n";</text:p>
      <text:p text:style-name="Шаблон_3a__20_Текст_20_програми"><text:s text:c="8"/>this-&gt;offset += nread;</text:p>
      <text:p text:style-name="Шаблон_3a__20_Текст_20_програми"><text:s text:c="8"/>return nread;</text:p>
      <text:p text:style-name="Шаблон_3a__20_Текст_20_програми"><text:soft-page-break/><text:s text:c="4"/>}</text:p>
      <text:p text:style-name="Шаблон_3a__20_Текст_20_програми"/>
      <text:p text:style-name="Шаблон_3a__20_Текст_20_програми"><text:s text:c="4"/>void set_sockfd(int sockfd)</text:p>
      <text:p text:style-name="Шаблон_3a__20_Текст_20_програми"><text:s text:c="4"/>{</text:p>
      <text:p text:style-name="Шаблон_3a__20_Текст_20_програми"><text:s text:c="8"/>this-&gt;sockfd = sockfd;</text:p>
      <text:p text:style-name="Шаблон_3a__20_Текст_20_програми"><text:s text:c="4"/>}</text:p>
      <text:p text:style-name="Шаблон_3a__20_Текст_20_програми"/>
      <text:p text:style-name="Шаблон_3a__20_Текст_20_програми"><text:s text:c="4"/>std::size_t get_size() const</text:p>
      <text:p text:style-name="Шаблон_3a__20_Текст_20_програми"><text:s text:c="4"/>{</text:p>
      <text:p text:style-name="Шаблон_3a__20_Текст_20_програми"><text:s text:c="8"/>return this-&gt;size;</text:p>
      <text:p text:style-name="Шаблон_3a__20_Текст_20_програми"><text:s text:c="4"/>}</text:p>
      <text:p text:style-name="Шаблон_3a__20_Текст_20_програми"/>
      <text:p text:style-name="Шаблон_3a__20_Текст_20_програми"><text:s text:c="4"/>std::size_t get_capacity() const</text:p>
      <text:p text:style-name="Шаблон_3a__20_Текст_20_програми"><text:s text:c="4"/>{</text:p>
      <text:p text:style-name="Шаблон_3a__20_Текст_20_програми"><text:s text:c="8"/>return this-&gt;capacity;</text:p>
      <text:p text:style-name="Шаблон_3a__20_Текст_20_програми"><text:s text:c="4"/>}</text:p>
      <text:p text:style-name="Шаблон_3a__20_Текст_20_програми"/>
      <text:p text:style-name="Шаблон_3a__20_Текст_20_програми"><text:s text:c="4"/>char* buf_ptr()</text:p>
      <text:p text:style-name="Шаблон_3a__20_Текст_20_програми"><text:s text:c="4"/>{</text:p>
      <text:p text:style-name="Шаблон_3a__20_Текст_20_програми"><text:s text:c="8"/>return this-&gt;buf;</text:p>
      <text:p text:style-name="Шаблон_3a__20_Текст_20_програми"><text:s text:c="4"/>}</text:p>
      <text:p text:style-name="Шаблон_3a__20_Текст_20_програми">};</text:p>
      <text:p text:style-name="Шаблон_3a__20_Текст_20_програми"/>
      <text:p text:style-name="Шаблон_3a__20_Текст_20_програми">enum class FdStatus {</text:p>
      <text:p text:style-name="Шаблон_3a__20_Текст_20_програми"><text:s text:c="4"/>Read,</text:p>
      <text:p text:style-name="Шаблон_3a__20_Текст_20_програми"><text:s text:c="4"/>Write,</text:p>
      <text:p text:style-name="Шаблон_3a__20_Текст_20_програми">};</text:p>
      <text:p text:style-name="Шаблон_3a__20_Текст_20_програми"/>
      <text:p text:style-name="Шаблон_3a__20_Текст_20_програми"><text:soft-page-break/>enum class ClientStatus {</text:p>
      <text:p text:style-name="Шаблон_3a__20_Текст_20_програми"><text:s text:c="4"/>Header,</text:p>
      <text:p text:style-name="Шаблон_3a__20_Текст_20_програми"><text:s text:c="4"/>Data,</text:p>
      <text:p text:style-name="Шаблон_3a__20_Текст_20_програми"><text:s text:c="4"/>Close,</text:p>
      <text:p text:style-name="Шаблон_3a__20_Текст_20_програми">};</text:p>
      <text:p text:style-name="Шаблон_3a__20_Текст_20_програми"/>
      <text:p text:style-name="Шаблон_3a__20_Текст_20_програми">static void</text:p>
      <text:p text:style-name="Шаблон_3a__20_Текст_20_програми">print_bytes(const char* buf, std::size_t size)</text:p>
      <text:p text:style-name="Шаблон_3a__20_Текст_20_програми">{</text:p>
      <text:p text:style-name="Шаблон_3a__20_Текст_20_програми"><text:s text:c="4"/>for (std::size_t i = 0; i &lt; size; ++i)</text:p>
      <text:p text:style-name="Шаблон_3a__20_Текст_20_програми"><text:s text:c="8"/>std::cout &lt;&lt; std::hex &lt;&lt; static_cast&lt;unsigned int&gt;(buf[i]) &lt;&lt; ' ';</text:p>
      <text:p text:style-name="Шаблон_3a__20_Текст_20_програми">}</text:p>
      <text:p text:style-name="Шаблон_3a__20_Текст_20_програми"/>
      <text:p text:style-name="Шаблон_3a__20_Текст_20_програми">class Client {</text:p>
      <text:p text:style-name="Шаблон_3a__20_Текст_20_програми">private:</text:p>
      <text:p text:style-name="Шаблон_3a__20_Текст_20_програми"><text:s text:c="4"/>std::string descr;</text:p>
      <text:p text:style-name="Шаблон_3a__20_Текст_20_програми"><text:s text:c="4"/>ClientStatus status{ClientStatus::Header};</text:p>
      <text:p text:style-name="Шаблон_3a__20_Текст_20_програми"><text:s text:c="4"/>FdStatus fd_status{FdStatus::Read};</text:p>
      <text:p text:style-name="Шаблон_3a__20_Текст_20_програми"><text:s text:c="4"/>NetIo netio;</text:p>
      <text:p text:style-name="Шаблон_3a__20_Текст_20_програми"><text:s text:c="4"/>std::size_t data_size;</text:p>
      <text:p text:style-name="Шаблон_3a__20_Текст_20_програми"><text:s text:c="4"/>std::size_t data_offset;</text:p>
      <text:p text:style-name="Шаблон_3a__20_Текст_20_програми"><text:s text:c="4"/>int sockfd;</text:p>
      <text:p text:style-name="Шаблон_3a__20_Текст_20_програми"/>
      <text:p text:style-name="Шаблон_3a__20_Текст_20_програми">public:</text:p>
      <text:p text:style-name="Шаблон_3a__20_Текст_20_програми"><text:s text:c="4"/>Client(int sockfd, struct sockaddr_in&amp; sin4) : sockfd(sockfd)</text:p>
      <text:p text:style-name="Шаблон_3a__20_Текст_20_програми"><text:s text:c="4"/>{</text:p>
      <text:p text:style-name="Шаблон_3a__20_Текст_20_програми"><text:s text:c="8"/>try {</text:p>
      <text:p text:style-name="Шаблон_3a__20_Текст_20_програми"><text:s text:c="12"/>auto repr = sin4_repr(sin4);</text:p>
      <text:p text:style-name="Шаблон_3a__20_Текст_20_програми"><text:soft-page-break/><text:s text:c="12"/>this-&gt;descr.reserve(repr.size() + 7);</text:p>
      <text:p text:style-name="Шаблон_3a__20_Текст_20_програми"><text:s text:c="12"/>this-&gt;descr.append("client ");</text:p>
      <text:p text:style-name="Шаблон_3a__20_Текст_20_програми"><text:s text:c="12"/>this-&gt;descr.append(repr);</text:p>
      <text:p text:style-name="Шаблон_3a__20_Текст_20_програми"><text:s text:c="8"/>} catch (...) {</text:p>
      <text:p text:style-name="Шаблон_3a__20_Текст_20_програми"><text:s text:c="12"/>this-&gt;descr.clear();</text:p>
      <text:p text:style-name="Шаблон_3a__20_Текст_20_програми"><text:s text:c="8"/>}</text:p>
      <text:p text:style-name="Шаблон_3a__20_Текст_20_програми"><text:s text:c="8"/>this-&gt;netio.set_sockfd(sockfd);</text:p>
      <text:p text:style-name="Шаблон_3a__20_Текст_20_програми"><text:s text:c="4"/>}</text:p>
      <text:p text:style-name="Шаблон_3a__20_Текст_20_програми"/>
      <text:p text:style-name="Шаблон_3a__20_Текст_20_програми"><text:s text:c="4"/>void read_data()</text:p>
      <text:p text:style-name="Шаблон_3a__20_Текст_20_програми"><text:s text:c="4"/>{</text:p>
      <text:p text:style-name="Шаблон_3a__20_Текст_20_програми"><text:s text:c="8"/>std::size_t size;</text:p>
      <text:p text:style-name="Шаблон_3a__20_Текст_20_програми"><text:s text:c="8"/>ssize_t nread;</text:p>
      <text:p text:style-name="Шаблон_3a__20_Текст_20_програми"><text:s text:c="8"/>switch (this-&gt;status) {</text:p>
      <text:p text:style-name="Шаблон_3a__20_Текст_20_програми"><text:s text:c="8"/>case ClientStatus::Header:</text:p>
      <text:p text:style-name="Шаблон_3a__20_Текст_20_програми"><text:s text:c="12"/>std::cout &lt;&lt; this &lt;&lt; ": receive header\n";</text:p>
      <text:p text:style-name="Шаблон_3a__20_Текст_20_програми"><text:s text:c="12"/>if (!this-&gt;netio.inited())</text:p>
      <text:p text:style-name="Шаблон_3a__20_Текст_20_програми"><text:s text:c="16"/>this-&gt;netio.init(sizeof(std::uint32_t));</text:p>
      <text:p text:style-name="Шаблон_3a__20_Текст_20_програми"><text:s text:c="12"/>nread = this-&gt;netio.read_data();</text:p>
      <text:p text:style-name="Шаблон_3a__20_Текст_20_програми"><text:s text:c="12"/>if (nread &lt;= 0)</text:p>
      <text:p text:style-name="Шаблон_3a__20_Текст_20_програми"><text:s text:c="16"/>break;</text:p>
      <text:p text:style-name="Шаблон_3a__20_Текст_20_програми"><text:s text:c="12"/>if (this-&gt;netio.completed()) {</text:p>
      <text:p text:style-name="Шаблон_3a__20_Текст_20_програми"><text:s text:c="16"/>std::uint32_t data_size;</text:p>
      <text:p text:style-name="Шаблон_3a__20_Текст_20_програми"><text:s text:c="16"/>std::memcpy(&amp;data_size, this-&gt;netio.buf_ptr(),</text:p>
      <text:p text:style-name="Шаблон_3a__20_Текст_20_програми"><text:s text:c="20"/>sizeof(data_size));</text:p>
      <text:p text:style-name="Шаблон_3a__20_Текст_20_програми"><text:s text:c="16"/>data_size = ntohl(data_size);</text:p>
      <text:p text:style-name="Шаблон_3a__20_Текст_20_програми"><text:s text:c="16"/>std::cout &lt;&lt; this &lt;&lt; ": data size " &lt;&lt; data_size &lt;&lt; '\n';</text:p>
      <text:p text:style-name="Шаблон_3a__20_Текст_20_програми"><text:s text:c="16"/>if (data_size == 0) {</text:p>
      <text:p text:style-name="Шаблон_3a__20_Текст_20_програми"><text:soft-page-break/><text:s text:c="20"/>std::cout &lt;&lt; this &lt;&lt; ": wants to send zero bytes\n";</text:p>
      <text:p text:style-name="Шаблон_3a__20_Текст_20_програми"><text:s text:c="20"/>this-&gt;status = ClientStatus::Close;</text:p>
      <text:p text:style-name="Шаблон_3a__20_Текст_20_програми"><text:s text:c="16"/>} else {</text:p>
      <text:p text:style-name="Шаблон_3a__20_Текст_20_програми"><text:s text:c="20"/>this-&gt;data_size = data_size;</text:p>
      <text:p text:style-name="Шаблон_3a__20_Текст_20_програми"><text:s text:c="20"/>this-&gt;data_offset = 0;</text:p>
      <text:p text:style-name="Шаблон_3a__20_Текст_20_програми"><text:s text:c="20"/>this-&gt;status = ClientStatus::Data;</text:p>
      <text:p text:style-name="Шаблон_3a__20_Текст_20_програми"><text:s text:c="20"/>this-&gt;netio.reset();</text:p>
      <text:p text:style-name="Шаблон_3a__20_Текст_20_програми"><text:s text:c="16"/>}</text:p>
      <text:p text:style-name="Шаблон_3a__20_Текст_20_програми"><text:s text:c="12"/>}</text:p>
      <text:p text:style-name="Шаблон_3a__20_Текст_20_програми"><text:s text:c="12"/>break;</text:p>
      <text:p text:style-name="Шаблон_3a__20_Текст_20_програми"><text:s text:c="8"/>case ClientStatus::Data:</text:p>
      <text:p text:style-name="Шаблон_3a__20_Текст_20_програми"><text:s text:c="12"/>std::cout &lt;&lt; this &lt;&lt; ": receive data\n";</text:p>
      <text:p text:style-name="Шаблон_3a__20_Текст_20_програми"><text:s text:c="12"/>if (!this-&gt;netio.inited()) {</text:p>
      <text:p text:style-name="Шаблон_3a__20_Текст_20_програми"><text:s text:c="16"/>size = this-&gt;data_size - this-&gt;data_offset;</text:p>
      <text:p text:style-name="Шаблон_3a__20_Текст_20_програми"><text:s text:c="16"/>if (size &gt; this-&gt;netio.get_capacity())</text:p>
      <text:p text:style-name="Шаблон_3a__20_Текст_20_програми"><text:s text:c="20"/>size = this-&gt;netio.get_capacity();</text:p>
      <text:p text:style-name="Шаблон_3a__20_Текст_20_програми"><text:s text:c="16"/>this-&gt;netio.init(size);</text:p>
      <text:p text:style-name="Шаблон_3a__20_Текст_20_програми"><text:s text:c="12"/>}</text:p>
      <text:p text:style-name="Шаблон_3a__20_Текст_20_програми"><text:s text:c="12"/>nread = this-&gt;netio.read_data();</text:p>
      <text:p text:style-name="Шаблон_3a__20_Текст_20_програми"><text:s text:c="12"/>if (nread &lt;= 0)</text:p>
      <text:p text:style-name="Шаблон_3a__20_Текст_20_програми"><text:s text:c="16"/>break;</text:p>
      <text:p text:style-name="Шаблон_3a__20_Текст_20_програми"><text:s text:c="12"/>this-&gt;data_offset += (std::size_t)nread;</text:p>
      <text:p text:style-name="Шаблон_3a__20_Текст_20_програми"><text:s text:c="12"/>if (this-&gt;netio.completed()) {</text:p>
      <text:p text:style-name="Шаблон_3a__20_Текст_20_програми"><text:s text:c="16"/>std::cout &lt;&lt; this &lt;&lt; ": received bytes\n <text:s text:c="3"/>";</text:p>
      <text:p text:style-name="Шаблон_3a__20_Текст_20_програми"><text:s text:c="16"/>print_bytes(this-&gt;netio.buf_ptr(), this-&gt;netio.get_size());</text:p>
      <text:p text:style-name="Шаблон_3a__20_Текст_20_програми"><text:s text:c="16"/>std::cout &lt;&lt; '\n';</text:p>
      <text:p text:style-name="Шаблон_3a__20_Текст_20_програми"><text:s text:c="16"/>if (this-&gt;data_offset == this-&gt;data_size) {</text:p>
      <text:p text:style-name="Шаблон_3a__20_Текст_20_програми"><text:s text:c="20"/>std::cout &lt;&lt; this &lt;&lt; ": data has been received completely\n";</text:p>
      <text:p text:style-name="Шаблон_3a__20_Текст_20_програми"><text:soft-page-break/><text:s text:c="20"/>this-&gt;status = ClientStatus::Close;</text:p>
      <text:p text:style-name="Шаблон_3a__20_Текст_20_програми"><text:s text:c="16"/>} else {</text:p>
      <text:p text:style-name="Шаблон_3a__20_Текст_20_програми"><text:s text:c="20"/>this-&gt;netio.reset();</text:p>
      <text:p text:style-name="Шаблон_3a__20_Текст_20_програми"><text:s text:c="16"/>}</text:p>
      <text:p text:style-name="Шаблон_3a__20_Текст_20_програми"><text:s text:c="12"/>}</text:p>
      <text:p text:style-name="Шаблон_3a__20_Текст_20_програми"><text:s text:c="12"/>break;</text:p>
      <text:p text:style-name="Шаблон_3a__20_Текст_20_програми"><text:s text:c="8"/>default:</text:p>
      <text:p text:style-name="Шаблон_3a__20_Текст_20_програми"><text:s text:c="12"/>exit_errx("Client::read_data(): wrong client status");</text:p>
      <text:p text:style-name="Шаблон_3a__20_Текст_20_програми"><text:s text:c="8"/>}</text:p>
      <text:p text:style-name="Шаблон_3a__20_Текст_20_програми"><text:s text:c="8"/>if (nread &lt; 0) {</text:p>
      <text:p text:style-name="Шаблон_3a__20_Текст_20_програми"><text:s text:c="12"/>warn_err(this, ": read failed");</text:p>
      <text:p text:style-name="Шаблон_3a__20_Текст_20_програми"><text:s text:c="12"/>this-&gt;status = ClientStatus::Close;</text:p>
      <text:p text:style-name="Шаблон_3a__20_Текст_20_програми"><text:s text:c="8"/>} else if (nread == 0) {</text:p>
      <text:p text:style-name="Шаблон_3a__20_Текст_20_програми"><text:s text:c="12"/>warn_errx(this, ": TCP connection is half-closed");</text:p>
      <text:p text:style-name="Шаблон_3a__20_Текст_20_програми"><text:s text:c="12"/>this-&gt;status = ClientStatus::Close;</text:p>
      <text:p text:style-name="Шаблон_3a__20_Текст_20_програми"><text:s text:c="8"/>}</text:p>
      <text:p text:style-name="Шаблон_3a__20_Текст_20_програми"><text:s text:c="4"/>}</text:p>
      <text:p text:style-name="Шаблон_3a__20_Текст_20_програми"/>
      <text:p text:style-name="Шаблон_3a__20_Текст_20_програми"><text:s text:c="4"/>FdStatus get_fd_status() const</text:p>
      <text:p text:style-name="Шаблон_3a__20_Текст_20_програми"><text:s text:c="4"/>{</text:p>
      <text:p text:style-name="Шаблон_3a__20_Текст_20_програми"><text:s text:c="8"/>return this-&gt;fd_status;</text:p>
      <text:p text:style-name="Шаблон_3a__20_Текст_20_програми"><text:s text:c="4"/>}</text:p>
      <text:p text:style-name="Шаблон_3a__20_Текст_20_програми"/>
      <text:p text:style-name="Шаблон_3a__20_Текст_20_програми"><text:s text:c="4"/>ClientStatus get_status() const</text:p>
      <text:p text:style-name="Шаблон_3a__20_Текст_20_програми"><text:s text:c="4"/>{</text:p>
      <text:p text:style-name="Шаблон_3a__20_Текст_20_програми"><text:s text:c="8"/>return this-&gt;status;</text:p>
      <text:p text:style-name="Шаблон_3a__20_Текст_20_програми"><text:s text:c="4"/>}</text:p>
      <text:p text:style-name="Шаблон_3a__20_Текст_20_програми"/>
      <text:p text:style-name="Шаблон_3a__20_Текст_20_програми"><text:soft-page-break/><text:s text:c="4"/>int get_sockfd() const</text:p>
      <text:p text:style-name="Шаблон_3a__20_Текст_20_програми"><text:s text:c="4"/>{</text:p>
      <text:p text:style-name="Шаблон_3a__20_Текст_20_програми"><text:s text:c="8"/>return this-&gt;sockfd;</text:p>
      <text:p text:style-name="Шаблон_3a__20_Текст_20_програми"><text:s text:c="4"/>}</text:p>
      <text:p text:style-name="Шаблон_3a__20_Текст_20_програми"/>
      <text:p text:style-name="Шаблон_3a__20_Текст_20_програми"><text:s text:c="4"/>friend std::ostream&amp; operator&lt;&lt;(std::ostream&amp; os, const Client* client)</text:p>
      <text:p text:style-name="Шаблон_3a__20_Текст_20_програми"><text:s text:c="4"/>{</text:p>
      <text:p text:style-name="Шаблон_3a__20_Текст_20_програми"><text:s text:c="8"/>return os &lt;&lt; client-&gt;descr;</text:p>
      <text:p text:style-name="Шаблон_3a__20_Текст_20_програми"><text:s text:c="4"/>}</text:p>
      <text:p text:style-name="Шаблон_3a__20_Текст_20_програми">};</text:p>
      <text:p text:style-name="Шаблон_3a__20_Текст_20_програми"/>
      <text:p text:style-name="Шаблон_3a__20_Текст_20_програми">using ClientVector = std::vector&lt;Client*&gt;;</text:p>
      <text:p text:style-name="Шаблон_3a__20_Текст_20_програми"/>
      <text:p text:style-name="Шаблон_3a__20_Текст_20_програми">class Server {</text:p>
      <text:p text:style-name="Шаблон_3a__20_Текст_20_програми">private:</text:p>
      <text:p text:style-name="Шаблон_3a__20_Текст_20_програми"><text:s text:c="4"/>ClientVector client_read_vec;</text:p>
      <text:p text:style-name="Шаблон_3a__20_Текст_20_програми"><text:s text:c="4"/>ClientVector client_write_vec;</text:p>
      <text:p text:style-name="Шаблон_3a__20_Текст_20_програми"><text:s text:c="4"/>FdSet readfds;</text:p>
      <text:p text:style-name="Шаблон_3a__20_Текст_20_програми"><text:s text:c="4"/>FdSet writefds;</text:p>
      <text:p text:style-name="Шаблон_3a__20_Текст_20_програми"><text:s text:c="4"/>std::size_t client_num;</text:p>
      <text:p text:style-name="Шаблон_3a__20_Текст_20_програми"><text:s text:c="4"/>std::size_t client_conn = 0;</text:p>
      <text:p text:style-name="Шаблон_3a__20_Текст_20_програми"><text:s text:c="4"/>int listenfd;</text:p>
      <text:p text:style-name="Шаблон_3a__20_Текст_20_програми"/>
      <text:p text:style-name="Шаблон_3a__20_Текст_20_програми"><text:s text:c="4"/>void client_pop(ClientVector&amp; vec, std::size_t i)</text:p>
      <text:p text:style-name="Шаблон_3a__20_Текст_20_програми"><text:s text:c="4"/>{</text:p>
      <text:p text:style-name="Шаблон_3a__20_Текст_20_програми"><text:s text:c="8"/>auto last_i = vec.size() - 1;</text:p>
      <text:p text:style-name="Шаблон_3a__20_Текст_20_програми"><text:s text:c="8"/>if (i != last_i)</text:p>
      <text:p text:style-name="Шаблон_3a__20_Текст_20_програми"><text:s text:c="12"/>vec[i] = vec[last_i];</text:p>
      <text:p text:style-name="Шаблон_3a__20_Текст_20_програми"><text:soft-page-break/><text:s text:c="8"/>vec.resize(last_i);</text:p>
      <text:p text:style-name="Шаблон_3a__20_Текст_20_програми"><text:s text:c="8"/>if (this-&gt;client_conn-- == this-&gt;client_num)</text:p>
      <text:p text:style-name="Шаблон_3a__20_Текст_20_програми"><text:s text:c="12"/>this-&gt;readfds.set(this-&gt;listenfd);</text:p>
      <text:p text:style-name="Шаблон_3a__20_Текст_20_програми"><text:s text:c="4"/>}</text:p>
      <text:p text:style-name="Шаблон_3a__20_Текст_20_програми"/>
      <text:p text:style-name="Шаблон_3a__20_Текст_20_програми"><text:s text:c="4"/>void client_free(ClientVector&amp; vec, std::size_t i)</text:p>
      <text:p text:style-name="Шаблон_3a__20_Текст_20_програми"><text:s text:c="4"/>{</text:p>
      <text:p text:style-name="Шаблон_3a__20_Текст_20_програми"><text:s text:c="8"/>auto client = vec[i];</text:p>
      <text:p text:style-name="Шаблон_3a__20_Текст_20_програми"><text:s text:c="8"/>this-&gt;client_pop(vec, i);</text:p>
      <text:p text:style-name="Шаблон_3a__20_Текст_20_програми"><text:s text:c="8"/>socket_close(client-&gt;get_sockfd());</text:p>
      <text:p text:style-name="Шаблон_3a__20_Текст_20_програми"><text:s text:c="8"/>delete client;</text:p>
      <text:p text:style-name="Шаблон_3a__20_Текст_20_програми"><text:s text:c="4"/>}</text:p>
      <text:p text:style-name="Шаблон_3a__20_Текст_20_програми"/>
      <text:p text:style-name="Шаблон_3a__20_Текст_20_програми">public:</text:p>
      <text:p text:style-name="Шаблон_3a__20_Текст_20_програми"><text:s text:c="4"/>Server(int listenfd, std::size_t client_num)</text:p>
      <text:p text:style-name="Шаблон_3a__20_Текст_20_програми"><text:s text:c="4"/>{</text:p>
      <text:p text:style-name="Шаблон_3a__20_Текст_20_програми"><text:s text:c="8"/>try {</text:p>
      <text:p text:style-name="Шаблон_3a__20_Текст_20_програми"><text:s text:c="12"/>client_read_vec.reserve(client_num);</text:p>
      <text:p text:style-name="Шаблон_3a__20_Текст_20_програми"><text:s text:c="12"/>client_write_vec.reserve(client_num);</text:p>
      <text:p text:style-name="Шаблон_3a__20_Текст_20_програми"><text:s text:c="8"/>} catch (...) {</text:p>
      <text:p text:style-name="Шаблон_3a__20_Текст_20_програми"><text:s text:c="12"/>exit_err("std::vector::reserve()");</text:p>
      <text:p text:style-name="Шаблон_3a__20_Текст_20_програми"><text:s text:c="8"/>}</text:p>
      <text:p text:style-name="Шаблон_3a__20_Текст_20_програми"><text:s text:c="8"/>this-&gt;readfds.set(listenfd);</text:p>
      <text:p text:style-name="Шаблон_3a__20_Текст_20_програми"><text:s text:c="8"/>this-&gt;listenfd = listenfd;</text:p>
      <text:p text:style-name="Шаблон_3a__20_Текст_20_програми"><text:s text:c="8"/>this-&gt;client_num = client_num;</text:p>
      <text:p text:style-name="Шаблон_3a__20_Текст_20_програми"><text:s text:c="4"/>}</text:p>
      <text:p text:style-name="Шаблон_3a__20_Текст_20_програми"/>
      <text:p text:style-name="Шаблон_3a__20_Текст_20_програми"><text:s text:c="4"/>const FdSet&amp; get_readfds() const</text:p>
      <text:p text:style-name="Шаблон_3a__20_Текст_20_програми"><text:soft-page-break/><text:s text:c="4"/>{</text:p>
      <text:p text:style-name="Шаблон_3a__20_Текст_20_програми"><text:s text:c="8"/>return this-&gt;readfds;</text:p>
      <text:p text:style-name="Шаблон_3a__20_Текст_20_програми"><text:s text:c="4"/>}</text:p>
      <text:p text:style-name="Шаблон_3a__20_Текст_20_програми"/>
      <text:p text:style-name="Шаблон_3a__20_Текст_20_програми"><text:s text:c="4"/>Client* get_client_read(std::size_t i)</text:p>
      <text:p text:style-name="Шаблон_3a__20_Текст_20_програми"><text:s text:c="4"/>{</text:p>
      <text:p text:style-name="Шаблон_3a__20_Текст_20_програми"><text:s text:c="8"/>assert(i &lt;= this-&gt;client_read_vec.size());</text:p>
      <text:p text:style-name="Шаблон_3a__20_Текст_20_програми"><text:s text:c="8"/>return i &lt; this-&gt;client_read_vec.size() ?</text:p>
      <text:p text:style-name="Шаблон_3a__20_Текст_20_програми"><text:s text:c="12"/>this-&gt;client_read_vec[i] : nullptr;</text:p>
      <text:p text:style-name="Шаблон_3a__20_Текст_20_програми"><text:s text:c="4"/>}</text:p>
      <text:p text:style-name="Шаблон_3a__20_Текст_20_програми"/>
      <text:p text:style-name="Шаблон_3a__20_Текст_20_програми"><text:s text:c="4"/>void client_new(int sockfd, struct sockaddr_in&amp; sin4)</text:p>
      <text:p text:style-name="Шаблон_3a__20_Текст_20_програми"><text:s text:c="4"/>{</text:p>
      <text:p text:style-name="Шаблон_3a__20_Текст_20_програми"><text:s text:c="8"/>try {</text:p>
      <text:p text:style-name="Шаблон_3a__20_Текст_20_програми"><text:s text:c="12"/>auto client = new Client(sockfd, sin4);</text:p>
      <text:p text:style-name="Шаблон_3a__20_Текст_20_програми"><text:s text:c="12"/>std::cout &lt;&lt; client &lt;&lt; ": connected\n";</text:p>
      <text:p text:style-name="Шаблон_3a__20_Текст_20_програми"><text:s text:c="12"/>this-&gt;client_read_vec.push_back(client);</text:p>
      <text:p text:style-name="Шаблон_3a__20_Текст_20_програми"><text:s text:c="12"/>this-&gt;readfds.set(sockfd);</text:p>
      <text:p text:style-name="Шаблон_3a__20_Текст_20_програми"><text:s text:c="12"/>if (++this-&gt;client_conn == client_num)</text:p>
      <text:p text:style-name="Шаблон_3a__20_Текст_20_програми"><text:s text:c="16"/>this-&gt;readfds.clr(this-&gt;listenfd);</text:p>
      <text:p text:style-name="Шаблон_3a__20_Текст_20_програми"><text:s text:c="8"/>} catch (...) {</text:p>
      <text:p text:style-name="Шаблон_3a__20_Текст_20_програми"><text:s text:c="12"/>warn_err("new");</text:p>
      <text:p text:style-name="Шаблон_3a__20_Текст_20_програми"><text:s text:c="12"/>socket_close(sockfd);</text:p>
      <text:p text:style-name="Шаблон_3a__20_Текст_20_програми"><text:s text:c="8"/>}</text:p>
      <text:p text:style-name="Шаблон_3a__20_Текст_20_програми"><text:s text:c="4"/>}</text:p>
      <text:p text:style-name="Шаблон_3a__20_Текст_20_програми"/>
      <text:p text:style-name="Шаблон_3a__20_Текст_20_програми"><text:s text:c="4"/>bool client_read(std::size_t i)</text:p>
      <text:p text:style-name="Шаблон_3a__20_Текст_20_програми"><text:s text:c="4"/>{</text:p>
      <text:p text:style-name="Шаблон_3a__20_Текст_20_програми"><text:soft-page-break/><text:s text:c="8"/>auto client = this-&gt;client_read_vec[i];</text:p>
      <text:p text:style-name="Шаблон_3a__20_Текст_20_програми"><text:s text:c="8"/>client-&gt;read_data();</text:p>
      <text:p text:style-name="Шаблон_3a__20_Текст_20_програми"><text:s text:c="8"/>if (client-&gt;get_status() == ClientStatus::Close) {</text:p>
      <text:p text:style-name="Шаблон_3a__20_Текст_20_програми"><text:s text:c="12"/>std::cout &lt;&lt; client &lt;&lt; ": close connection\n";</text:p>
      <text:p text:style-name="Шаблон_3a__20_Текст_20_програми"><text:s text:c="12"/>this-&gt;readfds.clr(client-&gt;get_sockfd());</text:p>
      <text:p text:style-name="Шаблон_3a__20_Текст_20_програми"><text:s text:c="12"/>this-&gt;client_free(this-&gt;client_read_vec, i);</text:p>
      <text:p text:style-name="Шаблон_3a__20_Текст_20_програми"><text:s text:c="12"/>return false;</text:p>
      <text:p text:style-name="Шаблон_3a__20_Текст_20_програми"><text:s text:c="8"/>}</text:p>
      <text:p text:style-name="Шаблон_3a__20_Текст_20_програми"><text:s text:c="8"/>return true;</text:p>
      <text:p text:style-name="Шаблон_3a__20_Текст_20_програми"><text:s text:c="4"/>}</text:p>
      <text:p text:style-name="Шаблон_3a__20_Текст_20_програми">};</text:p>
      <text:p text:style-name="Шаблон_3a__20_Текст_20_програми"/>
      <text:p text:style-name="Шаблон_3a__20_Текст_20_програми">int</text:p>
      <text:p text:style-name="Шаблон_3a__20_Текст_20_програми">main()</text:p>
      <text:p text:style-name="Шаблон_3a__20_Текст_20_програми">{</text:p>
      <text:p text:style-name="Шаблон_3a__20_Текст_20_програми"><text:s text:c="4"/>struct sockaddr_in srv_sin4{};</text:p>
      <text:p text:style-name="Шаблон_3a__20_Текст_20_програми"><text:s text:c="4"/>struct sockaddr_in cln_sin4;</text:p>
      <text:p text:style-name="Шаблон_3a__20_Текст_20_програми"><text:s text:c="4"/>FdSet readfds;</text:p>
      <text:p text:style-name="Шаблон_3a__20_Текст_20_програми"><text:s text:c="4"/>const std::size_t client_num = 10;</text:p>
      <text:p text:style-name="Шаблон_3a__20_Текст_20_програми"><text:s text:c="4"/>in_addr_t srv_addr = INADDR_ANY;</text:p>
      <text:p text:style-name="Шаблон_3a__20_Текст_20_програми"><text:s text:c="4"/>in_port_t srv_port = htons(1234);</text:p>
      <text:p text:style-name="Шаблон_3a__20_Текст_20_програми"><text:s text:c="4"/>int backlog = 10;</text:p>
      <text:p text:style-name="Шаблон_3a__20_Текст_20_програми"><text:s text:c="4"/>socklen_t addrlen;</text:p>
      <text:p text:style-name="Шаблон_3a__20_Текст_20_програми"><text:s text:c="4"/>int listenfd, nfds, nready, sockfd;</text:p>
      <text:p text:style-name="Шаблон_3a__20_Текст_20_програми"/>
      <text:p text:style-name="Шаблон_3a__20_Текст_20_програми"><text:s text:c="4"/>sigpipe_ignore();</text:p>
      <text:p text:style-name="Шаблон_3a__20_Текст_20_програми"/>
      <text:p text:style-name="Шаблон_3a__20_Текст_20_програми"><text:s text:c="4"/>srv_sin4.sin_family = AF_INET;</text:p>
      <text:p text:style-name="Шаблон_3a__20_Текст_20_програми"><text:soft-page-break/><text:s text:c="4"/>srv_sin4.sin_port = srv_port;</text:p>
      <text:p text:style-name="Шаблон_3a__20_Текст_20_програми"><text:s text:c="4"/>srv_sin4.sin_addr.s_addr = srv_addr;</text:p>
      <text:p text:style-name="Шаблон_3a__20_Текст_20_програми"><text:s text:c="4"/>listenfd = socket(AF_INET, SOCK_STREAM, IPPROTO_TCP);</text:p>
      <text:p text:style-name="Шаблон_3a__20_Текст_20_програми"><text:s text:c="4"/>if (listenfd &lt; 0)</text:p>
      <text:p text:style-name="Шаблон_3a__20_Текст_20_програми"><text:s text:c="8"/>exit_err("socket()");</text:p>
      <text:p text:style-name="Шаблон_3a__20_Текст_20_програми"><text:s text:c="4"/>if (listenfd &gt;= FD_SETSIZE)</text:p>
      <text:p text:style-name="Шаблон_3a__20_Текст_20_програми"><text:s text:c="8"/>exit_errx("listenfd &gt;= ", FD_SETSIZE);</text:p>
      <text:p text:style-name="Шаблон_3a__20_Текст_20_програми"><text:s text:c="4"/>if (bind(listenfd, (struct sockaddr *)&amp;srv_sin4, sizeof(srv_sin4)) &lt; 0)</text:p>
      <text:p text:style-name="Шаблон_3a__20_Текст_20_програми"><text:s text:c="8"/>exit_err("bind()");</text:p>
      <text:p text:style-name="Шаблон_3a__20_Текст_20_програми"><text:s text:c="4"/>if (listen(listenfd, backlog) &lt; 0)</text:p>
      <text:p text:style-name="Шаблон_3a__20_Текст_20_програми"><text:s text:c="8"/>exit_err("listen()");</text:p>
      <text:p text:style-name="Шаблон_3a__20_Текст_20_програми"><text:s text:c="4"/>fd_set_nonblock(listenfd);</text:p>
      <text:p text:style-name="Шаблон_3a__20_Текст_20_програми"/>
      <text:p text:style-name="Шаблон_3a__20_Текст_20_програми"><text:s text:c="4"/>Server server(listenfd, client_num);</text:p>
      <text:p text:style-name="Шаблон_3a__20_Текст_20_програми"/>
      <text:p text:style-name="Шаблон_3a__20_Текст_20_програми"><text:s text:c="4"/>std::cout &lt;&lt; "Accept on " &lt;&lt; srv_sin4 &lt;&lt; '\n';</text:p>
      <text:p text:style-name="Шаблон_3a__20_Текст_20_програми"><text:s text:c="4"/>std::cout &lt;&lt; "Multiplexing input/output\n";</text:p>
      <text:p text:style-name="Шаблон_3a__20_Текст_20_програми"><text:s text:c="4"/>for (;;) {</text:p>
      <text:p text:style-name="Шаблон_3a__20_Текст_20_програми"><text:s text:c="8"/>readfds = server.get_readfds();</text:p>
      <text:p text:style-name="Шаблон_3a__20_Текст_20_програми"><text:s text:c="8"/>nfds = readfds.get_nfds();</text:p>
      <text:p text:style-name="Шаблон_3a__20_Текст_20_програми"><text:s text:c="8"/>nready = select(nfds + 1, readfds.fdset_ptr(), NULL, NULL, NULL);</text:p>
      <text:p text:style-name="Шаблон_3a__20_Текст_20_програми"><text:s text:c="8"/>if (nready &lt; 0)</text:p>
      <text:p text:style-name="Шаблон_3a__20_Текст_20_програми"><text:s text:c="12"/>exit_err("select()");</text:p>
      <text:p text:style-name="Шаблон_3a__20_Текст_20_програми"><text:s text:c="8"/>if (readfds.isset(listenfd)) {</text:p>
      <text:p text:style-name="Шаблон_3a__20_Текст_20_програми"><text:s text:c="12"/>addrlen = sizeof(cln_sin4);</text:p>
      <text:p text:style-name="Шаблон_3a__20_Текст_20_програми"><text:s text:c="12"/>sockfd = accept(listenfd, (struct sockaddr *)&amp;cln_sin4, &amp;addrlen);</text:p>
      <text:p text:style-name="Шаблон_3a__20_Текст_20_програми"><text:s text:c="12"/>if (sockfd &lt; 0) {</text:p>
      <text:p text:style-name="Шаблон_3a__20_Текст_20_програми"><text:s text:c="16"/>if (system_error())</text:p>
      <text:p text:style-name="Шаблон_3a__20_Текст_20_програми"><text:soft-page-break/><text:s text:c="20"/>exit_err("accept()");</text:p>
      <text:p text:style-name="Шаблон_3a__20_Текст_20_програми"><text:s text:c="16"/>if (errno != EWOULDBLOCK &amp;&amp; errno != EAGAIN)</text:p>
      <text:p text:style-name="Шаблон_3a__20_Текст_20_програми"><text:s text:c="20"/>warn_err("accept()");</text:p>
      <text:p text:style-name="Шаблон_3a__20_Текст_20_програми"><text:s text:c="12"/>} else if (sockfd &gt;= FD_SETSIZE) {</text:p>
      <text:p text:style-name="Шаблон_3a__20_Текст_20_програми"><text:s text:c="16"/>warn_errx("sockfd &gt;= ", FD_SETSIZE);</text:p>
      <text:p text:style-name="Шаблон_3a__20_Текст_20_програми"><text:s text:c="16"/>socket_close(sockfd);</text:p>
      <text:p text:style-name="Шаблон_3a__20_Текст_20_програми"><text:s text:c="12"/>} else {</text:p>
      <text:p text:style-name="Шаблон_3a__20_Текст_20_програми"><text:s text:c="16"/>fd_set_nonblock(sockfd);</text:p>
      <text:p text:style-name="Шаблон_3a__20_Текст_20_програми"><text:s text:c="16"/>server.client_new(sockfd, cln_sin4);</text:p>
      <text:p text:style-name="Шаблон_3a__20_Текст_20_програми"><text:s text:c="12"/>}</text:p>
      <text:p text:style-name="Шаблон_3a__20_Текст_20_програми"><text:s text:c="12"/>if (--nready == 0)</text:p>
      <text:p text:style-name="Шаблон_3a__20_Текст_20_програми"><text:s text:c="16"/>continue;</text:p>
      <text:p text:style-name="Шаблон_3a__20_Текст_20_програми"><text:s text:c="8"/>}</text:p>
      <text:p text:style-name="Шаблон_3a__20_Текст_20_програми"><text:s text:c="8"/>for (std::size_t i = 0;;) {</text:p>
      <text:p text:style-name="Шаблон_3a__20_Текст_20_програми"><text:s text:c="12"/>auto client = server.get_client_read(i);</text:p>
      <text:p text:style-name="Шаблон_3a__20_Текст_20_програми"><text:s text:c="12"/>if (client == nullptr)</text:p>
      <text:p text:style-name="Шаблон_3a__20_Текст_20_програми"><text:s text:c="16"/>break;</text:p>
      <text:p text:style-name="Шаблон_3a__20_Текст_20_програми"><text:s text:c="12"/>if (readfds.isset(client-&gt;get_sockfd())) {</text:p>
      <text:p text:style-name="Шаблон_3a__20_Текст_20_програми"><text:s text:c="16"/>std::cout &lt;&lt; client &lt;&lt; ": read possible\n";</text:p>
      <text:p text:style-name="Шаблон_3a__20_Текст_20_програми"><text:s text:c="16"/>if (server.client_read(i))</text:p>
      <text:p text:style-name="Шаблон_3a__20_Текст_20_програми"><text:s text:c="20"/>++i;</text:p>
      <text:p text:style-name="Шаблон_3a__20_Текст_20_програми"><text:s text:c="16"/>if (--nready == 0)</text:p>
      <text:p text:style-name="Шаблон_3a__20_Текст_20_програми"><text:s text:c="20"/>break;</text:p>
      <text:p text:style-name="Шаблон_3a__20_Текст_20_програми"><text:s text:c="12"/>} else {</text:p>
      <text:p text:style-name="Шаблон_3a__20_Текст_20_програми"><text:s text:c="16"/>++i;</text:p>
      <text:p text:style-name="Шаблон_3a__20_Текст_20_програми"><text:s text:c="12"/>}</text:p>
      <text:p text:style-name="Шаблон_3a__20_Текст_20_програми"><text:s text:c="8"/>}</text:p>
      <text:p text:style-name="Шаблон_3a__20_Текст_20_програми"><text:s text:c="8"/>if (nready == 0)</text:p>
      <text:p text:style-name="Шаблон_3a__20_Текст_20_програми"><text:soft-page-break/><text:s text:c="12"/>continue;</text:p>
      <text:p text:style-name="Шаблон_3a__20_Текст_20_програми"><text:s text:c="4"/>}</text:p>
      <text:p text:style-name="Шаблон_3a__20_Текст_20_програми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ans3" svg:font-family="'Liberation Sans'" style:font-adornments="Жирный" style:font-family-generic="swiss" style:font-pitch="variable"/>
    <style:font-face style:name="Liberation Sans4" svg:font-family="'Liberation Sans'" style:font-adornments="Курсив" style:font-family-generic="swiss" style:font-pitch="variable"/>
    <style:font-face style:name="Liberation Sans5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Tahoma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uk" fo:country="UA" style:letter-kerning="true" style:font-name-asian="Tahoma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2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cm" style:type="center"/>
          <style:tab-stop style:position="26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3cm" style:type="center"/>
          <style:tab-stop style:position="26cm" style:type="right"/>
        </style:tab-stops>
      </style:paragraph-properties>
    </style:style>
    <style:style style:name="Шаблон_3a__20_Титульна_20_сторінка" style:display-name="Шаблон: Титульна сторінка" style:family="paragraph">
      <style:paragraph-properties fo:text-align="center" style:justify-single-word="false"/>
      <style:text-properties style:font-name="Liberation Sans2" fo:font-family="'Liberation Sans'" style:font-family-generic="swiss" style:font-pitch="variable" fo:font-size="44pt" officeooo:rsid="00071110" style:font-size-asian="38.5pt" style:font-size-complex="44pt"/>
    </style:style>
    <style:style style:name="Шаблон_3a__20_Заголовок_20_теми" style:display-name="Шаблон: Заголовок теми" style:family="paragraph" style:next-style-name="Шаблон_3a__20_Звичайний_20_текст">
      <style:paragraph-properties fo:text-align="center" style:justify-single-word="false"/>
      <style:text-properties style:font-name="Liberation Sans2" fo:font-family="'Liberation Sans'" style:font-family-generic="swiss" style:font-pitch="variable" fo:font-size="28pt" officeooo:rsid="000891be" style:font-size-asian="32pt" style:font-size-complex="32pt"/>
    </style:style>
    <style:style style:name="Шаблон_3a__20_Звичайний_20_текст" style:display-name="Шаблон: Звичайний текст" style:family="paragraph">
      <style:paragraph-properties fo:margin-top="0cm" fo:margin-bottom="0.499cm" style:contextual-spacing="false"/>
      <style:text-properties style:font-name="Liberation Sans2" fo:font-family="'Liberation Sans'" style:font-family-generic="swiss" style:font-pitch="variable" fo:font-size="21pt" officeooo:rsid="000f45a1" style:font-size-asian="21pt" style:font-size-complex="21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Шаблон_3a__20_Текст_20_програми" style:display-name="Шаблон: Текст програми" style:family="paragraph">
      <style:text-properties style:font-name="Liberation Mono" fo:font-family="'Liberation Mono'" style:font-family-generic="modern" style:font-pitch="fixed" fo:font-size="14pt" fo:letter-spacing="-0.025cm" fo:language="zxx" fo:country="none" officeooo:rsid="000c0a0c" style:font-size-asian="14pt" style:font-size-complex="14pt"/>
    </style:style>
    <style:style style:name="Шаблон_3a__20_Текст_20_командного_20_інтерпретатора" style:display-name="Шаблон: Текст командного інтерпретатора" style:family="paragraph">
      <style:text-properties style:font-name="Liberation Mono" fo:font-family="'Liberation Mono'" style:font-family-generic="modern" style:font-pitch="fixed" fo:font-size="14pt" fo:letter-spacing="-0.025cm" fo:language="zxx" fo:country="none" officeooo:rsid="000c0a0c" style:font-size-asian="14pt" style:font-size-complex="14pt"/>
    </style:style>
    <style:style style:name="Шаблон_3a__20_Коментар" style:display-name="Шаблон: Коментар" style:family="paragraph">
      <style:text-properties style:font-name="Liberation Sans2" fo:font-family="'Liberation Sans'" style:font-family-generic="swiss" style:font-pitch="variable" fo:font-size="16pt" officeooo:rsid="000c0a0c" style:font-size-asian="16pt" style:font-size-complex="16pt"/>
    </style:style>
    <style:style style:name="Шаблон_3a__20_Звичайний_20_текст_20_без_20_відступу" style:display-name="Шаблон: Звичайний текст без відступу" style:family="paragraph" style:parent-style-name="Шаблон_3a__20_Звичайний_20_текст" style:master-page-name="">
      <style:paragraph-properties fo:margin-top="0cm" fo:margin-bottom="0cm" style:contextual-spacing="false" style:page-number="auto">
        <style:tab-stops/>
      </style:paragraph-properties>
    </style:style>
    <style:style style:name="Шаблон_3a__20_Title_20_page" style:display-name="Шаблон: Title page" style:family="paragraph" style:master-page-name="">
      <style:paragraph-properties fo:text-align="center" style:justify-single-word="false" style:page-number="auto">
        <style:tab-stops/>
      </style:paragraph-properties>
      <style:text-properties style:font-name="Liberation Sans5" fo:font-family="'Liberation Sans'" style:font-style-name="Обычный" style:font-family-generic="swiss" style:font-pitch="variable" fo:font-size="44pt" fo:language="en" fo:country="US" officeooo:rsid="001ca846"/>
    </style:style>
    <style:style style:name="Шаблон_3a__20_Topic_20_title" style:display-name="Шаблон: Topic title" style:family="paragraph" style:next-style-name="Шаблон_3a__20_Regular_20_text" style:master-page-name="">
      <style:paragraph-properties fo:text-align="center" style:justify-single-word="false" style:page-number="auto"/>
      <style:text-properties style:font-name="Liberation Sans5" fo:font-family="'Liberation Sans'" style:font-style-name="Обычный" style:font-family-generic="swiss" style:font-pitch="variable" fo:font-size="28pt" fo:language="en" fo:country="US" officeooo:rsid="001ca846"/>
    </style:style>
    <style:style style:name="Шаблон_3a__20_Regular_20_text" style:display-name="Шаблон: Regular text" style:family="paragraph" style:master-page-name="">
      <style:paragraph-properties fo:margin-top="0cm" fo:margin-bottom="0.499cm" style:contextual-spacing="false" style:page-number="auto"/>
      <style:text-properties style:font-name="Liberation Sans5" fo:font-family="'Liberation Sans'" style:font-style-name="Обычный" style:font-family-generic="swiss" style:font-pitch="variable" fo:font-size="21pt" fo:language="en" fo:country="US" officeooo:rsid="001ca846"/>
    </style:style>
    <style:style style:name="Шаблон_3a__20_Regular_20_text_20_without_20_indentation" style:display-name="Шаблон: Regular text without indentation" style:family="paragraph">
      <style:paragraph-properties>
        <style:tab-stops/>
      </style:paragraph-properties>
      <style:text-properties style:font-name="Liberation Sans5" fo:font-family="'Liberation Sans'" style:font-style-name="Обычный" style:font-family-generic="swiss" style:font-pitch="variable" fo:font-size="21pt" fo:language="en" fo:country="US" officeooo:rsid="001e6ae1"/>
    </style:style>
    <style:style style:name="Шаблон_3a__20_Comment" style:display-name="Шаблон: Comment" style:family="paragraph" style:master-page-name="">
      <style:paragraph-properties style:page-number="auto"/>
      <style:text-properties style:font-name="Liberation Sans5" fo:font-family="'Liberation Sans'" style:font-style-name="Обычный" style:font-family-generic="swiss" style:font-pitch="variable" fo:font-size="16pt" fo:language="en" fo:country="US" officeooo:rsid="001e6ae1"/>
    </style:style>
    <style:style style:name="Шаблон_3a__20_Ідентифікатор_20_опція" style:display-name="Шаблон: Ідентифікатор опція" style:family="paragraph" style:parent-style-name="Шаблон_3a__20_Текст_20_командного_20_інтерпретатора">
      <style:text-properties officeooo:rsid="00102068"/>
    </style:style>
    <style:style style:name="Шаблон_3a__20_Текст_20_програми_2c__20_відступ" style:display-name="Шаблон: Текст програми, відступ" style:family="paragraph" style:parent-style-name="Шаблон_3a__20_Текст_20_програми">
      <style:paragraph-properties fo:margin-top="0cm" fo:margin-bottom="0.499cm" style:contextual-spacing="false"/>
      <style:text-properties officeooo:rsid="00202775"/>
    </style:style>
    <style:style style:name="Шаблон_3a__20_Текст_20_командного_20_інтерпретатора_2c__20_відступ" style:display-name="Шаблон: Текст командного інтерпретатора, відступ" style:family="paragraph" style:parent-style-name="Шаблон_3a__20_Текст_20_командного_20_інтерпретатора">
      <style:paragraph-properties fo:margin-top="0cm" fo:margin-bottom="0.499cm" style:contextual-spacing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Типовий_20_стиль" style:display-name="Типовий стиль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_27_єкт_20_без_20_заповнення" style:display-name="Об'єкт без заповнення" style:family="paragraph" style:parent-style-name="Типовий_20_стиль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_27_єкт_20_без_20_заповнення_20_і_20_ліній" style:display-name="Об'єкт без заповнення і ліній" style:family="paragraph" style:parent-style-name="Типовий_20_стиль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Титул_20_А4" style:display-name="Титул А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Заголовок_20_А4" style:display-name="Заголовок А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Титул_20_А0" style:display-name="Титул А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Заголовок_20_А0" style:display-name="Заголовок А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Текст_20_A0" style:display-name="Текст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Графічний_20_об_27_єкт" style:display-name="Графічний об'єкт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Фігури" style:family="paragraph" style:parent-style-name="Графічний_20_об_27_єкт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повнено" style:family="paragraph" style:parent-style-name="Фігури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повнено_20_синім" style:display-name="Заповнено синім" style:family="paragraph" style:parent-style-name="Заповнено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повнено_20_зеленим" style:display-name="Заповнено зеленим" style:family="paragraph" style:parent-style-name="Заповнено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повнено_20_червоним" style:display-name="Заповнено червоним" style:family="paragraph" style:parent-style-name="Заповнено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повнено_20_жовтим" style:display-name="Заповнено жовтим" style:family="paragraph" style:parent-style-name="Заповнено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Обведено" style:family="paragraph" style:parent-style-name="Фігури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Обведено_20_синім" style:display-name="Обведено синім" style:family="paragraph" style:parent-style-name="Обведено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Обведено_20_зеленим" style:display-name="Обведено зеленим" style:family="paragraph" style:parent-style-name="Обведено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Обведено_20_червоним" style:display-name="Обведено червоним" style:family="paragraph" style:parent-style-name="Обведено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Обведено_20_жовтим" style:display-name="Обведено жовтим" style:family="paragraph" style:parent-style-name="Обведено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інії" style:family="paragraph" style:parent-style-name="Графічний_20_об_27_єкт">
      <style:text-properties style:font-name="Liberation Sans" fo:font-family="'Liberation Sans'" style:font-family-generic="roman" style:font-pitch="variable" fo:font-size="18pt" style:font-size-asian="18pt"/>
    </style:style>
    <style:style style:name="Стрілка" style:family="paragraph" style:parent-style-name="Лінії">
      <style:text-properties style:font-name="Liberation Sans" fo:font-family="'Liberation Sans'" style:font-family-generic="roman" style:font-pitch="variable" fo:font-size="18pt" style:font-size-asian="18pt"/>
    </style:style>
    <style:style style:name="Штрихова_20_лінія" style:display-name="Штрихова лінія" style:family="paragraph" style:parent-style-name="Лінії">
      <style:text-properties style:font-name="Liberation Sans" fo:font-family="'Liberation Sans'" style:font-family-generic="roman" style:font-pitch="variable" fo:font-size="18pt" style:font-size-asian="18pt"/>
    </style:style>
    <style:style style:name="Обычный_7e_LT_7e_Gliederung_20_1" style:display-name="Обычный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7e_LT_7e_Gliederung_20_2" style:display-name="Обычный~LT~Gliederung 2" style:family="paragraph" style:parent-style-name="Обычный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Обычный_7e_LT_7e_Gliederung_20_3" style:display-name="Обычный~LT~Gliederung 3" style:family="paragraph" style:parent-style-name="Обычный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Обычный_7e_LT_7e_Gliederung_20_4" style:display-name="Обычный~LT~Gliederung 4" style:family="paragraph" style:parent-style-name="Обычный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5" style:display-name="Обычный~LT~Gliederung 5" style:family="paragraph" style:parent-style-name="Обычный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6" style:display-name="Обычный~LT~Gliederung 6" style:family="paragraph" style:parent-style-name="Обычный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7" style:display-name="Обычный~LT~Gliederung 7" style:family="paragraph" style:parent-style-name="Обычный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8" style:display-name="Обычный~LT~Gliederung 8" style:family="paragraph" style:parent-style-name="Обычный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9" style:display-name="Обычный~LT~Gliederung 9" style:family="paragraph" style:parent-style-name="Обычный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Titel" style:display-name="Обычный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7e_LT_7e_Untertitel" style:display-name="Обычный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7e_LT_7e_Notizen" style:display-name="Обычный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Обычный_7e_LT_7e_Hintergrundobjekte" style:display-name="Обычный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Обычный_7e_LT_7e_Hintergrund" style:display-name="Обычный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Lohit Devanagari1" fo:font-family="'Lohit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Об_27_єкти_20_на_20_тлі" style:display-name="Об'єкти на тлі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Тло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Структура_20_1" style:display-name="Структура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Типовий_20_стиль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Шаблон_3a__20_Термін" style:display-name="Шаблон: Термін" style:family="text">
      <style:text-properties style:font-name="Liberation Sans5" fo:font-family="'Liberation Sans'" style:font-style-name="Обычный" style:font-family-generic="swiss" style:font-pitch="variable" fo:font-size="21pt" fo:font-style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Шаблон_3a__20_Ідентифікатор" style:display-name="Шаблон: Ідентифікатор" style:family="text">
      <style:text-properties style:font-name="Liberation Mono1" fo:font-family="'Liberation Mono'" style:font-style-name="Обычный" style:font-family-generic="modern" style:font-pitch="fixed" fo:font-size="14pt" fo:letter-spacing="-0.025cm" fo:language="zxx" fo:country="none"/>
    </style:style>
    <style:style style:name="Numbering_20_Symbols" style:display-name="Numbering Symbols" style:family="text"/>
    <style:style style:name="Шаблон_3a__20_Шляхове_20_ім_27_я" style:display-name="Шаблон: Шляхове ім'я" style:family="text">
      <style:text-properties style:font-name="Liberation Sans3" fo:font-family="'Liberation Sans'" style:font-style-name="Жирный" style:font-family-generic="swiss" style:font-pitch="variable" fo:font-size="21pt" fo:language="zxx" fo:country="none" fo:font-weight="bold"/>
    </style:style>
    <style:style style:name="Шаблон_3a__20_Шляхове_20_ім_27_я_20_в_20_коментарі" style:display-name="Шаблон: Шляхове ім'я в коментарі" style:family="text">
      <style:text-properties style:font-name="Liberation Sans3" fo:font-family="'Liberation Sans'" style:font-style-name="Жирный" style:font-family-generic="swiss" style:font-pitch="variable" fo:font-size="16pt" fo:language="zxx" fo:country="none" fo:font-weight="bold"/>
    </style:style>
    <style:style style:name="Шаблон_3a__20_Ідентифікатор_20_опція" style:display-name="Шаблон: Ідентифікатор опція" style:family="text" style:parent-style-name="Шаблон_3a__20_Ідентифікатор">
      <style:text-properties fo:font-style="italic"/>
    </style:style>
    <style:style style:name="Шаблон_3a__20_Term" style:display-name="Шаблон: Term" style:family="text">
      <style:text-properties style:font-name="Liberation Sans4" fo:font-family="'Liberation Sans'" style:font-style-name="Курсив" style:font-family-generic="swiss" style:font-pitch="variable" fo:font-size="21pt" fo:language="en" fo:country="US" fo:font-style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8cm" fo:page-height="15.75cm" style:num-format="1" style:print-orientation="landscape" fo:margin-top="0cm" fo:margin-bottom="0cm" fo:margin-left="0.199cm" fo:margin-right="0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22:42:45.215200705</meta:creation-date>
    <dc:date>2024-04-10T20:01:52.948126698</dc:date>
    <meta:editing-duration>PT2H3M57S</meta:editing-duration>
    <meta:editing-cycles>60</meta:editing-cycles>
    <meta:generator>LibreOffice/7.6.6.3$Linux_X86_64 LibreOffice_project/60$Build-3</meta:generator>
    <meta:document-statistic meta:table-count="1" meta:image-count="0" meta:object-count="0" meta:page-count="56" meta:paragraph-count="790" meta:word-count="5140" meta:character-count="44346" meta:non-whitespace-character-count="35433"/>
  </office:meta>
</office:document-meta>
</file>